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8854166865348816in"/>
    </style:style>
    <style:style style:name="co2" style:family="table-column">
      <style:table-column-properties fo:break-before="auto" style:column-width="1.0208333333333333in"/>
    </style:style>
    <style:style style:name="co3" style:family="table-column">
      <style:table-column-properties fo:break-before="auto" style:column-width="0.8854166666666666in"/>
    </style:style>
    <style:style style:name="co4" style:family="table-column">
      <style:table-column-properties fo:break-before="auto" style:column-width="1.0104166666666667in"/>
    </style:style>
    <style:style style:name="co5" style:family="table-column">
      <style:table-column-properties fo:break-before="auto" style:column-width="0.8854166865348816in"/>
    </style:style>
    <style:style style:name="co6" style:family="table-column">
      <style:table-column-properties fo:break-before="auto" style:column-width="1.1145833333333333in"/>
    </style:style>
    <style:style style:name="co7" style:family="table-column">
      <style:table-column-properties fo:break-before="auto" style:column-width="0.8854166865348816in"/>
    </style:style>
    <style:style style:name="co8" style:family="table-column">
      <style:table-column-properties fo:break-before="auto" style:column-width="2.65625in"/>
    </style:style>
    <style:style style:name="co9" style:family="table-column">
      <style:table-column-properties fo:break-before="auto" style:column-width="0.8854166865348816in"/>
    </style:style>
    <style:style style:name="co10" style:family="table-column">
      <style:table-column-properties fo:break-before="auto" style:column-width="2.6770833333333335in"/>
    </style:style>
    <style:style style:name="co11" style:family="table-column">
      <style:table-column-properties fo:break-before="auto" style:column-width="1.5833333333333333in"/>
    </style:style>
    <style:style style:name="co12" style:family="table-column">
      <style:table-column-properties fo:break-before="auto" style:column-width="0.9791666666666666in"/>
    </style:style>
    <style:style style:name="co13" style:family="table-column">
      <style:table-column-properties fo:break-before="auto" style:column-width="1.5520833333333333in"/>
    </style:style>
    <style:style style:name="co14" style:family="table-column">
      <style:table-column-properties fo:break-before="auto" style:column-width="0.6666666666666666in"/>
    </style:style>
    <style:style style:name="ro1" style:family="table-row">
      <style:table-row-properties style:row-height="0.19791666666666666in" fo:break-before="auto" style:use-optimal-row-height="false"/>
    </style:style>
    <style:style style:name="ro2" style:family="table-row">
      <style:table-row-properties style:row-height="0.7083333333333334in" fo:break-before="auto" style:use-optimal-row-height="true"/>
    </style:style>
    <style:style style:name="ro3" style:family="table-row">
      <style:table-row-properties style:row-height="0.19791666666666666in" fo:break-before="auto" style:use-optimal-row-height="false"/>
    </style:style>
    <style:style style:name="ro4" style:family="table-row">
      <style:table-row-properties style:row-height="0.19791666666666666in" fo:break-before="auto" style:use-optimal-row-height="false"/>
    </style:style>
    <style:style style:name="ro5" style:family="table-row">
      <style:table-row-properties style:row-height="0.19791666666666666in" fo:break-before="auto" style:use-optimal-row-height="false"/>
    </style:style>
    <style:style style:name="ro6" style:family="table-row">
      <style:table-row-properties style:row-height="0.17708333333333334in" fo:break-before="auto" style:use-optimal-row-height="true"/>
    </style:style>
    <style:style style:name="ta1" style:family="table" style:master-page-name="PageStyle_5f_simulacaoA">
      <style:table-properties table:display="true" style:writing-mode="lr-tb"/>
    </style:style>
    <style:style style:name="ta2" style:family="table" style:master-page-name="PageStyle_5f_simulacaoB">
      <style:table-properties table:display="true" style:writing-mode="lr-tb"/>
    </style:style>
    <style:style style:name="ta3" style:family="table" style:master-page-name="PageStyle_5f_dados">
      <style:table-properties table:display="true" style:writing-mode="lr-tb"/>
    </style:style>
    <style:style style:name="ta4" style:family="table" style:master-page-name="PageStyle_5f_distribuicaoDeFrequencia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middle" fo:background-color="#FF950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2" style:family="table-cell" style:parent-style-name="Default" style:data-style-name="N0">
      <style:table-cell-properties fo:border-top="1.0pt solid #000000" fo:border-bottom="1.0pt solid #000000" fo:wrap-option="wrap" style:vertical-align="middle" fo:background-color="#FF950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solid" style:text-underline-type="single"/>
    </style:style>
    <style:style style:name="ce23" style:family="table-cell" style:parent-style-name="Default" style:data-style-name="N0">
      <style:table-cell-properties fo:border-top="1.0pt solid #000000" fo:border-bottom="1.0pt solid #000000" fo:wrap-option="wrap" style:vertical-align="middle" fo:background-color="#FF950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4" style:family="table-cell" style:parent-style-name="Default" style:data-style-name="N0">
      <style:table-cell-properties fo:border-top="1.0pt solid #000000" fo:border-bottom="1.0pt solid #000000" fo:wrap-option="wrap" style:vertical-align="middle" fo:background-color="#FF950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5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middle" fo:background-color="#FF950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6" style:family="table-cell" style:parent-style-name="Default" style:data-style-name="N0">
      <style:table-cell-properties fo:border-left="1.0pt solid #000000" fo:border-right="1.0pt solid #000000" fo:border-top="1.0pt solid #000000" style:vertical-align="middle" fo:background-color="#FF950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27" style:family="table-cell" style:parent-style-name="Default" style:data-style-name="N177">
      <style:table-cell-properties fo:border-left="1.0pt solid #000000" fo:border-top="1.0pt solid #000000" style:vertical-align="middle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177">
      <style:table-cell-properties fo:border-top="1.0pt solid #000000" style:vertical-align="middle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 style:data-style-name="N0">
      <style:table-cell-properties fo:border-right="1.0pt solid #000000" fo:border-top="1.0pt solid #000000" style:vertical-align="middle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0">
      <style:table-cell-properties fo:border-left="1.0pt solid #000000" fo:border-right="1.0pt solid #000000" style:vertical-align="middle" fo:background-color="#FF950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1" style:family="table-cell" style:parent-style-name="Default" style:data-style-name="N177">
      <style:table-cell-properties fo:border-left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2" style:family="table-cell" style:parent-style-name="Default" style:data-style-name="N177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3" style:family="table-cell" style:parent-style-name="Default" style:data-style-name="N0">
      <style:table-cell-properties fo:border-right="1.0pt solid #000000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4" style:family="table-cell" style:parent-style-name="Default" style:data-style-name="N177">
      <style:table-cell-properties fo:border-left="1.0pt solid #000000" style:vertical-align="middle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5" style:family="table-cell" style:parent-style-name="Default" style:data-style-name="N177">
      <style:table-cell-properties style:vertical-align="middle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" style:family="table-cell" style:parent-style-name="Default" style:data-style-name="N0">
      <style:table-cell-properties fo:border-right="1.0pt solid #000000" style:vertical-align="middle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7" style:family="table-cell" style:parent-style-name="Default" style:data-style-name="N0">
      <style:table-cell-properties fo:border-left="1.0pt solid #000000" fo:border-right="1.0pt solid #000000" fo:border-bottom="1.0pt solid #000000" style:vertical-align="middle" fo:background-color="#FF950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38" style:family="table-cell" style:parent-style-name="Default" style:data-style-name="N177">
      <style:table-cell-properties fo:border-left="1.0pt solid #000000" fo:border-bottom="1.0pt solid #000000" style:vertical-align="middle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9" style:family="table-cell" style:parent-style-name="Default" style:data-style-name="N177">
      <style:table-cell-properties fo:border-bottom="1.0pt solid #000000" style:vertical-align="middle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 style:data-style-name="N0">
      <style:table-cell-properties fo:border-right="1.0pt solid #000000" fo:border-bottom="1.0pt solid #000000" style:vertical-align="middle" fo:background-color="#FFFF9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177">
      <style:table-cell-properties fo:border-top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AE00" style:text-underline-style="none"/>
    </style:style>
    <style:style style:name="ce43" style:family="table-cell" style:parent-style-name="Default" style:data-style-name="N177">
      <style:table-cell-properties fo:border-top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66CC" style:text-underline-style="none"/>
    </style:style>
    <style:style style:name="ce44" style:family="table-cell" style:parent-style-name="Default" style:data-style-name="N0">
      <style:table-cell-properties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5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6" style:family="table-cell" style:parent-style-name="Default" style:data-style-name="N0">
      <style:table-cell-properties fo:border-bottom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47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177">
      <style:table-cell-properties fo:border-left="1.0pt solid #000000" fo:border-top="1.0pt solid #000000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0" style:family="table-cell" style:parent-style-name="Default" style:data-style-name="N178">
      <style:table-cell-properties fo:border-right="1.0pt solid #000000" fo:border-top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1" style:family="table-cell" style:parent-style-name="Default" style:data-style-name="N177">
      <style:table-cell-properties fo:border-left="1.0pt solid #000000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2" style:family="table-cell" style:parent-style-name="Default" style:data-style-name="N177">
      <style:table-cell-properties fo:border-right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3" style:family="table-cell" style:parent-style-name="Default" style:data-style-name="N0">
      <style:table-cell-properties fo:border-left="1.0pt solid #000000" fo:border-bottom="1.0pt solid #000000" style:vertical-align="middle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4" style:family="table-cell" style:parent-style-name="Default" style:data-style-name="N177">
      <style:table-cell-properties fo:border-right="1.0pt solid #000000" fo:border-bottom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5" style:family="table-cell" style:parent-style-name="Default" style:data-style-name="N0">
      <style:table-cell-properties fo:border-top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ce56" style:family="table-cell" style:parent-style-name="Default" style:data-style-name="N0">
      <style:table-cell-properties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7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8" style:family="table-cell" style:parent-style-name="Default" style:data-style-name="N0">
      <style:table-cell-properties fo:border-left="1.0pt solid #000000" fo:border-top="1.0pt solid #000000" fo:border-bottom="1.0pt solid #000000" fo:wrap-option="wrap" style:vertical-align="middle" fo:background-color="#94BD5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59" style:family="table-cell" style:parent-style-name="Default" style:data-style-name="N0">
      <style:table-cell-properties fo:border-top="1.0pt solid #000000" fo:border-bottom="1.0pt solid #000000" fo:wrap-option="wrap" style:vertical-align="middle" fo:background-color="#94BD5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solid" style:text-underline-type="single"/>
    </style:style>
    <style:style style:name="ce60" style:family="table-cell" style:parent-style-name="Default" style:data-style-name="N0">
      <style:table-cell-properties fo:border-top="1.0pt solid #000000" fo:border-bottom="1.0pt solid #000000" fo:wrap-option="wrap" style:vertical-align="middle" fo:background-color="#94BD5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1" style:family="table-cell" style:parent-style-name="Default" style:data-style-name="N0">
      <style:table-cell-properties fo:border-top="1.0pt solid #000000" fo:border-bottom="1.0pt solid #000000" fo:wrap-option="wrap" style:vertical-align="middle" fo:background-color="#94BD5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2" style:family="table-cell" style:parent-style-name="Default" style:data-style-name="N0">
      <style:table-cell-properties fo:border-right="1.0pt solid #000000" fo:border-top="1.0pt solid #000000" fo:border-bottom="1.0pt solid #000000" fo:wrap-option="wrap" style:vertical-align="middle" fo:background-color="#94BD5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4" style:family="table-cell" style:parent-style-name="Default" style:data-style-name="N0">
      <style:table-cell-properties fo:border-left="1.0pt solid #000000" fo:border-right="1.0pt solid #000000" fo:border-top="1.0pt solid #000000" style:vertical-align="middle" fo:background-color="#94BD5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65" style:family="table-cell" style:parent-style-name="Default" style:data-style-name="N177">
      <style:table-cell-properties fo:border-left="1.0pt solid #000000" fo:border-top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77">
      <style:table-cell-properties fo:border-top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 style:data-style-name="N0">
      <style:table-cell-properties fo:border-right="1.0pt solid #000000" fo:border-top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8" style:family="table-cell" style:parent-style-name="Default" style:data-style-name="N0">
      <style:table-cell-properties fo:border-left="1.0pt solid #000000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9" style:family="table-cell" style:parent-style-name="Default" style:data-style-name="N0">
      <style:table-cell-properties fo:border-left="1.0pt solid #000000" fo:border-right="1.0pt solid #000000" style:vertical-align="middle" fo:background-color="#94BD5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0" style:family="table-cell" style:parent-style-name="Default" style:data-style-name="N177">
      <style:table-cell-properties fo:border-left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1" style:family="table-cell" style:parent-style-name="Default" style:data-style-name="N177">
      <style:table-cell-properties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2" style:family="table-cell" style:parent-style-name="Default" style:data-style-name="N0">
      <style:table-cell-properties fo:border-right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3" style:family="table-cell" style:parent-style-name="Default" style:data-style-name="N0">
      <style:table-cell-properties fo:border-left="1.0pt solid #000000" fo:border-right="1.0pt solid #000000" fo:border-bottom="1.0pt solid #000000" style:vertical-align="middle" fo:background-color="#94BD5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ce74" style:family="table-cell" style:parent-style-name="Default" style:data-style-name="N177">
      <style:table-cell-properties fo:border-left="1.0pt solid #000000" fo:border-bottom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5" style:family="table-cell" style:parent-style-name="Default" style:data-style-name="N177">
      <style:table-cell-properties fo:border-bottom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6" style:family="table-cell" style:parent-style-name="Default" style:data-style-name="N0">
      <style:table-cell-properties fo:border-right="1.0pt solid #000000" fo:border-bottom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7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8" style:family="table-cell" style:parent-style-name="Default" style:data-style-name="N0">
      <style:table-cell-properties fo:border-left="1.0pt solid #000000" fo:border-top="1.0pt solid #000000" style:vertical-align="middle" fo:background-color="#E6E64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9" style:family="table-cell" style:parent-style-name="Default" style:data-style-name="N177">
      <style:table-cell-properties fo:border-right="1.0pt solid #000000" fo:border-top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0" style:family="table-cell" style:parent-style-name="Default" style:data-style-name="N0">
      <style:table-cell-properties fo:border-left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1" style:family="table-cell" style:parent-style-name="Default" style:data-style-name="N177">
      <style:table-cell-properties fo:border-right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2" style:family="table-cell" style:parent-style-name="Default" style:data-style-name="N0">
      <style:table-cell-properties fo:border-left="1.0pt solid #000000" fo:border-bottom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3" style:family="table-cell" style:parent-style-name="Default" style:data-style-name="N177">
      <style:table-cell-properties fo:border-right="1.0pt solid #000000" fo:border-bottom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4" style:family="table-cell" style:parent-style-name="Default" style:data-style-name="N0">
      <style:table-cell-properties fo:border-top="1.0pt solid #000000"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 style:data-style-name="N0">
      <style:table-cell-properties fo:border-left="1.0pt solid #000000" fo:border-top="1.0pt solid #000000" style:vertical-align="middle" fo:background-color="#99CC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6" style:family="table-cell" style:parent-style-name="Default" style:data-style-name="N177">
      <style:table-cell-properties fo:border-top="1.0pt solid #000000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7" style:family="table-cell" style:parent-style-name="Default" style:data-style-name="N177">
      <style:table-cell-properties fo:border-right="1.0pt solid #000000" fo:border-top="1.0pt solid #000000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8" style:family="table-cell" style:parent-style-name="Default" style:data-style-name="N0">
      <style:table-cell-properties fo:border-left="1.0pt solid #000000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9" style:family="table-cell" style:parent-style-name="Default" style:data-style-name="N177">
      <style:table-cell-properties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0" style:family="table-cell" style:parent-style-name="Default" style:data-style-name="N177">
      <style:table-cell-properties fo:border-right="1.0pt solid #000000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1" style:family="table-cell" style:parent-style-name="Default" style:data-style-name="N0">
      <style:table-cell-properties fo:border-left="1.0pt solid #000000" fo:border-bottom="1.0pt solid #000000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2" style:family="table-cell" style:parent-style-name="Default" style:data-style-name="N177">
      <style:table-cell-properties fo:border-bottom="1.0pt solid #000000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3" style:family="table-cell" style:parent-style-name="Default" style:data-style-name="N177">
      <style:table-cell-properties fo:border-right="1.0pt solid #000000" fo:border-bottom="1.0pt solid #000000" style:vertical-align="middle" fo:background-color="#99CC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4" style:family="table-cell" style:parent-style-name="Default" style:data-style-name="N0">
      <style:table-cell-properties fo:border-left="1.0pt solid #000000" fo:border-top="1.0pt solid #000000" style:vertical-align="middle" fo:background-color="#FF996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5" style:family="table-cell" style:parent-style-name="Default" style:data-style-name="N177">
      <style:table-cell-properties fo:border-top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6" style:family="table-cell" style:parent-style-name="Default" style:data-style-name="N177">
      <style:table-cell-properties fo:border-right="1.0pt solid #000000" fo:border-top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7" style:family="table-cell" style:parent-style-name="Default" style:data-style-name="N0">
      <style:table-cell-properties fo:border-left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8" style:family="table-cell" style:parent-style-name="Default" style:data-style-name="N177">
      <style:table-cell-properties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9" style:family="table-cell" style:parent-style-name="Default" style:data-style-name="N177">
      <style:table-cell-properties fo:border-right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0" style:family="table-cell" style:parent-style-name="Default" style:data-style-name="N0">
      <style:table-cell-properties fo:border-left="1.0pt solid #000000" fo:border-bottom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1" style:family="table-cell" style:parent-style-name="Default" style:data-style-name="N177">
      <style:table-cell-properties fo:border-bottom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2" style:family="table-cell" style:parent-style-name="Default" style:data-style-name="N177">
      <style:table-cell-properties fo:border-right="1.0pt solid #000000" fo:border-bottom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3" style:family="table-cell" style:parent-style-name="Default" style:data-style-name="N0">
      <style:table-cell-properties fo:border-bottom="1.0pt solid #000000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4" style:family="table-cell" style:parent-style-name="Default" style:data-style-name="N0">
      <style:table-cell-properties fo:border-top="1.0pt solid #000000" style:vertical-align="middle" fo:background-color="#E6E64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5" style:family="table-cell" style:parent-style-name="Default" style:data-style-name="N0">
      <style:table-cell-properties fo:border-right="1.0pt solid #000000" fo:border-top="1.0pt solid #000000" style:vertical-align="middle" fo:background-color="#E6E64C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6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 style:data-style-name="N0">
      <style:table-cell-properties fo:border-left="1.0pt solid #000000" fo:border-top="1.0pt solid #000000" style:vertical-align="middle" fo:background-color="#E6E64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8" style:family="table-cell" style:parent-style-name="Default" style:data-style-name="N0">
      <style:table-cell-properties fo:border-top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9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0" style:family="table-cell" style:parent-style-name="Default" style:data-style-name="N0">
      <style:table-cell-properties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1" style:family="table-cell" style:parent-style-name="Default" style:data-style-name="N179">
      <style:table-cell-properties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2" style:family="table-cell" style:parent-style-name="Default" style:data-style-name="N0">
      <style:table-cell-properties fo:border-left="1.0pt solid #000000" style:vertical-align="middle" fo:background-color="#E6E64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3" style:family="table-cell" style:parent-style-name="Default" style:data-style-name="N0">
      <style:table-cell-properties fo:border-left="1.0pt solid #000000" fo:border-bottom="1.0pt solid #000000" style:vertical-align="middle" fo:background-color="#E6E64C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4" style:family="table-cell" style:parent-style-name="Default" style:data-style-name="N0">
      <style:table-cell-properties fo:border-bottom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5" style:family="table-cell" style:parent-style-name="Default" style:data-style-name="N179">
      <style:table-cell-properties fo:border-bottom="1.0pt solid #000000" style:vertical-align="middle" fo:background-color="#E6E64C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6" style:family="table-cell" style:parent-style-name="Default" style:data-style-name="N0">
      <style:table-cell-properties fo:border-left="1.0pt solid #000000" fo:border-top="1.0pt solid #000000" style:vertical-align="middle" fo:background-color="#83CA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7" style:family="table-cell" style:parent-style-name="Default" style:data-style-name="N0">
      <style:table-cell-properties fo:border-top="1.0pt solid #000000" style:vertical-align="middle" fo:background-color="#83CA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8" style:family="table-cell" style:parent-style-name="Default" style:data-style-name="N0">
      <style:table-cell-properties fo:border-right="1.0pt solid #000000" fo:border-top="1.0pt solid #000000" style:vertical-align="middle" fo:background-color="#83CAF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9" style:family="table-cell" style:parent-style-name="Default" style:data-style-name="N0">
      <style:table-cell-properties fo:border-left="1.0pt solid #000000" fo:border-top="1.0pt solid #000000" style:vertical-align="middle" fo:background-color="#83CA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0" style:family="table-cell" style:parent-style-name="Default" style:data-style-name="N0">
      <style:table-cell-properties fo:border-top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1" style:family="table-cell" style:parent-style-name="Default" style:data-style-name="N0">
      <style:table-cell-properties fo:border-right="1.0pt solid #000000" fo:border-top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2" style:family="table-cell" style:parent-style-name="Default" style:data-style-name="N0">
      <style:table-cell-properties fo:border-left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3" style:family="table-cell" style:parent-style-name="Default" style:data-style-name="N0">
      <style:table-cell-properties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4" style:family="table-cell" style:parent-style-name="Default" style:data-style-name="N179">
      <style:table-cell-properties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5" style:family="table-cell" style:parent-style-name="Default" style:data-style-name="N177">
      <style:table-cell-properties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6" style:family="table-cell" style:parent-style-name="Default" style:data-style-name="N177">
      <style:table-cell-properties fo:border-right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7" style:family="table-cell" style:parent-style-name="Default" style:data-style-name="N0">
      <style:table-cell-properties fo:border-left="1.0pt solid #000000" style:vertical-align="middle" fo:background-color="#83CA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8" style:family="table-cell" style:parent-style-name="Default" style:data-style-name="N0">
      <style:table-cell-properties fo:border-right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9" style:family="table-cell" style:parent-style-name="Default" style:data-style-name="N0">
      <style:table-cell-properties fo:border-left="1.0pt solid #000000" fo:border-bottom="1.0pt solid #000000" style:vertical-align="middle" fo:background-color="#83CAFF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0" style:family="table-cell" style:parent-style-name="Default" style:data-style-name="N177">
      <style:table-cell-properties fo:border-bottom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1" style:family="table-cell" style:parent-style-name="Default" style:data-style-name="N0">
      <style:table-cell-properties fo:border-right="1.0pt solid #000000" fo:border-bottom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2" style:family="table-cell" style:parent-style-name="Default" style:data-style-name="N0">
      <style:table-cell-properties fo:border-left="1.0pt solid #000000" fo:border-bottom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3" style:family="table-cell" style:parent-style-name="Default" style:data-style-name="N0">
      <style:table-cell-properties fo:border-bottom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4" style:family="table-cell" style:parent-style-name="Default" style:data-style-name="N179">
      <style:table-cell-properties fo:border-bottom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5" style:family="table-cell" style:parent-style-name="Default" style:data-style-name="N177">
      <style:table-cell-properties fo:border-right="1.0pt solid #000000" fo:border-bottom="1.0pt solid #000000" style:vertical-align="middle" fo:background-color="#83CAF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6" style:family="table-cell" style:parent-style-name="Default" style:data-style-name="N0">
      <style:table-cell-properties fo:border-top="1.0pt solid #000000" style:vertical-align="middle" fo:background-color="#FF996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7" style:family="table-cell" style:parent-style-name="Default" style:data-style-name="N0">
      <style:table-cell-properties fo:border-right="1.0pt solid #000000" fo:border-top="1.0pt solid #000000" style:vertical-align="middle" fo:background-color="#FF9966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8" style:family="table-cell" style:parent-style-name="Default" style:data-style-name="N0">
      <style:table-cell-properties fo:border-left="1.0pt solid #000000" fo:border-top="1.0pt solid #000000" style:vertical-align="middle" fo:background-color="#FF9966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9" style:family="table-cell" style:parent-style-name="Default" style:data-style-name="N0">
      <style:table-cell-properties fo:border-top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0" style:family="table-cell" style:parent-style-name="Default" style:data-style-name="N0">
      <style:table-cell-properties fo:border-right="1.0pt solid #000000" fo:border-top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1" style:family="table-cell" style:parent-style-name="Default" style:data-style-name="N0">
      <style:table-cell-properties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2" style:family="table-cell" style:parent-style-name="Default" style:data-style-name="N179">
      <style:table-cell-properties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3" style:family="table-cell" style:parent-style-name="Default" style:data-style-name="N0">
      <style:table-cell-properties fo:border-left="1.0pt solid #000000" style:vertical-align="middle" fo:background-color="#FF9966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4" style:family="table-cell" style:parent-style-name="Default" style:data-style-name="N0">
      <style:table-cell-properties fo:border-right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5" style:family="table-cell" style:parent-style-name="Default" style:data-style-name="N0">
      <style:table-cell-properties fo:border-left="1.0pt solid #000000" fo:border-bottom="1.0pt solid #000000" style:vertical-align="middle" fo:background-color="#FF9966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6" style:family="table-cell" style:parent-style-name="Default" style:data-style-name="N0">
      <style:table-cell-properties fo:border-right="1.0pt solid #000000" fo:border-bottom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7" style:family="table-cell" style:parent-style-name="Default" style:data-style-name="N0">
      <style:table-cell-properties fo:border-bottom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8" style:family="table-cell" style:parent-style-name="Default" style:data-style-name="N179">
      <style:table-cell-properties fo:border-bottom="1.0pt solid #000000" style:vertical-align="middle" fo:background-color="#FF9966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FFFFFF" style:text-underline-style="solid" style:text-underline-type="singl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FFFF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AE00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66CC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FF0000" style:text-underline-style="none"/>
    </style:style>
    <style:style style:name="T13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imulacaoA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2" table:default-cell-style-name="ce-1"/>
        <table:table-column table:style-name="co3" table:number-columns-repeated="8" table:default-cell-style-name="ce-1"/>
        <table:table-column table:style-name="co1" table:default-cell-style-name="ce15" table:number-columns-repeated="244"/>
        <table:table-row table:style-name="ro2">
          <table:table-cell table:style-name="ce21" office:value-type="string">
            <text:p>Cliente (Entidade)</text:p>
          </table:table-cell>
          <table:table-cell table:style-name="ce22" office:value-type="string">
            <text:p>Tempo desde a última chegada</text:p>
          </table:table-cell>
          <table:table-cell table:style-name="ce23" office:value-type="string">
            <text:p>Tempo de chegada no relógio</text:p>
          </table:table-cell>
          <table:table-cell table:style-name="ce22" office:value-type="string">
            <text:p>Tempo do serviço do servidor antigo</text:p>
          </table:table-cell>
          <table:table-cell table:style-name="ce22" office:value-type="string">
            <text:p>Tempo do serviço do servidor novo</text:p>
          </table:table-cell>
          <table:table-cell table:style-name="ce23" office:value-type="string">
            <text:p>Tempo de início do serviço no relógio</text:p>
          </table:table-cell>
          <table:table-cell table:style-name="ce24" office:value-type="string">
            <text:p>Tempo do cliente na fila</text:p>
          </table:table-cell>
          <table:table-cell table:style-name="ce23" office:value-type="string">
            <text:p>Tempo final do serviço no relógio</text:p>
          </table:table-cell>
          <table:table-cell table:style-name="ce23" office:value-type="string">
            <text:p>Tempo do cliente no sistema</text:p>
          </table:table-cell>
          <table:table-cell table:style-name="ce24" office:value-type="string">
            <text:p>Tempo livre do servidor antigo</text:p>
          </table:table-cell>
          <table:table-cell table:style-name="ce24" office:value-type="string">
            <text:p>Tempo livre do servidor novo</text:p>
          </table:table-cell>
          <table:table-cell table:style-name="ce25" office:value-type="string">
            <text:p>Servidor que atendeu</text:p>
          </table:table-cell>
        </table:table-row>
        <table:table-row table:style-name="ro1">
          <table:table-cell table:style-name="ce26" office:value-type="float" office:value="1">
            <text:p>1</text:p>
          </table:table-cell>
          <table:table-cell table:style-name="ce27" office:value-type="float" office:value="0.45">
            <text:p>0.45</text:p>
          </table:table-cell>
          <table:table-cell table:style-name="ce28" table:formula="oooc:=[.B2]" office:value-type="float" office:value="0.45">
            <text:p>0.45</text:p>
          </table:table-cell>
          <table:table-cell table:style-name="ce28" office:value-type="float" office:value="1.9">
            <text:p>1.90</text:p>
          </table:table-cell>
          <table:table-cell table:style-name="ce28" office:value-type="float" office:value="5.75">
            <text:p>5.75</text:p>
          </table:table-cell>
          <table:table-cell table:style-name="ce28" table:formula="oooc:=[.C2]+[.G2]" office:value-type="float" office:value="0.45">
            <text:p>0.45</text:p>
          </table:table-cell>
          <table:table-cell table:style-name="ce28" office:value-type="float" office:value="0">
            <text:p>0.00</text:p>
          </table:table-cell>
          <table:table-cell table:style-name="ce28" table:formula="oooc:=IF(([.L2]=&quot;Antigo&quot;);([.F2]+[.D2]);([.F2]+[.E2]))" office:value-type="float" office:value="2.35">
            <text:p>2.35</text:p>
          </table:table-cell>
          <table:table-cell table:style-name="ce28" table:formula="oooc:=[.H2]-[.C2]" office:value-type="float" office:value="1.9000000000000001">
            <text:p>1.90</text:p>
          </table:table-cell>
          <table:table-cell table:style-name="ce28" table:formula="oooc:=[.B2]" office:value-type="float" office:value="0.45">
            <text:p>0.45</text:p>
          </table:table-cell>
          <table:table-cell table:style-name="ce28" table:formula="oooc:=[.B2]" office:value-type="float" office:value="0.45">
            <text:p>0.45</text:p>
          </table:table-cell>
          <table:table-cell table:style-name="ce29" office:value-type="string">
            <text:p>Antigo</text:p>
          </table:table-cell>
        </table:table-row>
        <table:table-row table:style-name="ro1">
          <table:table-cell table:style-name="ce30" office:value-type="float" office:value="2">
            <text:p>2</text:p>
          </table:table-cell>
          <table:table-cell table:style-name="ce31" office:value-type="float" office:value="1.35">
            <text:p>1.35</text:p>
          </table:table-cell>
          <table:table-cell table:style-name="ce32" table:formula="oooc:=[.B3]+[.C2]" office:value-type="float" office:value="1.8">
            <text:p>1.80</text:p>
          </table:table-cell>
          <table:table-cell table:style-name="ce32" office:value-type="float" office:value="1.9">
            <text:p>1.90</text:p>
          </table:table-cell>
          <table:table-cell table:style-name="ce32" office:value-type="float" office:value="3.45">
            <text:p>3.45</text:p>
          </table:table-cell>
          <table:table-cell table:style-name="ce32" table:formula="oooc:=[.C3]+[.G3]" office:value-type="float" office:value="1.8">
            <text:p>1.80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3]=&quot;Antigo&quot;);([.F3]+[.D3]);([.F3]+[.E3]))" office:value-type="float" office:value="5.25">
            <text:p>5.25</text:p>
          </table:table-cell>
          <table:table-cell table:style-name="ce32" table:formula="oooc:=[.H3]-[.C3]" office:value-type="float" office:value="3.45">
            <text:p>3.45</text:p>
          </table:table-cell>
          <table:table-cell table:style-name="ce32" office:value-type="float" office:value="0">
            <text:p>0.00</text:p>
          </table:table-cell>
          <table:table-cell table:style-name="ce32" table:formula="oooc:=[.B3]" office:value-type="float" office:value="1.35">
            <text:p>1.35</text:p>
          </table:table-cell>
          <table:table-cell table:style-name="ce33" office:value-type="string">
            <text:p>Novo</text:p>
          </table:table-cell>
        </table:table-row>
        <table:table-row table:style-name="ro1">
          <table:table-cell table:style-name="ce30" office:value-type="float" office:value="3">
            <text:p>3</text:p>
          </table:table-cell>
          <table:table-cell table:style-name="ce34" office:value-type="float" office:value="4.95">
            <text:p>4.95</text:p>
          </table:table-cell>
          <table:table-cell table:style-name="ce35" table:formula="oooc:=[.B4]+[.C3]" office:value-type="float" office:value="6.75">
            <text:p>6.75</text:p>
          </table:table-cell>
          <table:table-cell table:style-name="ce35" office:value-type="float" office:value="2.85">
            <text:p>2.85</text:p>
          </table:table-cell>
          <table:table-cell table:style-name="ce35" office:value-type="float" office:value="2.3">
            <text:p>2.30</text:p>
          </table:table-cell>
          <table:table-cell table:style-name="ce35" table:formula="oooc:=[.C4]+[.G4]" office:value-type="float" office:value="6.75">
            <text:p>6.75</text:p>
          </table:table-cell>
          <table:table-cell table:style-name="ce35" office:value-type="float" office:value="0">
            <text:p>0.00</text:p>
          </table:table-cell>
          <table:table-cell table:style-name="ce35" table:formula="oooc:=IF(([.L4]=&quot;Antigo&quot;);([.F4]+[.D4]);([.F4]+[.E4]))" office:value-type="float" office:value="9.6">
            <text:p>9.60</text:p>
          </table:table-cell>
          <table:table-cell table:style-name="ce35" table:formula="oooc:=[.H4]-[.C4]" office:value-type="float" office:value="2.8499999999999996">
            <text:p>2.85</text:p>
          </table:table-cell>
          <table:table-cell table:style-name="ce35" table:formula="oooc:=[.C4]-[.H2]" office:value-type="float" office:value="4.4">
            <text:p>4.40</text:p>
          </table:table-cell>
          <table:table-cell table:style-name="ce35" table:formula="oooc:=[.C4]-[.H3]" office:value-type="float" office:value="1.5">
            <text:p>1.50</text:p>
          </table:table-cell>
          <table:table-cell table:style-name="ce36" office:value-type="string">
            <text:p>Antigo</text:p>
          </table:table-cell>
        </table:table-row>
        <table:table-row table:style-name="ro1">
          <table:table-cell table:style-name="ce30" office:value-type="float" office:value="4">
            <text:p>4</text:p>
          </table:table-cell>
          <table:table-cell table:style-name="ce31" office:value-type="float" office:value="3.15">
            <text:p>3.15</text:p>
          </table:table-cell>
          <table:table-cell table:style-name="ce32" table:formula="oooc:=[.B5]+[.C4]" office:value-type="float" office:value="9.9">
            <text:p>9.90</text:p>
          </table:table-cell>
          <table:table-cell table:style-name="ce32" office:value-type="float" office:value="1.9">
            <text:p>1.90</text:p>
          </table:table-cell>
          <table:table-cell table:style-name="ce32" office:value-type="float" office:value="3.45">
            <text:p>3.45</text:p>
          </table:table-cell>
          <table:table-cell table:style-name="ce32" table:formula="oooc:=[.C5]+[.G5]" office:value-type="float" office:value="9.9">
            <text:p>9.90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5]=&quot;Antigo&quot;);([.F5]+[.D5]);([.F5]+[.E5]))" office:value-type="float" office:value="11.8">
            <text:p>11.80</text:p>
          </table:table-cell>
          <table:table-cell table:style-name="ce32" table:formula="oooc:=[.H5]-[.C5]" office:value-type="float" office:value="1.9000000000000004">
            <text:p>1.90</text:p>
          </table:table-cell>
          <table:table-cell table:style-name="ce32" table:formula="oooc:=[.C5]-[.H4]" office:value-type="float" office:value="0.3000000000000007">
            <text:p>0.30</text:p>
          </table:table-cell>
          <table:table-cell table:style-name="ce32" table:formula="oooc:=[.B5]" office:value-type="float" office:value="3.15">
            <text:p>3.15</text:p>
          </table:table-cell>
          <table:table-cell table:style-name="ce33" office:value-type="string">
            <text:p>Antigo</text:p>
          </table:table-cell>
        </table:table-row>
        <table:table-row table:style-name="ro1">
          <table:table-cell table:style-name="ce30" office:value-type="float" office:value="5">
            <text:p>5</text:p>
          </table:table-cell>
          <table:table-cell table:style-name="ce34" office:value-type="float" office:value="2.25">
            <text:p>2.25</text:p>
          </table:table-cell>
          <table:table-cell table:style-name="ce35" table:formula="oooc:=[.B6]+[.C5]" office:value-type="float" office:value="12.15">
            <text:p>12.15</text:p>
          </table:table-cell>
          <table:table-cell table:style-name="ce35" office:value-type="float" office:value="2.85">
            <text:p>2.85</text:p>
          </table:table-cell>
          <table:table-cell table:style-name="ce35" office:value-type="float" office:value="2.3">
            <text:p>2.30</text:p>
          </table:table-cell>
          <table:table-cell table:style-name="ce35" table:formula="oooc:=[.C6]+[.G6]" office:value-type="float" office:value="12.15">
            <text:p>12.15</text:p>
          </table:table-cell>
          <table:table-cell table:style-name="ce35" office:value-type="float" office:value="0">
            <text:p>0.00</text:p>
          </table:table-cell>
          <table:table-cell table:style-name="ce35" table:formula="oooc:=IF(([.L6]=&quot;Antigo&quot;);([.F6]+[.D6]);([.F6]+[.E6]))" office:value-type="float" office:value="15">
            <text:p>15.00</text:p>
          </table:table-cell>
          <table:table-cell table:style-name="ce35" table:formula="oooc:=[.H6]-[.C6]" office:value-type="float" office:value="2.8499999999999996">
            <text:p>2.85</text:p>
          </table:table-cell>
          <table:table-cell table:style-name="ce35" table:formula="oooc:=[.C6]-[.H5]" office:value-type="float" office:value="0.34999999999999964">
            <text:p>0.35</text:p>
          </table:table-cell>
          <table:table-cell table:style-name="ce35" table:formula="oooc:=[.B6]" office:value-type="float" office:value="2.25">
            <text:p>2.25</text:p>
          </table:table-cell>
          <table:table-cell table:style-name="ce36" office:value-type="string">
            <text:p>Antigo</text:p>
          </table:table-cell>
        </table:table-row>
        <table:table-row table:style-name="ro1">
          <table:table-cell table:style-name="ce30" office:value-type="float" office:value="6">
            <text:p>6</text:p>
          </table:table-cell>
          <table:table-cell table:style-name="ce31" office:value-type="float" office:value="0.45">
            <text:p>0.45</text:p>
          </table:table-cell>
          <table:table-cell table:style-name="ce32" table:formula="oooc:=[.B7]+[.C6]" office:value-type="float" office:value="12.6">
            <text:p>12.60</text:p>
          </table:table-cell>
          <table:table-cell table:style-name="ce32" office:value-type="float" office:value="6.65">
            <text:p>6.65</text:p>
          </table:table-cell>
          <table:table-cell table:style-name="ce32" office:value-type="float" office:value="2.3">
            <text:p>2.30</text:p>
          </table:table-cell>
          <table:table-cell table:style-name="ce32" table:formula="oooc:=[.C7]+[.G7]" office:value-type="float" office:value="12.6">
            <text:p>12.60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7]=&quot;Antigo&quot;);([.F7]+[.D7]);([.F7]+[.E7]))" office:value-type="float" office:value="14.899999999999999">
            <text:p>14.90</text:p>
          </table:table-cell>
          <table:table-cell table:style-name="ce32" table:formula="oooc:=[.H7]-[.C7]" office:value-type="float" office:value="2.299999999999999">
            <text:p>2.30</text:p>
          </table:table-cell>
          <table:table-cell table:style-name="ce32" office:value-type="float" office:value="0">
            <text:p>0.00</text:p>
          </table:table-cell>
          <table:table-cell table:style-name="ce32" table:formula="oooc:=[.B7]" office:value-type="float" office:value="0.45">
            <text:p>0.45</text:p>
          </table:table-cell>
          <table:table-cell table:style-name="ce33" office:value-type="string">
            <text:p>Novo</text:p>
          </table:table-cell>
        </table:table-row>
        <table:table-row table:style-name="ro1">
          <table:table-cell table:style-name="ce30" office:value-type="float" office:value="7">
            <text:p>7</text:p>
          </table:table-cell>
          <table:table-cell table:style-name="ce34" office:value-type="float" office:value="0.45">
            <text:p>0.45</text:p>
          </table:table-cell>
          <table:table-cell table:style-name="ce35" table:formula="oooc:=[.B8]+[.C7]" office:value-type="float" office:value="13.049999999999999">
            <text:p>13.05</text:p>
          </table:table-cell>
          <table:table-cell table:style-name="ce35" office:value-type="float" office:value="1.9">
            <text:p>1.90</text:p>
          </table:table-cell>
          <table:table-cell table:style-name="ce35" office:value-type="float" office:value="8.05">
            <text:p>8.05</text:p>
          </table:table-cell>
          <table:table-cell table:style-name="ce35" table:formula="oooc:=[.C8]+[.G8]" office:value-type="float" office:value="14.899999999999999">
            <text:p>14.90</text:p>
          </table:table-cell>
          <table:table-cell table:style-name="ce35" table:formula="oooc:=[.H7]-[.C8]" office:value-type="float" office:value="1.8499999999999996">
            <text:p>1.85</text:p>
          </table:table-cell>
          <table:table-cell table:style-name="ce35" table:formula="oooc:=IF(([.L8]=&quot;Antigo&quot;);([.F8]+[.D8]);([.F8]+[.E8]))" office:value-type="float" office:value="22.95">
            <text:p>22.95</text:p>
          </table:table-cell>
          <table:table-cell table:style-name="ce35" table:formula="oooc:=[.H8]-[.C8]" office:value-type="float" office:value="9.9">
            <text:p>9.9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6" office:value-type="string">
            <text:p>Novo</text:p>
          </table:table-cell>
        </table:table-row>
        <table:table-row table:style-name="ro1">
          <table:table-cell table:style-name="ce30" office:value-type="float" office:value="8">
            <text:p>8</text:p>
          </table:table-cell>
          <table:table-cell table:style-name="ce31" office:value-type="float" office:value="3.15">
            <text:p>3.15</text:p>
          </table:table-cell>
          <table:table-cell table:style-name="ce32" table:formula="oooc:=[.B9]+[.C8]" office:value-type="float" office:value="16.2">
            <text:p>16.20</text:p>
          </table:table-cell>
          <table:table-cell table:style-name="ce32" office:value-type="float" office:value="2.3">
            <text:p>2.30</text:p>
          </table:table-cell>
          <table:table-cell table:style-name="ce32" office:value-type="float" office:value="2.3">
            <text:p>2.30</text:p>
          </table:table-cell>
          <table:table-cell table:style-name="ce32" table:formula="oooc:=[.C9]+[.G9]" office:value-type="float" office:value="16.2">
            <text:p>16.20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9]=&quot;Antigo&quot;);([.F9]+[.D9]);([.F9]+[.E9]))" office:value-type="float" office:value="18.5">
            <text:p>18.50</text:p>
          </table:table-cell>
          <table:table-cell table:style-name="ce32" table:formula="oooc:=[.H9]-[.C9]" office:value-type="float" office:value="2.3000000000000007">
            <text:p>2.30</text:p>
          </table:table-cell>
          <table:table-cell table:style-name="ce32" table:formula="oooc:=[.C9]-[.H6]" office:value-type="float" office:value="1.1999999999999993">
            <text:p>1.20</text:p>
          </table:table-cell>
          <table:table-cell table:style-name="ce32" office:value-type="float" office:value="0">
            <text:p>0.00</text:p>
          </table:table-cell>
          <table:table-cell table:style-name="ce33" office:value-type="string">
            <text:p>Antigo</text:p>
          </table:table-cell>
        </table:table-row>
        <table:table-row table:style-name="ro1">
          <table:table-cell table:style-name="ce30" office:value-type="float" office:value="9">
            <text:p>9</text:p>
          </table:table-cell>
          <table:table-cell table:style-name="ce34" office:value-type="float" office:value="0.45">
            <text:p>0.45</text:p>
          </table:table-cell>
          <table:table-cell table:style-name="ce35" table:formula="oooc:=[.B10]+[.C9]" office:value-type="float" office:value="16.65">
            <text:p>16.65</text:p>
          </table:table-cell>
          <table:table-cell table:style-name="ce35" office:value-type="float" office:value="1.9">
            <text:p>1.90</text:p>
          </table:table-cell>
          <table:table-cell table:style-name="ce35" office:value-type="float" office:value="10.35">
            <text:p>10.35</text:p>
          </table:table-cell>
          <table:table-cell table:style-name="ce35" table:formula="oooc:=[.C10]+[.G10]" office:value-type="float" office:value="18.5">
            <text:p>18.50</text:p>
          </table:table-cell>
          <table:table-cell table:style-name="ce35" table:formula="oooc:=[.H9]-[.C10]" office:value-type="float" office:value="1.8500000000000014">
            <text:p>1.85</text:p>
          </table:table-cell>
          <table:table-cell table:style-name="ce35" table:formula="oooc:=IF(([.L10]=&quot;Antigo&quot;);([.F10]+[.D10]);([.F10]+[.E10]))" office:value-type="float" office:value="20.4">
            <text:p>20.40</text:p>
          </table:table-cell>
          <table:table-cell table:style-name="ce35" table:formula="oooc:=[.H10]-[.C10]" office:value-type="float" office:value="3.75">
            <text:p>3.75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6" office:value-type="string">
            <text:p>Antigo</text:p>
          </table:table-cell>
        </table:table-row>
        <table:table-row table:style-name="ro1">
          <table:table-cell table:style-name="ce30" office:value-type="float" office:value="10">
            <text:p>10</text:p>
          </table:table-cell>
          <table:table-cell table:style-name="ce31" office:value-type="float" office:value="0.45">
            <text:p>0.45</text:p>
          </table:table-cell>
          <table:table-cell table:style-name="ce32" table:formula="oooc:=[.B11]+[.C10]" office:value-type="float" office:value="17.099999999999998">
            <text:p>17.10</text:p>
          </table:table-cell>
          <table:table-cell table:style-name="ce32" office:value-type="float" office:value="2.85">
            <text:p>2.85</text:p>
          </table:table-cell>
          <table:table-cell table:style-name="ce32" office:value-type="float" office:value="2.3">
            <text:p>2.30</text:p>
          </table:table-cell>
          <table:table-cell table:style-name="ce32" table:formula="oooc:=[.C11]+[.G11]" office:value-type="float" office:value="20.4">
            <text:p>20.40</text:p>
          </table:table-cell>
          <table:table-cell table:style-name="ce32" table:formula="oooc:=[.H10]-[.C11]" office:value-type="float" office:value="3.3000000000000007">
            <text:p>3.30</text:p>
          </table:table-cell>
          <table:table-cell table:style-name="ce32" table:formula="oooc:=IF(([.L11]=&quot;Antigo&quot;);([.F11]+[.D11]);([.F11]+[.E11]))" office:value-type="float" office:value="23.25">
            <text:p>23.25</text:p>
          </table:table-cell>
          <table:table-cell table:style-name="ce32" table:formula="oooc:=[.H11]-[.C11]" office:value-type="float" office:value="6.150000000000002">
            <text:p>6.15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3" office:value-type="string">
            <text:p>Antigo</text:p>
          </table:table-cell>
        </table:table-row>
        <table:table-row table:style-name="ro1">
          <table:table-cell table:style-name="ce30" office:value-type="float" office:value="11">
            <text:p>11</text:p>
          </table:table-cell>
          <table:table-cell table:style-name="ce34" office:value-type="float" office:value="2.25">
            <text:p>2.25</text:p>
          </table:table-cell>
          <table:table-cell table:style-name="ce35" table:formula="oooc:=[.B12]+[.C11]" office:value-type="float" office:value="19.349999999999998">
            <text:p>19.35</text:p>
          </table:table-cell>
          <table:table-cell table:style-name="ce35" office:value-type="float" office:value="6.65">
            <text:p>6.65</text:p>
          </table:table-cell>
          <table:table-cell table:style-name="ce35" office:value-type="float" office:value="3.45">
            <text:p>3.45</text:p>
          </table:table-cell>
          <table:table-cell table:style-name="ce35" table:formula="oooc:=[.C12]+[.G12]" office:value-type="float" office:value="22.95">
            <text:p>22.95</text:p>
          </table:table-cell>
          <table:table-cell table:style-name="ce35" table:formula="oooc:=[.H8]-[.C12]" office:value-type="float" office:value="3.6000000000000014">
            <text:p>3.60</text:p>
          </table:table-cell>
          <table:table-cell table:style-name="ce35" table:formula="oooc:=IF(([.L12]=&quot;Antigo&quot;);([.F12]+[.D12]);([.F12]+[.E12]))" office:value-type="float" office:value="26.4">
            <text:p>26.40</text:p>
          </table:table-cell>
          <table:table-cell table:style-name="ce35" table:formula="oooc:=[.H12]-[.C12]" office:value-type="float" office:value="7.050000000000001">
            <text:p>7.05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6" office:value-type="string">
            <text:p>Novo</text:p>
          </table:table-cell>
        </table:table-row>
        <table:table-row table:style-name="ro1">
          <table:table-cell table:style-name="ce30" office:value-type="float" office:value="12">
            <text:p>12</text:p>
          </table:table-cell>
          <table:table-cell table:style-name="ce31" office:value-type="float" office:value="0.45">
            <text:p>0.45</text:p>
          </table:table-cell>
          <table:table-cell table:style-name="ce32" table:formula="oooc:=[.B13]+[.C12]" office:value-type="float" office:value="19.799999999999997">
            <text:p>19.80</text:p>
          </table:table-cell>
          <table:table-cell table:style-name="ce32" office:value-type="float" office:value="1.9">
            <text:p>1.90</text:p>
          </table:table-cell>
          <table:table-cell table:style-name="ce32" office:value-type="float" office:value="2.3">
            <text:p>2.30</text:p>
          </table:table-cell>
          <table:table-cell table:style-name="ce32" table:formula="oooc:=[.C13]+[.G13]" office:value-type="float" office:value="23.25">
            <text:p>23.25</text:p>
          </table:table-cell>
          <table:table-cell table:style-name="ce32" table:formula="oooc:=[.H11]-[.C13]" office:value-type="float" office:value="3.450000000000003">
            <text:p>3.45</text:p>
          </table:table-cell>
          <table:table-cell table:style-name="ce32" table:formula="oooc:=IF(([.L13]=&quot;Antigo&quot;);([.F13]+[.D13]);([.F13]+[.E13]))" office:value-type="float" office:value="25.15">
            <text:p>25.15</text:p>
          </table:table-cell>
          <table:table-cell table:style-name="ce32" table:formula="oooc:=[.H13]-[.C13]" office:value-type="float" office:value="5.350000000000001">
            <text:p>5.35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3" office:value-type="string">
            <text:p>Antigo</text:p>
          </table:table-cell>
        </table:table-row>
        <table:table-row table:style-name="ro1">
          <table:table-cell table:style-name="ce30" office:value-type="float" office:value="13">
            <text:p>13</text:p>
          </table:table-cell>
          <table:table-cell table:style-name="ce34" office:value-type="float" office:value="1.35">
            <text:p>1.35</text:p>
          </table:table-cell>
          <table:table-cell table:style-name="ce35" table:formula="oooc:=[.B14]+[.C13]" office:value-type="float" office:value="21.15">
            <text:p>21.15</text:p>
          </table:table-cell>
          <table:table-cell table:style-name="ce35" office:value-type="float" office:value="1.9">
            <text:p>1.90</text:p>
          </table:table-cell>
          <table:table-cell table:style-name="ce35" office:value-type="float" office:value="2.3">
            <text:p>2.30</text:p>
          </table:table-cell>
          <table:table-cell table:style-name="ce35" table:formula="oooc:=[.C14]+[.G14]" office:value-type="float" office:value="25.15">
            <text:p>25.15</text:p>
          </table:table-cell>
          <table:table-cell table:style-name="ce35" table:formula="oooc:=[.H13]-[.C14]" office:value-type="float" office:value="4">
            <text:p>4.00</text:p>
          </table:table-cell>
          <table:table-cell table:style-name="ce35" table:formula="oooc:=IF(([.L14]=&quot;Antigo&quot;);([.F14]+[.D14]);([.F14]+[.E14]))" office:value-type="float" office:value="27.049999999999997">
            <text:p>27.05</text:p>
          </table:table-cell>
          <table:table-cell table:style-name="ce35" table:formula="oooc:=[.H14]-[.C14]" office:value-type="float" office:value="5.899999999999999">
            <text:p>5.90</text:p>
          </table:table-cell>
          <table:table-cell table:style-name="ce35" office:value-type="float" office:value="0">
            <text:p>0.00</text:p>
          </table:table-cell>
          <table:table-cell table:style-name="ce35" office:value-type="float" office:value="0">
            <text:p>0.00</text:p>
          </table:table-cell>
          <table:table-cell table:style-name="ce36" office:value-type="string">
            <text:p>Antigo</text:p>
          </table:table-cell>
        </table:table-row>
        <table:table-row table:style-name="ro1">
          <table:table-cell table:style-name="ce30" office:value-type="float" office:value="14">
            <text:p>14</text:p>
          </table:table-cell>
          <table:table-cell table:style-name="ce31" office:value-type="float" office:value="5.85">
            <text:p>5.85</text:p>
          </table:table-cell>
          <table:table-cell table:style-name="ce32" table:formula="oooc:=[.B15]+[.C14]" office:value-type="float" office:value="27">
            <text:p>27.00</text:p>
          </table:table-cell>
          <table:table-cell table:style-name="ce32" office:value-type="float" office:value="1.9">
            <text:p>1.90</text:p>
          </table:table-cell>
          <table:table-cell table:style-name="ce32" office:value-type="float" office:value="2.3">
            <text:p>2.30</text:p>
          </table:table-cell>
          <table:table-cell table:style-name="ce32" table:formula="oooc:=[.C15]+[.G15]" office:value-type="float" office:value="27">
            <text:p>27.00</text:p>
          </table:table-cell>
          <table:table-cell table:style-name="ce32" table:formula="oooc:=0" office:value-type="float" office:value="0">
            <text:p>0.00</text:p>
          </table:table-cell>
          <table:table-cell table:style-name="ce32" table:formula="oooc:=IF(([.L15]=&quot;Antigo&quot;);([.F15]+[.D15]);([.F15]+[.E15]))" office:value-type="float" office:value="29.3">
            <text:p>29.30</text:p>
          </table:table-cell>
          <table:table-cell table:style-name="ce32" table:formula="oooc:=[.H15]-[.C15]" office:value-type="float" office:value="2.3000000000000007">
            <text:p>2.30</text:p>
          </table:table-cell>
          <table:table-cell table:style-name="ce32" office:value-type="float" office:value="0">
            <text:p>0.00</text:p>
          </table:table-cell>
          <table:table-cell table:style-name="ce32" table:formula="oooc:=[.C15]-[.H12]" office:value-type="float" office:value="0.6000000000000014">
            <text:p>0.60</text:p>
          </table:table-cell>
          <table:table-cell table:style-name="ce33" office:value-type="string">
            <text:p>Novo</text:p>
          </table:table-cell>
        </table:table-row>
        <table:table-row table:style-name="ro1">
          <table:table-cell table:style-name="ce37" office:value-type="float" office:value="15">
            <text:p>15</text:p>
          </table:table-cell>
          <table:table-cell table:style-name="ce38" office:value-type="float" office:value="3.15">
            <text:p>3.15</text:p>
          </table:table-cell>
          <table:table-cell table:style-name="ce39" table:formula="oooc:=[.B16]+[.C15]" office:value-type="float" office:value="30.15">
            <text:p>30.15</text:p>
          </table:table-cell>
          <table:table-cell table:style-name="ce39" office:value-type="float" office:value="1.9">
            <text:p>1.90</text:p>
          </table:table-cell>
          <table:table-cell table:style-name="ce39" office:value-type="float" office:value="2.3">
            <text:p>2.30</text:p>
          </table:table-cell>
          <table:table-cell table:style-name="ce39" table:formula="oooc:=[.C16]+[.G16]" office:value-type="float" office:value="30.15">
            <text:p>30.15</text:p>
          </table:table-cell>
          <table:table-cell table:style-name="ce39" office:value-type="float" office:value="0">
            <text:p>0.00</text:p>
          </table:table-cell>
          <table:table-cell table:style-name="ce39" table:formula="oooc:=IF(([.L16]=&quot;Antigo&quot;);([.F16]+[.D16]);([.F16]+[.E16]))" office:value-type="float" office:value="32.05">
            <text:p>32.05</text:p>
          </table:table-cell>
          <table:table-cell table:style-name="ce39" table:formula="oooc:=[.H16]-[.C16]" office:value-type="float" office:value="1.8999999999999986">
            <text:p>1.90</text:p>
          </table:table-cell>
          <table:table-cell table:style-name="ce39" table:formula="oooc:=[.C16]-[.H14]" office:value-type="float" office:value="3.1000000000000014">
            <text:p>3.10</text:p>
          </table:table-cell>
          <table:table-cell table:style-name="ce39" table:formula="oooc:=[.C16]-[.H15]" office:value-type="float" office:value="0.8499999999999979">
            <text:p>0.85</text:p>
          </table:table-cell>
          <table:table-cell table:style-name="ce40" office:value-type="string">
            <text:p>Antigo</text:p>
          </table:table-cell>
        </table:table-row>
        <table:table-row table:style-name="ro1">
          <table:table-cell table:number-columns-repeated="5" table:style-name="ce41"/>
          <table:table-cell table:style-name="ce42" table:formula="oooc:=SUM([.F2:.F16])" office:value-type="float" office:value="242.15">
            <text:p>242.15</text:p>
          </table:table-cell>
          <table:table-cell table:style-name="ce43" table:formula="oooc:=AVERAGE([.G2:.G16])" office:value-type="float" office:value="1.2033333333333336">
            <text:p>1.20</text:p>
          </table:table-cell>
          <table:table-cell table:style-name="ce42" table:formula="oooc:=SUM([.H2:.H16])" office:value-type="float" office:value="283.95000000000005">
            <text:p>283.95</text:p>
          </table:table-cell>
          <table:table-cell table:style-name="ce43" table:formula="oooc:=AVERAGE([.I2:.I16])" office:value-type="float" office:value="3.99">
            <text:p>3.99</text:p>
          </table:table-cell>
          <table:table-cell table:style-name="ce42" table:formula="oooc:=SUM([.J2:.J16])" office:value-type="float" office:value="9.8">
            <text:p>9.80</text:p>
          </table:table-cell>
          <table:table-cell table:style-name="ce42" table:formula="oooc:=SUM([.K2:.K16])" office:value-type="float" office:value="10.599999999999998">
            <text:p>10.60</text:p>
          </table:table-cell>
          <table:table-cell table:style-name="ce41"/>
        </table:table-row>
        <table:table-row table:number-rows-repeated="1" table:style-name="ro1"/>
        <table:table-row table:style-name="ro1">
          <table:table-cell table:style-name="ce44" office:value-type="string">
            <text:p>Sorteio TEC</text:p>
          </table:table-cell>
          <table:table-cell table:style-name="ce32" table:formula="oooc:=RAND()" office:value-type="float" office:value="0.8856275752257978">
            <text:p>0.89</text:p>
          </table:table-cell>
          <table:table-cell/>
          <table:table-cell table:style-name="ce44" office:value-type="string">
            <text:p>Classe TEC</text:p>
          </table:table-cell>
          <table:table-cell table:style-name="ce45" table:formula="oooc:=IF(([.B19]&lt;=[distribuicaoDeFrequencia.J2]);[distribuicaoDeFrequencia.F2];IF(([.B19]&lt;=[distribuicaoDeFrequencia.J3]);[distribuicaoDeFrequencia.F3];IF(([.B19]&lt;=[distribuicaoDeFrequencia.J4]);[distribuicaoDeFrequencia.F4];IF(([.B19]&lt;=[distribuicaoDeFrequencia.J5]);[distribuicaoDeFrequencia.F5];IF(([.B19]&lt;=[distribuicaoDeFrequencia.J6]);[distribuicaoDeFrequencia.F6];IF(([.B19]&lt;=[distribuicaoDeFrequencia.J7]);[distribuicaoDeFrequencia.F7];IF(([.B19]&lt;=[distribuicaoDeFrequencia.J8]);[distribuicaoDeFrequencia.F8];IF(([.B19]&lt;=[distribuicaoDeFrequencia.J9]);[distribuicaoDeFrequencia.F9];IF(([.B19]&lt;=[distribuicaoDeFrequencia.J10]);[distribuicaoDeFrequencia.F10];IF(([.B19]&lt;=[distribuicaoDeFrequencia.J11]);[distribuicaoDeFrequencia.F11];0))))))))))" office:value-type="float" office:value="4.95">
            <text:p>4.95</text:p>
          </table:table-cell>
          <table:table-cell/>
          <table:table-cell table:style-name="ce46" table:number-columns-spanned="6" table:number-rows-spanned="1" office:value-type="string">
            <text:p>RESPOSTAS \/</text:p>
          </table:table-cell>
          <table:covered-table-cell table:number-columns-repeated="5"/>
        </table:table-row>
        <table:table-row table:style-name="ro1">
          <table:table-cell table:style-name="ce44" office:value-type="string">
            <text:p>Sorteio TS SA</text:p>
          </table:table-cell>
          <table:table-cell table:style-name="ce32" table:formula="oooc:=RAND()" office:value-type="float" office:value="0.991042391896365">
            <text:p>0.99</text:p>
          </table:table-cell>
          <table:table-cell/>
          <table:table-cell table:style-name="ce44" office:value-type="string">
            <text:p>Classe TS SA</text:p>
          </table:table-cell>
          <table:table-cell table:style-name="ce45" table:formula="oooc:=IF(([.B20]&lt;=[distribuicaoDeFrequencia.J16]);[distribuicaoDeFrequencia.F16];IF(([.B20]&lt;=[distribuicaoDeFrequencia.J17]);[distribuicaoDeFrequencia.F17];IF(([.B20]&lt;=[distribuicaoDeFrequencia.J18]);[distribuicaoDeFrequencia.F18];IF(([.B20]&lt;=[distribuicaoDeFrequencia.J19]);[distribuicaoDeFrequencia.F19];IF(([.B20]&lt;=[distribuicaoDeFrequencia.J20]);[distribuicaoDeFrequencia.F20];IF(([.B20]&lt;=[distribuicaoDeFrequencia.J22]);[distribuicaoDeFrequencia.F22];IF(([.B20]&lt;=[distribuicaoDeFrequencia.J25]);[distribuicaoDeFrequencia.F25];0)))))))" office:value-type="float" office:value="18.05">
            <text:p>18.05</text:p>
          </table:table-cell>
          <table:table-cell table:style-name="ce48"/>
          <table:table-cell table:style-name="ce49" table:number-columns-spanned="5" table:number-rows-spanned="1" office:value-type="string">
            <text:p>Taxa média de utilização dos dois postos de serviços</text:p>
          </table:table-cell>
          <table:covered-table-cell table:number-columns-repeated="4"/>
          <table:table-cell table:style-name="ce50" table:formula="oooc:=(([.H16]*2)-([.J17]+[.K17]))/([.H16]*2)" office:value-type="percentage" office:value="0.6817472698907956">
            <text:p>68.17%</text:p>
          </table:table-cell>
        </table:table-row>
        <table:table-row table:style-name="ro1">
          <table:table-cell table:style-name="ce44" office:value-type="string">
            <text:p>Sorteio TS SN</text:p>
          </table:table-cell>
          <table:table-cell table:style-name="ce32" table:formula="oooc:=RAND()" office:value-type="float" office:value="0.47311712971560294">
            <text:p>0.47</text:p>
          </table:table-cell>
          <table:table-cell/>
          <table:table-cell table:style-name="ce44" office:value-type="string">
            <text:p>Classe TS SN</text:p>
          </table:table-cell>
          <table:table-cell table:style-name="ce45" table:formula="oooc:=IF(([.B21]&lt;=[distribuicaoDeFrequencia.J30]);[distribuicaoDeFrequencia.F30];IF(([.B21]&lt;=[distribuicaoDeFrequencia.J31]);[distribuicaoDeFrequencia.F31];IF(([.B21]&lt;=[distribuicaoDeFrequencia.J32]);[distribuicaoDeFrequencia.F32];IF(([.B21]&lt;=[distribuicaoDeFrequencia.J33]);[distribuicaoDeFrequencia.F33];IF(([.B21]&lt;=[distribuicaoDeFrequencia.J34]);[distribuicaoDeFrequencia.F34];IF(([.B21]&lt;=[distribuicaoDeFrequencia.J36]);[distribuicaoDeFrequencia.F36];IF(([.B21]&lt;=[distribuicaoDeFrequencia.J39]);[distribuicaoDeFrequencia.F39];0)))))))" office:value-type="float" office:value="2.3">
            <text:p>2.3</text:p>
          </table:table-cell>
          <table:table-cell table:style-name="ce48"/>
          <table:table-cell table:style-name="ce51" table:number-columns-spanned="5" table:number-rows-spanned="1" office:value-type="string">
            <text:p>Tempo médio de um cliente no sistema</text:p>
          </table:table-cell>
          <table:covered-table-cell table:number-columns-repeated="4"/>
          <table:table-cell table:style-name="ce52" table:formula="oooc:=[.I17]" office:value-type="float" office:value="3.99">
            <text:p>3.99</text:p>
          </table:table-cell>
        </table:table-row>
        <table:table-row table:style-name="ro1">
          <table:table-cell table:number-columns-repeated="5"/>
          <table:table-cell table:style-name="ce48"/>
          <table:table-cell table:style-name="ce51" table:number-columns-spanned="5" table:number-rows-spanned="1" office:value-type="string">
            <text:p>Tempo médio que um cliente deve esperar na fila para ser atendido</text:p>
          </table:table-cell>
          <table:covered-table-cell table:number-columns-repeated="4"/>
          <table:table-cell table:style-name="ce52" table:formula="oooc:=[.G17]" office:value-type="float" office:value="1.2033333333333336">
            <text:p>1.20</text:p>
          </table:table-cell>
        </table:table-row>
        <table:table-row table:style-name="ro1">
          <table:table-cell table:number-columns-repeated="5"/>
          <table:table-cell table:style-name="ce48"/>
          <table:table-cell table:style-name="ce53" table:number-columns-spanned="5" table:number-rows-spanned="1" office:value-type="string">
            <text:p>Tempo médio de atendimento</text:p>
          </table:table-cell>
          <table:covered-table-cell table:number-columns-repeated="4"/>
          <table:table-cell table:style-name="ce54" table:formula="oooc:=([.H17]-[.F17])/15" office:value-type="float" office:value="2.7866666666666693">
            <text:p>2.79</text:p>
          </table:table-cell>
        </table:table-row>
        <table:table-row table:style-name="ro1">
          <table:table-cell table:number-columns-repeated="6"/>
          <table:table-cell table:style-name="ce55" table:number-columns-spanned="6" table:number-rows-spanned="1" office:value-type="string">
            <text:p>RESPOSTAS /\</text:p>
          </table:table-cell>
          <table:covered-table-cell table:number-columns-repeated="5"/>
        </table:table-row>
        <table:table-row table:number-rows-repeated="2" table:style-name="ro1"/>
        <table:table-row table:style-name="ro1">
          <table:table-cell table:style-name="ce56" office:value-type="string">
            <text:p>Aluno:</text:p>
          </table:table-cell>
          <table:table-cell table:style-name="ce57" table:number-columns-spanned="2" table:number-rows-spanned="1" office:value-type="string">
            <text:p>Lucas Pereira da Silva</text:p>
          </table:table-cell>
          <table:covered-table-cell/>
          <table:table-cell table:style-name="ce57" office:value-type="float" office:value="10100754">
            <text:p>10100754</text:p>
          </table:table-cell>
        </table:table-row>
      </table:table>
      <table:table table:name="simulacaoB" table:style-name="ta2" table:print="false">
        <office:forms form:automatic-focus="false" form:apply-design-mode="false"/>
        <table:table-column table:style-name="co6" table:default-cell-style-name="ce-1"/>
        <table:table-column table:style-name="co3" table:number-columns-repeated="2" table:default-cell-style-name="ce-1"/>
        <table:table-column table:style-name="co4" table:default-cell-style-name="ce-1"/>
        <table:table-column table:style-name="co3" table:number-columns-repeated="9" table:default-cell-style-name="ce-1"/>
        <table:table-column table:style-name="co5" table:default-cell-style-name="ce15" table:number-columns-repeated="243"/>
        <table:table-row table:style-name="ro2">
          <table:table-cell table:style-name="ce58" office:value-type="string">
            <text:p>Cliente (Entidade)</text:p>
          </table:table-cell>
          <table:table-cell table:style-name="ce59" office:value-type="string">
            <text:p>Tempo desde a última chegada</text:p>
          </table:table-cell>
          <table:table-cell table:style-name="ce60" office:value-type="string">
            <text:p>Tempo de chegada no relógio</text:p>
          </table:table-cell>
          <table:table-cell table:style-name="ce59" office:value-type="string">
            <text:p>Tempo do serviço do servidor antigo</text:p>
          </table:table-cell>
          <table:table-cell table:style-name="ce59" office:value-type="string">
            <text:p>Tempo do serviço do servidor novo</text:p>
          </table:table-cell>
          <table:table-cell table:style-name="ce60" office:value-type="string">
            <text:p>Tempo de início do serviço no relógio</text:p>
          </table:table-cell>
          <table:table-cell table:style-name="ce61" office:value-type="string">
            <text:p>Tempo do cliente na fila</text:p>
          </table:table-cell>
          <table:table-cell table:style-name="ce60" office:value-type="string">
            <text:p>Tempo final do serviço no relógio</text:p>
          </table:table-cell>
          <table:table-cell table:style-name="ce60" office:value-type="string">
            <text:p>Tempo do cliente no sistema</text:p>
          </table:table-cell>
          <table:table-cell table:style-name="ce61" office:value-type="string">
            <text:p>Tempo livre do servidor antigo</text:p>
          </table:table-cell>
          <table:table-cell table:style-name="ce61" office:value-type="string">
            <text:p>Tempo livre do servidor novo</text:p>
          </table:table-cell>
          <table:table-cell table:style-name="ce62" office:value-type="string">
            <text:p>Servidor que atendeu</text:p>
          </table:table-cell>
          <table:table-cell table:style-name="ce63"/>
        </table:table-row>
        <table:table-row table:style-name="ro3">
          <table:table-cell table:style-name="ce64" office:value-type="float" office:value="1">
            <text:p>1</text:p>
          </table:table-cell>
          <table:table-cell table:style-name="ce65" office:value-type="float" office:value="1.35">
            <text:p>1.35</text:p>
          </table:table-cell>
          <table:table-cell table:style-name="ce66" table:formula="oooc:=[.B2]" office:value-type="float" office:value="1.35">
            <text:p>1.35</text:p>
          </table:table-cell>
          <table:table-cell table:style-name="ce66" office:value-type="float" office:value="1.9">
            <text:p>1.90</text:p>
          </table:table-cell>
          <table:table-cell table:style-name="ce66" office:value-type="float" office:value="5.75">
            <text:p>5.75</text:p>
          </table:table-cell>
          <table:table-cell table:style-name="ce66" table:formula="oooc:=[.C2]+[.G2]" office:value-type="float" office:value="1.35">
            <text:p>1.35</text:p>
          </table:table-cell>
          <table:table-cell table:style-name="ce66" office:value-type="float" office:value="0">
            <text:p>0.00</text:p>
          </table:table-cell>
          <table:table-cell table:style-name="ce66" table:formula="oooc:=IF(([.L2]=&quot;Antigo&quot;);([.F2]+[.D2]);([.F2]+[.E2]))" office:value-type="float" office:value="7.1">
            <text:p>7.10</text:p>
          </table:table-cell>
          <table:table-cell table:style-name="ce66" table:formula="oooc:=[.H2]-[.C2]" office:value-type="float" office:value="5.75">
            <text:p>5.75</text:p>
          </table:table-cell>
          <table:table-cell table:style-name="ce66" table:formula="oooc:=[.B2]" office:value-type="float" office:value="1.35">
            <text:p>1.35</text:p>
          </table:table-cell>
          <table:table-cell table:style-name="ce66" table:formula="oooc:=[.B2]" office:value-type="float" office:value="1.35">
            <text:p>1.35</text:p>
          </table:table-cell>
          <table:table-cell table:style-name="ce67" office:value-type="string">
            <text:p>Novo</text:p>
          </table:table-cell>
          <table:table-cell table:style-name="ce68" office:value-type="string">
            <text:p>Novo</text:p>
          </table:table-cell>
        </table:table-row>
        <table:table-row table:style-name="ro3">
          <table:table-cell table:style-name="ce69" office:value-type="float" office:value="2">
            <text:p>2</text:p>
          </table:table-cell>
          <table:table-cell table:style-name="ce31" office:value-type="float" office:value="2.25">
            <text:p>2.25</text:p>
          </table:table-cell>
          <table:table-cell table:style-name="ce32" table:formula="oooc:=[.B3]+[.C2]" office:value-type="float" office:value="3.6">
            <text:p>3.60</text:p>
          </table:table-cell>
          <table:table-cell table:style-name="ce32" office:value-type="float" office:value="4.75">
            <text:p>4.75</text:p>
          </table:table-cell>
          <table:table-cell table:style-name="ce32" office:value-type="float" office:value="3.45">
            <text:p>3.45</text:p>
          </table:table-cell>
          <table:table-cell table:style-name="ce32" table:formula="oooc:=[.C3]+[.G3]" office:value-type="float" office:value="3.6">
            <text:p>3.60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3]=&quot;Antigo&quot;);([.F3]+[.D3]);([.F3]+[.E3]))" office:value-type="float" office:value="8.35">
            <text:p>8.35</text:p>
          </table:table-cell>
          <table:table-cell table:style-name="ce32" table:formula="oooc:=[.H3]-[.C3]" office:value-type="float" office:value="4.75">
            <text:p>4.75</text:p>
          </table:table-cell>
          <table:table-cell table:style-name="ce32" table:formula="oooc:=[.B3]" office:value-type="float" office:value="2.25">
            <text:p>2.25</text:p>
          </table:table-cell>
          <table:table-cell table:style-name="ce32" office:value-type="float" office:value="0">
            <text:p>0.00</text:p>
          </table:table-cell>
          <table:table-cell table:style-name="ce33" office:value-type="string">
            <text:p>Antigo</text:p>
          </table:table-cell>
          <table:table-cell table:style-name="ce68" office:value-type="string">
            <text:p>Antigo</text:p>
          </table:table-cell>
        </table:table-row>
        <table:table-row table:style-name="ro3">
          <table:table-cell table:style-name="ce69" office:value-type="float" office:value="3">
            <text:p>3</text:p>
          </table:table-cell>
          <table:table-cell table:style-name="ce70" office:value-type="float" office:value="3.15">
            <text:p>3.15</text:p>
          </table:table-cell>
          <table:table-cell table:style-name="ce71" table:formula="oooc:=[.B4]+[.C3]" office:value-type="float" office:value="6.75">
            <text:p>6.75</text:p>
          </table:table-cell>
          <table:table-cell table:style-name="ce71" office:value-type="float" office:value="4.75">
            <text:p>4.75</text:p>
          </table:table-cell>
          <table:table-cell table:style-name="ce71" office:value-type="float" office:value="3.45">
            <text:p>3.45</text:p>
          </table:table-cell>
          <table:table-cell table:style-name="ce71" table:formula="oooc:=[.C4]+[.G4]" office:value-type="float" office:value="7.1">
            <text:p>7.10</text:p>
          </table:table-cell>
          <table:table-cell table:style-name="ce71" table:formula="oooc:=[.H2]-[.C4]" office:value-type="float" office:value="0.34999999999999964">
            <text:p>0.35</text:p>
          </table:table-cell>
          <table:table-cell table:style-name="ce71" table:formula="oooc:=IF(([.L4]=&quot;Antigo&quot;);([.F4]+[.D4]);([.F4]+[.E4]))" office:value-type="float" office:value="10.55">
            <text:p>10.55</text:p>
          </table:table-cell>
          <table:table-cell table:style-name="ce71" table:formula="oooc:=[.H4]-[.C4]" office:value-type="float" office:value="3.8000000000000007">
            <text:p>3.80</text:p>
          </table:table-cell>
          <table:table-cell table:style-name="ce71" office:value-type="float" office:value="0">
            <text:p>0.00</text:p>
          </table:table-cell>
          <table:table-cell table:style-name="ce71" office:value-type="float" office:value="0">
            <text:p>0.00</text:p>
          </table:table-cell>
          <table:table-cell table:style-name="ce72" office:value-type="string">
            <text:p>Novo</text:p>
          </table:table-cell>
          <table:table-cell table:style-name="ce68" office:value-type="string">
            <text:p>Antigo</text:p>
          </table:table-cell>
        </table:table-row>
        <table:table-row table:style-name="ro3">
          <table:table-cell table:style-name="ce69" office:value-type="float" office:value="4">
            <text:p>4</text:p>
          </table:table-cell>
          <table:table-cell table:style-name="ce31" office:value-type="float" office:value="2.25">
            <text:p>2.25</text:p>
          </table:table-cell>
          <table:table-cell table:style-name="ce32" table:formula="oooc:=[.B5]+[.C4]" office:value-type="float" office:value="9">
            <text:p>9.00</text:p>
          </table:table-cell>
          <table:table-cell table:style-name="ce32" office:value-type="float" office:value="1.9">
            <text:p>1.90</text:p>
          </table:table-cell>
          <table:table-cell table:style-name="ce32" office:value-type="float" office:value="3.45">
            <text:p>3.45</text:p>
          </table:table-cell>
          <table:table-cell table:style-name="ce32" table:formula="oooc:=[.C5]+[.G5]" office:value-type="float" office:value="9">
            <text:p>9.00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5]=&quot;Antigo&quot;);([.F5]+[.D5]);([.F5]+[.E5]))" office:value-type="float" office:value="10.9">
            <text:p>10.90</text:p>
          </table:table-cell>
          <table:table-cell table:style-name="ce32" table:formula="oooc:=[.H5]-[.C5]" office:value-type="float" office:value="1.9000000000000004">
            <text:p>1.90</text:p>
          </table:table-cell>
          <table:table-cell table:style-name="ce32" table:formula="oooc:=[.C5]-[.H3]" office:value-type="float" office:value="0.6500000000000004">
            <text:p>0.65</text:p>
          </table:table-cell>
          <table:table-cell table:style-name="ce32" office:value-type="float" office:value="0">
            <text:p>0.00</text:p>
          </table:table-cell>
          <table:table-cell table:style-name="ce33" office:value-type="string">
            <text:p>Antigo</text:p>
          </table:table-cell>
          <table:table-cell table:style-name="ce68" office:value-type="string">
            <text:p>Antigo</text:p>
          </table:table-cell>
        </table:table-row>
        <table:table-row table:style-name="ro3">
          <table:table-cell table:style-name="ce69" office:value-type="float" office:value="5">
            <text:p>5</text:p>
          </table:table-cell>
          <table:table-cell table:style-name="ce70" office:value-type="float" office:value="0.45">
            <text:p>0.45</text:p>
          </table:table-cell>
          <table:table-cell table:style-name="ce71" table:formula="oooc:=[.B6]+[.C5]" office:value-type="float" office:value="9.45">
            <text:p>9.45</text:p>
          </table:table-cell>
          <table:table-cell table:style-name="ce71" office:value-type="float" office:value="2.85">
            <text:p>2.85</text:p>
          </table:table-cell>
          <table:table-cell table:style-name="ce71" office:value-type="float" office:value="2.3">
            <text:p>2.30</text:p>
          </table:table-cell>
          <table:table-cell table:style-name="ce71" table:formula="oooc:=[.C6]+[.G6]" office:value-type="float" office:value="10.55">
            <text:p>10.55</text:p>
          </table:table-cell>
          <table:table-cell table:style-name="ce71" table:formula="oooc:=[.H4]-[.C6]" office:value-type="float" office:value="1.1000000000000014">
            <text:p>1.10</text:p>
          </table:table-cell>
          <table:table-cell table:style-name="ce71" table:formula="oooc:=IF(([.L6]=&quot;Antigo&quot;);([.F6]+[.D6]);([.F6]+[.E6]))" office:value-type="float" office:value="12.850000000000001">
            <text:p>12.85</text:p>
          </table:table-cell>
          <table:table-cell table:style-name="ce71" table:formula="oooc:=[.H6]-[.C6]" office:value-type="float" office:value="3.400000000000002">
            <text:p>3.40</text:p>
          </table:table-cell>
          <table:table-cell table:style-name="ce71" office:value-type="float" office:value="0">
            <text:p>0.00</text:p>
          </table:table-cell>
          <table:table-cell table:style-name="ce71" office:value-type="float" office:value="0">
            <text:p>0.00</text:p>
          </table:table-cell>
          <table:table-cell table:style-name="ce72" office:value-type="string">
            <text:p>Novo</text:p>
          </table:table-cell>
          <table:table-cell table:style-name="ce68" office:value-type="string">
            <text:p>Novo</text:p>
          </table:table-cell>
        </table:table-row>
        <table:table-row table:style-name="ro3">
          <table:table-cell table:style-name="ce69" office:value-type="float" office:value="6">
            <text:p>6</text:p>
          </table:table-cell>
          <table:table-cell table:style-name="ce31" office:value-type="float" office:value="0.45">
            <text:p>0.45</text:p>
          </table:table-cell>
          <table:table-cell table:style-name="ce32" table:formula="oooc:=[.B7]+[.C6]" office:value-type="float" office:value="9.899999999999999">
            <text:p>9.90</text:p>
          </table:table-cell>
          <table:table-cell table:style-name="ce32" office:value-type="float" office:value="1.9">
            <text:p>1.90</text:p>
          </table:table-cell>
          <table:table-cell table:style-name="ce32" office:value-type="float" office:value="3.45">
            <text:p>3.45</text:p>
          </table:table-cell>
          <table:table-cell table:style-name="ce32" table:formula="oooc:=[.C7]+[.G7]" office:value-type="float" office:value="10.9">
            <text:p>10.90</text:p>
          </table:table-cell>
          <table:table-cell table:style-name="ce32" table:formula="oooc:=[.H5]-[.C7]" office:value-type="float" office:value="1.0000000000000018">
            <text:p>1.00</text:p>
          </table:table-cell>
          <table:table-cell table:style-name="ce32" table:formula="oooc:=IF(([.L7]=&quot;Antigo&quot;);([.F7]+[.D7]);([.F7]+[.E7]))" office:value-type="float" office:value="12.8">
            <text:p>12.80</text:p>
          </table:table-cell>
          <table:table-cell table:style-name="ce32" table:formula="oooc:=[.H7]-[.C7]" office:value-type="float" office:value="2.900000000000002">
            <text:p>2.90</text:p>
          </table:table-cell>
          <table:table-cell table:style-name="ce32" office:value-type="float" office:value="0">
            <text:p>0.00</text:p>
          </table:table-cell>
          <table:table-cell table:style-name="ce32" office:value-type="float" office:value="0">
            <text:p>0.00</text:p>
          </table:table-cell>
          <table:table-cell table:style-name="ce33" office:value-type="string">
            <text:p>Antigo</text:p>
          </table:table-cell>
          <table:table-cell table:style-name="ce68" office:value-type="string">
            <text:p>Novo</text:p>
          </table:table-cell>
        </table:table-row>
        <table:table-row table:style-name="ro3">
          <table:table-cell table:style-name="ce69" office:value-type="float" office:value="7">
            <text:p>7</text:p>
          </table:table-cell>
          <table:table-cell table:style-name="ce70" office:value-type="float" office:value="3.15">
            <text:p>3.15</text:p>
          </table:table-cell>
          <table:table-cell table:style-name="ce71" table:formula="oooc:=[.B8]+[.C7]" office:value-type="float" office:value="13.049999999999999">
            <text:p>13.05</text:p>
          </table:table-cell>
          <table:table-cell table:style-name="ce71" office:value-type="float" office:value="6.65">
            <text:p>6.65</text:p>
          </table:table-cell>
          <table:table-cell table:style-name="ce71" office:value-type="float" office:value="2.3">
            <text:p>2.30</text:p>
          </table:table-cell>
          <table:table-cell table:style-name="ce71" table:formula="oooc:=[.C8]+[.G8]" office:value-type="float" office:value="13.049999999999999">
            <text:p>13.05</text:p>
          </table:table-cell>
          <table:table-cell table:style-name="ce71" office:value-type="float" office:value="0">
            <text:p>0.00</text:p>
          </table:table-cell>
          <table:table-cell table:style-name="ce71" table:formula="oooc:=IF(([.L8]=&quot;Antigo&quot;);([.F8]+[.D8]);([.F8]+[.E8]))" office:value-type="float" office:value="15.349999999999998">
            <text:p>15.35</text:p>
          </table:table-cell>
          <table:table-cell table:style-name="ce71" table:formula="oooc:=[.H8]-[.C8]" office:value-type="float" office:value="2.299999999999999">
            <text:p>2.30</text:p>
          </table:table-cell>
          <table:table-cell table:style-name="ce71" table:formula="oooc:=[.C8]-[.H7]" office:value-type="float" office:value="0.24999999999999822">
            <text:p>0.25</text:p>
          </table:table-cell>
          <table:table-cell table:style-name="ce71" table:formula="oooc:=[.C8]-[.H6]" office:value-type="float" office:value="0.1999999999999975">
            <text:p>0.20</text:p>
          </table:table-cell>
          <table:table-cell table:style-name="ce72" office:value-type="string">
            <text:p>Novo</text:p>
          </table:table-cell>
          <table:table-cell table:style-name="ce68" office:value-type="string">
            <text:p>Novo</text:p>
          </table:table-cell>
        </table:table-row>
        <table:table-row table:style-name="ro3">
          <table:table-cell table:style-name="ce69" office:value-type="float" office:value="8">
            <text:p>8</text:p>
          </table:table-cell>
          <table:table-cell table:style-name="ce31" office:value-type="float" office:value="2.225">
            <text:p>2.23</text:p>
          </table:table-cell>
          <table:table-cell table:style-name="ce32" table:formula="oooc:=[.B9]+[.C8]" office:value-type="float" office:value="15.274999999999999">
            <text:p>15.27</text:p>
          </table:table-cell>
          <table:table-cell table:style-name="ce32" office:value-type="float" office:value="1.9">
            <text:p>1.90</text:p>
          </table:table-cell>
          <table:table-cell table:style-name="ce32" office:value-type="float" office:value="5.75">
            <text:p>5.75</text:p>
          </table:table-cell>
          <table:table-cell table:style-name="ce32" table:formula="oooc:=[.C9]+[.G9]" office:value-type="float" office:value="15.274999999999999">
            <text:p>15.27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9]=&quot;Antigo&quot;);([.F9]+[.D9]);([.F9]+[.E9]))" office:value-type="float" office:value="17.174999999999997">
            <text:p>17.17</text:p>
          </table:table-cell>
          <table:table-cell table:style-name="ce32" table:formula="oooc:=[.H9]-[.C9]" office:value-type="float" office:value="1.8999999999999986">
            <text:p>1.90</text:p>
          </table:table-cell>
          <table:table-cell table:style-name="ce32" table:formula="oooc:=[.B9]" office:value-type="float" office:value="2.225">
            <text:p>2.23</text:p>
          </table:table-cell>
          <table:table-cell table:style-name="ce32" office:value-type="float" office:value="0">
            <text:p>0.00</text:p>
          </table:table-cell>
          <table:table-cell table:style-name="ce33" office:value-type="string">
            <text:p>Antigo</text:p>
          </table:table-cell>
          <table:table-cell table:style-name="ce68" office:value-type="string">
            <text:p>Antigo</text:p>
          </table:table-cell>
        </table:table-row>
        <table:table-row table:style-name="ro3">
          <table:table-cell table:style-name="ce69" office:value-type="float" office:value="9">
            <text:p>9</text:p>
          </table:table-cell>
          <table:table-cell table:style-name="ce70" office:value-type="float" office:value="5.85">
            <text:p>5.85</text:p>
          </table:table-cell>
          <table:table-cell table:style-name="ce71" table:formula="oooc:=[.B10]+[.C9]" office:value-type="float" office:value="21.125">
            <text:p>21.13</text:p>
          </table:table-cell>
          <table:table-cell table:style-name="ce71" office:value-type="float" office:value="4.75">
            <text:p>4.75</text:p>
          </table:table-cell>
          <table:table-cell table:style-name="ce71" office:value-type="float" office:value="2.3">
            <text:p>2.30</text:p>
          </table:table-cell>
          <table:table-cell table:style-name="ce71" table:formula="oooc:=[.C10]+[.G10]" office:value-type="float" office:value="21.125">
            <text:p>21.13</text:p>
          </table:table-cell>
          <table:table-cell table:style-name="ce71" office:value-type="float" office:value="0">
            <text:p>0.00</text:p>
          </table:table-cell>
          <table:table-cell table:style-name="ce71" table:formula="oooc:=IF(([.L10]=&quot;Antigo&quot;);([.F10]+[.D10]);([.F10]+[.E10]))" office:value-type="float" office:value="25.875">
            <text:p>25.88</text:p>
          </table:table-cell>
          <table:table-cell table:style-name="ce71" table:formula="oooc:=[.H10]-[.C10]" office:value-type="float" office:value="4.75">
            <text:p>4.75</text:p>
          </table:table-cell>
          <table:table-cell table:style-name="ce71" table:formula="oooc:=[.C10]-[.H9]" office:value-type="float" office:value="3.950000000000003">
            <text:p>3.95</text:p>
          </table:table-cell>
          <table:table-cell table:style-name="ce71" table:formula="oooc:=[.C10]-[.H8]" office:value-type="float" office:value="5.775000000000002">
            <text:p>5.78</text:p>
          </table:table-cell>
          <table:table-cell table:style-name="ce72" office:value-type="string">
            <text:p>Antigo</text:p>
          </table:table-cell>
          <table:table-cell table:style-name="ce68" office:value-type="string">
            <text:p>Antigo</text:p>
          </table:table-cell>
        </table:table-row>
        <table:table-row table:style-name="ro3">
          <table:table-cell table:style-name="ce69" office:value-type="float" office:value="10">
            <text:p>10</text:p>
          </table:table-cell>
          <table:table-cell table:style-name="ce31" office:value-type="float" office:value="2.25">
            <text:p>2.25</text:p>
          </table:table-cell>
          <table:table-cell table:style-name="ce32" table:formula="oooc:=[.B11]+[.C10]" office:value-type="float" office:value="23.375">
            <text:p>23.38</text:p>
          </table:table-cell>
          <table:table-cell table:style-name="ce32" office:value-type="float" office:value="8.55">
            <text:p>8.55</text:p>
          </table:table-cell>
          <table:table-cell table:style-name="ce32" office:value-type="float" office:value="2.3">
            <text:p>2.30</text:p>
          </table:table-cell>
          <table:table-cell table:style-name="ce32" table:formula="oooc:=[.C11]+[.G11]" office:value-type="float" office:value="23.375">
            <text:p>23.38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11]=&quot;Antigo&quot;);([.F11]+[.D11]);([.F11]+[.E11]))" office:value-type="float" office:value="25.675">
            <text:p>25.68</text:p>
          </table:table-cell>
          <table:table-cell table:style-name="ce32" table:formula="oooc:=[.H11]-[.C11]" office:value-type="float" office:value="2.3000000000000007">
            <text:p>2.30</text:p>
          </table:table-cell>
          <table:table-cell table:style-name="ce32" office:value-type="float" office:value="0">
            <text:p>0.00</text:p>
          </table:table-cell>
          <table:table-cell table:style-name="ce32" table:formula="oooc:=[.B11]" office:value-type="float" office:value="2.25">
            <text:p>2.25</text:p>
          </table:table-cell>
          <table:table-cell table:style-name="ce33" office:value-type="string">
            <text:p>Novo</text:p>
          </table:table-cell>
          <table:table-cell table:style-name="ce68" office:value-type="string">
            <text:p>Novo</text:p>
          </table:table-cell>
        </table:table-row>
        <table:table-row table:style-name="ro3">
          <table:table-cell table:style-name="ce69" office:value-type="float" office:value="11">
            <text:p>11</text:p>
          </table:table-cell>
          <table:table-cell table:style-name="ce70" office:value-type="float" office:value="3.15">
            <text:p>3.15</text:p>
          </table:table-cell>
          <table:table-cell table:style-name="ce71" table:formula="oooc:=[.B12]+[.C11]" office:value-type="float" office:value="26.525">
            <text:p>26.53</text:p>
          </table:table-cell>
          <table:table-cell table:style-name="ce71" office:value-type="float" office:value="2.85">
            <text:p>2.85</text:p>
          </table:table-cell>
          <table:table-cell table:style-name="ce71" office:value-type="float" office:value="2.3">
            <text:p>2.30</text:p>
          </table:table-cell>
          <table:table-cell table:style-name="ce71" table:formula="oooc:=[.C12]+[.G12]" office:value-type="float" office:value="26.525">
            <text:p>26.53</text:p>
          </table:table-cell>
          <table:table-cell table:style-name="ce71" office:value-type="float" office:value="0">
            <text:p>0.00</text:p>
          </table:table-cell>
          <table:table-cell table:style-name="ce71" table:formula="oooc:=IF(([.L12]=&quot;Antigo&quot;);([.F12]+[.D12]);([.F12]+[.E12]))" office:value-type="float" office:value="28.825">
            <text:p>28.83</text:p>
          </table:table-cell>
          <table:table-cell table:style-name="ce71" table:formula="oooc:=[.H12]-[.C12]" office:value-type="float" office:value="2.3000000000000007">
            <text:p>2.30</text:p>
          </table:table-cell>
          <table:table-cell table:style-name="ce71" table:formula="oooc:=[.C12]-[.H10]" office:value-type="float" office:value="0.6499999999999986">
            <text:p>0.65</text:p>
          </table:table-cell>
          <table:table-cell table:style-name="ce71" table:formula="oooc:=[.C12]-[.H11]" office:value-type="float" office:value="0.8499999999999979">
            <text:p>0.85</text:p>
          </table:table-cell>
          <table:table-cell table:style-name="ce72" office:value-type="string">
            <text:p>Novo</text:p>
          </table:table-cell>
          <table:table-cell table:style-name="ce68" office:value-type="string">
            <text:p>Novo</text:p>
          </table:table-cell>
        </table:table-row>
        <table:table-row table:style-name="ro3">
          <table:table-cell table:style-name="ce69" office:value-type="float" office:value="12">
            <text:p>12</text:p>
          </table:table-cell>
          <table:table-cell table:style-name="ce31" office:value-type="float" office:value="3.15">
            <text:p>3.15</text:p>
          </table:table-cell>
          <table:table-cell table:style-name="ce32" table:formula="oooc:=[.B13]+[.C12]" office:value-type="float" office:value="29.674999999999997">
            <text:p>29.67</text:p>
          </table:table-cell>
          <table:table-cell table:style-name="ce32" office:value-type="float" office:value="2.85">
            <text:p>2.85</text:p>
          </table:table-cell>
          <table:table-cell table:style-name="ce32" office:value-type="float" office:value="3.45">
            <text:p>3.45</text:p>
          </table:table-cell>
          <table:table-cell table:style-name="ce32" table:formula="oooc:=[.C13]+[.G13]" office:value-type="float" office:value="29.674999999999997">
            <text:p>29.67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13]=&quot;Antigo&quot;);([.F13]+[.D13]);([.F13]+[.E13]))" office:value-type="float" office:value="32.525">
            <text:p>32.53</text:p>
          </table:table-cell>
          <table:table-cell table:style-name="ce32" table:formula="oooc:=[.H13]-[.C13]" office:value-type="float" office:value="2.8500000000000014">
            <text:p>2.85</text:p>
          </table:table-cell>
          <table:table-cell table:style-name="ce32" table:formula="oooc:=[.B13]" office:value-type="float" office:value="3.15">
            <text:p>3.15</text:p>
          </table:table-cell>
          <table:table-cell table:style-name="ce32" table:formula="oooc:=[.C13]-[.H12]" office:value-type="float" office:value="0.8499999999999979">
            <text:p>0.85</text:p>
          </table:table-cell>
          <table:table-cell table:style-name="ce33" office:value-type="string">
            <text:p>Antigo</text:p>
          </table:table-cell>
          <table:table-cell table:style-name="ce68" office:value-type="string">
            <text:p>Antigo</text:p>
          </table:table-cell>
        </table:table-row>
        <table:table-row table:style-name="ro3">
          <table:table-cell table:style-name="ce69" office:value-type="float" office:value="13">
            <text:p>13</text:p>
          </table:table-cell>
          <table:table-cell table:style-name="ce70" office:value-type="float" office:value="1.35">
            <text:p>1.35</text:p>
          </table:table-cell>
          <table:table-cell table:style-name="ce71" table:formula="oooc:=[.B14]+[.C13]" office:value-type="float" office:value="31.025">
            <text:p>31.03</text:p>
          </table:table-cell>
          <table:table-cell table:style-name="ce71" office:value-type="float" office:value="1.9">
            <text:p>1.90</text:p>
          </table:table-cell>
          <table:table-cell table:style-name="ce71" office:value-type="float" office:value="2.3">
            <text:p>2.30</text:p>
          </table:table-cell>
          <table:table-cell table:style-name="ce71" table:formula="oooc:=[.C14]+[.G14]" office:value-type="float" office:value="31.025">
            <text:p>31.03</text:p>
          </table:table-cell>
          <table:table-cell table:style-name="ce71" office:value-type="float" office:value="0">
            <text:p>0.00</text:p>
          </table:table-cell>
          <table:table-cell table:style-name="ce71" table:formula="oooc:=IF(([.L14]=&quot;Antigo&quot;);([.F14]+[.D14]);([.F14]+[.E14]))" office:value-type="float" office:value="33.324999999999996">
            <text:p>33.32</text:p>
          </table:table-cell>
          <table:table-cell table:style-name="ce71" table:formula="oooc:=[.H14]-[.C14]" office:value-type="float" office:value="2.299999999999997">
            <text:p>2.30</text:p>
          </table:table-cell>
          <table:table-cell table:style-name="ce71" office:value-type="float" office:value="0">
            <text:p>0.00</text:p>
          </table:table-cell>
          <table:table-cell table:style-name="ce71" table:formula="oooc:=[.C14]-[.H12]" office:value-type="float" office:value="2.1999999999999993">
            <text:p>2.20</text:p>
          </table:table-cell>
          <table:table-cell table:style-name="ce72" office:value-type="string">
            <text:p>Novo</text:p>
          </table:table-cell>
          <table:table-cell table:style-name="ce68" office:value-type="string">
            <text:p>Novo</text:p>
          </table:table-cell>
        </table:table-row>
        <table:table-row table:style-name="ro3">
          <table:table-cell table:style-name="ce69" office:value-type="float" office:value="14">
            <text:p>14</text:p>
          </table:table-cell>
          <table:table-cell table:style-name="ce31" office:value-type="float" office:value="7.65">
            <text:p>7.65</text:p>
          </table:table-cell>
          <table:table-cell table:style-name="ce32" table:formula="oooc:=[.B15]+[.C14]" office:value-type="float" office:value="38.675">
            <text:p>38.68</text:p>
          </table:table-cell>
          <table:table-cell table:style-name="ce32" office:value-type="float" office:value="6.65">
            <text:p>6.65</text:p>
          </table:table-cell>
          <table:table-cell table:style-name="ce32" office:value-type="float" office:value="3.45">
            <text:p>3.45</text:p>
          </table:table-cell>
          <table:table-cell table:style-name="ce32" table:formula="oooc:=[.C15]+[.G15]" office:value-type="float" office:value="38.675">
            <text:p>38.68</text:p>
          </table:table-cell>
          <table:table-cell table:style-name="ce32" office:value-type="float" office:value="0">
            <text:p>0.00</text:p>
          </table:table-cell>
          <table:table-cell table:style-name="ce32" table:formula="oooc:=IF(([.L15]=&quot;Antigo&quot;);([.F15]+[.D15]);([.F15]+[.E15]))" office:value-type="float" office:value="42.125">
            <text:p>42.13</text:p>
          </table:table-cell>
          <table:table-cell table:style-name="ce32" table:formula="oooc:=[.H15]-[.C15]" office:value-type="float" office:value="3.450000000000003">
            <text:p>3.45</text:p>
          </table:table-cell>
          <table:table-cell table:style-name="ce32" table:formula="oooc:=[.C15]-[.H13]" office:value-type="float" office:value="6.149999999999999">
            <text:p>6.15</text:p>
          </table:table-cell>
          <table:table-cell table:style-name="ce32" table:formula="oooc:=[.C15]-[.H14]" office:value-type="float" office:value="5.350000000000001">
            <text:p>5.35</text:p>
          </table:table-cell>
          <table:table-cell table:style-name="ce33" office:value-type="string">
            <text:p>Novo</text:p>
          </table:table-cell>
          <table:table-cell table:style-name="ce68" office:value-type="string">
            <text:p>Novo</text:p>
          </table:table-cell>
        </table:table-row>
        <table:table-row table:style-name="ro3">
          <table:table-cell table:style-name="ce73" office:value-type="float" office:value="15">
            <text:p>15</text:p>
          </table:table-cell>
          <table:table-cell table:style-name="ce74" office:value-type="float" office:value="1.35">
            <text:p>1.35</text:p>
          </table:table-cell>
          <table:table-cell table:style-name="ce75" table:formula="oooc:=[.B16]+[.C15]" office:value-type="float" office:value="40.025">
            <text:p>40.03</text:p>
          </table:table-cell>
          <table:table-cell table:style-name="ce75" office:value-type="float" office:value="1.9">
            <text:p>1.90</text:p>
          </table:table-cell>
          <table:table-cell table:style-name="ce75" office:value-type="float" office:value="5.75">
            <text:p>5.75</text:p>
          </table:table-cell>
          <table:table-cell table:style-name="ce75" table:formula="oooc:=[.C16]+[.G16]" office:value-type="float" office:value="40.025">
            <text:p>40.03</text:p>
          </table:table-cell>
          <table:table-cell table:style-name="ce75" office:value-type="float" office:value="0">
            <text:p>0.00</text:p>
          </table:table-cell>
          <table:table-cell table:style-name="ce75" table:formula="oooc:=IF(([.L16]=&quot;Antigo&quot;);([.F16]+[.D16]);([.F16]+[.E16]))" office:value-type="float" office:value="41.925">
            <text:p>41.93</text:p>
          </table:table-cell>
          <table:table-cell table:style-name="ce75" table:formula="oooc:=[.H16]-[.C16]" office:value-type="float" office:value="1.8999999999999986">
            <text:p>1.90</text:p>
          </table:table-cell>
          <table:table-cell table:style-name="ce75" table:formula="oooc:=[.B16]" office:value-type="float" office:value="1.35">
            <text:p>1.35</text:p>
          </table:table-cell>
          <table:table-cell table:style-name="ce75" office:value-type="float" office:value="0">
            <text:p>0.00</text:p>
          </table:table-cell>
          <table:table-cell table:style-name="ce76" office:value-type="string">
            <text:p>Antigo</text:p>
          </table:table-cell>
          <table:table-cell table:style-name="ce68" office:value-type="string">
            <text:p>Antigo</text:p>
          </table:table-cell>
        </table:table-row>
        <table:table-row table:style-name="ro3">
          <table:table-cell table:number-columns-repeated="5" table:style-name="ce41"/>
          <table:table-cell table:style-name="ce42" table:formula="oooc:=SUM([.F2:.F16])" office:value-type="float" office:value="281.24999999999994">
            <text:p>281.25</text:p>
          </table:table-cell>
          <table:table-cell table:style-name="ce43" table:formula="oooc:=AVERAGE([.G2:.G16])" office:value-type="float" office:value="0.16333333333333352">
            <text:p>0.16</text:p>
          </table:table-cell>
          <table:table-cell table:style-name="ce42" table:formula="oooc:=SUM([.H2:.H16])" office:value-type="float" office:value="325.34999999999997">
            <text:p>325.35</text:p>
          </table:table-cell>
          <table:table-cell table:style-name="ce43" table:formula="oooc:=AVERAGE([.I2:.I16])" office:value-type="float" office:value="3.103333333333333">
            <text:p>3.10</text:p>
          </table:table-cell>
          <table:table-cell table:style-name="ce42" table:formula="oooc:=SUM([.J2:.J16])" office:value-type="float" office:value="21.975">
            <text:p>21.98</text:p>
          </table:table-cell>
          <table:table-cell table:style-name="ce42" table:formula="oooc:=SUM([.K2:.K16])" office:value-type="float" office:value="18.824999999999996">
            <text:p>18.82</text:p>
          </table:table-cell>
          <table:table-cell table:style-name="ce41"/>
        </table:table-row>
        <table:table-row table:number-rows-repeated="1" table:style-name="ro3"/>
        <table:table-row table:style-name="ro3">
          <table:table-cell table:style-name="ce44" office:value-type="string">
            <text:p>Sorteio TEC</text:p>
          </table:table-cell>
          <table:table-cell table:style-name="ce32" table:formula="oooc:=RAND()" office:value-type="float" office:value="0.5664659596883647">
            <text:p>0.57</text:p>
          </table:table-cell>
          <table:table-cell/>
          <table:table-cell table:style-name="ce44" office:value-type="string">
            <text:p>Classe TEC</text:p>
          </table:table-cell>
          <table:table-cell table:style-name="ce45" table:formula="oooc:=IF(([.B19]&lt;=[distribuicaoDeFrequencia.J2]);[distribuicaoDeFrequencia.F2];IF(([.B19]&lt;=[distribuicaoDeFrequencia.J3]);[distribuicaoDeFrequencia.F3];IF(([.B19]&lt;=[distribuicaoDeFrequencia.J4]);[distribuicaoDeFrequencia.F4];IF(([.B19]&lt;=[distribuicaoDeFrequencia.J5]);[distribuicaoDeFrequencia.F5];IF(([.B19]&lt;=[distribuicaoDeFrequencia.J6]);[distribuicaoDeFrequencia.F6];IF(([.B19]&lt;=[distribuicaoDeFrequencia.J7]);[distribuicaoDeFrequencia.F7];IF(([.B19]&lt;=[distribuicaoDeFrequencia.J8]);[distribuicaoDeFrequencia.F8];IF(([.B19]&lt;=[distribuicaoDeFrequencia.J9]);[distribuicaoDeFrequencia.F9];IF(([.B19]&lt;=[distribuicaoDeFrequencia.J10]);[distribuicaoDeFrequencia.F10];IF(([.B19]&lt;=[distribuicaoDeFrequencia.J11]);[distribuicaoDeFrequencia.F11];0))))))))))" office:value-type="float" office:value="2.25">
            <text:p>2.25</text:p>
          </table:table-cell>
          <table:table-cell/>
          <table:table-cell table:style-name="ce46" table:number-columns-spanned="6" table:number-rows-spanned="1" office:value-type="string">
            <text:p>RESPOSTAS \/</text:p>
          </table:table-cell>
          <table:covered-table-cell table:number-columns-repeated="5"/>
        </table:table-row>
        <table:table-row table:style-name="ro3">
          <table:table-cell table:style-name="ce44" office:value-type="string">
            <text:p>Sorteio TS SA</text:p>
          </table:table-cell>
          <table:table-cell table:style-name="ce32" table:formula="oooc:=RAND()" office:value-type="float" office:value="0.3806721650218794">
            <text:p>0.38</text:p>
          </table:table-cell>
          <table:table-cell/>
          <table:table-cell table:style-name="ce44" office:value-type="string">
            <text:p>Classe TS SA</text:p>
          </table:table-cell>
          <table:table-cell table:style-name="ce45" table:formula="oooc:=IF(([.B20]&lt;=[distribuicaoDeFrequencia.J16]);[distribuicaoDeFrequencia.F16];IF(([.B20]&lt;=[distribuicaoDeFrequencia.J17]);[distribuicaoDeFrequencia.F17];IF(([.B20]&lt;=[distribuicaoDeFrequencia.J18]);[distribuicaoDeFrequencia.F18];IF(([.B20]&lt;=[distribuicaoDeFrequencia.J19]);[distribuicaoDeFrequencia.F19];IF(([.B20]&lt;=[distribuicaoDeFrequencia.J20]);[distribuicaoDeFrequencia.F20];IF(([.B20]&lt;=[distribuicaoDeFrequencia.J22]);[distribuicaoDeFrequencia.F22];IF(([.B20]&lt;=[distribuicaoDeFrequencia.J25]);[distribuicaoDeFrequencia.F25];0)))))))" office:value-type="float" office:value="1.9">
            <text:p>1.9</text:p>
          </table:table-cell>
          <table:table-cell table:style-name="ce48"/>
          <table:table-cell table:style-name="ce49" table:number-columns-spanned="5" table:number-rows-spanned="1" office:value-type="string">
            <text:p>Taxa média de utilização dos dois postos de serviços</text:p>
          </table:table-cell>
          <table:covered-table-cell table:number-columns-repeated="4"/>
          <table:table-cell table:style-name="ce50" table:formula="oooc:=(([.H16]*2)-([.J17]+[.K17]))/([.H16]*2)" office:value-type="percentage" office:value="0.5134168157423972">
            <text:p>51.34%</text:p>
          </table:table-cell>
          <table:table-cell table:style-name="ce63"/>
        </table:table-row>
        <table:table-row table:style-name="ro3">
          <table:table-cell table:style-name="ce44" office:value-type="string">
            <text:p>Sorteio TS SN</text:p>
          </table:table-cell>
          <table:table-cell table:style-name="ce32" table:formula="oooc:=RAND()" office:value-type="float" office:value="0.030796015659358633">
            <text:p>0.03</text:p>
          </table:table-cell>
          <table:table-cell/>
          <table:table-cell table:style-name="ce44" office:value-type="string">
            <text:p>Classe TS SN</text:p>
          </table:table-cell>
          <table:table-cell table:style-name="ce45" table:formula="oooc:=IF(([.B21]&lt;=[distribuicaoDeFrequencia.J30]);[distribuicaoDeFrequencia.F30];IF(([.B21]&lt;=[distribuicaoDeFrequencia.J31]);[distribuicaoDeFrequencia.F31];IF(([.B21]&lt;=[distribuicaoDeFrequencia.J32]);[distribuicaoDeFrequencia.F32];IF(([.B21]&lt;=[distribuicaoDeFrequencia.J33]);[distribuicaoDeFrequencia.F33];IF(([.B21]&lt;=[distribuicaoDeFrequencia.J34]);[distribuicaoDeFrequencia.F34];IF(([.B21]&lt;=[distribuicaoDeFrequencia.J36]);[distribuicaoDeFrequencia.F36];IF(([.B21]&lt;=[distribuicaoDeFrequencia.J39]);[distribuicaoDeFrequencia.F39];0)))))))" office:value-type="float" office:value="2.3">
            <text:p>2.3</text:p>
          </table:table-cell>
          <table:table-cell table:style-name="ce48"/>
          <table:table-cell table:style-name="ce51" table:number-columns-spanned="5" table:number-rows-spanned="1" office:value-type="string">
            <text:p>Tempo médio de um cliente no sistema</text:p>
          </table:table-cell>
          <table:covered-table-cell table:number-columns-repeated="4"/>
          <table:table-cell table:style-name="ce52" table:formula="oooc:=[.I17]" office:value-type="float" office:value="3.103333333333333">
            <text:p>3.10</text:p>
          </table:table-cell>
          <table:table-cell table:style-name="ce63"/>
        </table:table-row>
        <table:table-row table:style-name="ro3">
          <table:table-cell table:style-name="ce44" office:value-type="string">
            <text:p>Sorteio Servidor</text:p>
          </table:table-cell>
          <table:table-cell table:style-name="ce77" table:formula="oooc:=RAND()" office:value-type="float" office:value="0.1215160206111705">
            <text:p>0.121516021</text:p>
          </table:table-cell>
          <table:table-cell/>
          <table:table-cell table:style-name="ce44" office:value-type="string">
            <text:p>Servidor</text:p>
          </table:table-cell>
          <table:table-cell table:style-name="ce45" table:formula="oooc:=IF(([.B22]&gt;0.5);&quot;Novo&quot;;&quot;Antigo&quot;)" office:value-type="string">
            <text:p>Antigo</text:p>
          </table:table-cell>
          <table:table-cell table:style-name="ce48"/>
          <table:table-cell table:style-name="ce51" table:number-columns-spanned="5" table:number-rows-spanned="1" office:value-type="string">
            <text:p>Tempo médio que um cliente deve esperar na fila para ser atendido</text:p>
          </table:table-cell>
          <table:covered-table-cell table:number-columns-repeated="4"/>
          <table:table-cell table:style-name="ce52" table:formula="oooc:=[.G17]" office:value-type="float" office:value="0.16333333333333352">
            <text:p>0.16</text:p>
          </table:table-cell>
          <table:table-cell table:style-name="ce63"/>
        </table:table-row>
        <table:table-row table:style-name="ro3">
          <table:table-cell table:number-columns-repeated="5"/>
          <table:table-cell table:style-name="ce48"/>
          <table:table-cell table:style-name="ce53" table:number-columns-spanned="5" table:number-rows-spanned="1" office:value-type="string">
            <text:p>Tempo médio de atendimento</text:p>
          </table:table-cell>
          <table:covered-table-cell table:number-columns-repeated="4"/>
          <table:table-cell table:style-name="ce54" table:formula="oooc:=([.H17]-[.F17])/15" office:value-type="float" office:value="2.9400000000000017">
            <text:p>2.94</text:p>
          </table:table-cell>
          <table:table-cell table:style-name="ce63"/>
        </table:table-row>
        <table:table-row table:style-name="ro3">
          <table:table-cell table:number-columns-repeated="6"/>
          <table:table-cell table:style-name="ce55" table:number-columns-spanned="6" table:number-rows-spanned="1" office:value-type="string">
            <text:p>RESPOSTAS /\</text:p>
          </table:table-cell>
          <table:covered-table-cell table:number-columns-repeated="5"/>
        </table:table-row>
        <table:table-row table:number-rows-repeated="2" table:style-name="ro3"/>
        <table:table-row table:style-name="ro3">
          <table:table-cell table:style-name="ce56" office:value-type="string">
            <text:p>Aluno:</text:p>
          </table:table-cell>
          <table:table-cell table:style-name="ce57" table:number-columns-spanned="2" table:number-rows-spanned="1" office:value-type="string">
            <text:p>Lucas Pereira da Silva</text:p>
          </table:table-cell>
          <table:covered-table-cell/>
          <table:table-cell table:style-name="ce57" office:value-type="float" office:value="10100754">
            <text:p>10100754</text:p>
          </table:table-cell>
        </table:table-row>
      </table:table>
      <table:table table:name="dados" table:style-name="ta3" table:print="false">
        <office:forms form:automatic-focus="false" form:apply-design-mode="false"/>
        <table:table-column table:style-name="co8" table:default-cell-style-name="ce-1"/>
        <table:table-column table:style-name="co3" table:number-columns-repeated="10" table:default-cell-style-name="ce-1"/>
        <table:table-column table:style-name="co7" table:default-cell-style-name="ce15" table:number-columns-repeated="245"/>
        <table:table-row table:style-name="ro4">
          <table:table-cell table:style-name="ce78" office:value-type="string">
            <text:p>Tempo entre chegadas</text:p>
          </table:table-cell>
          <table:table-cell table:style-name="ce66" office:value-type="float" office:value="2.724">
            <text:p>2.72</text:p>
          </table:table-cell>
          <table:table-cell table:style-name="ce66" office:value-type="float" office:value="5.586">
            <text:p>5.59</text:p>
          </table:table-cell>
          <table:table-cell table:style-name="ce66" office:value-type="float" office:value="0.216">
            <text:p>0.22</text:p>
          </table:table-cell>
          <table:table-cell table:style-name="ce66" office:value-type="float" office:value="2.466">
            <text:p>2.47</text:p>
          </table:table-cell>
          <table:table-cell table:style-name="ce66" office:value-type="float" office:value="1.944">
            <text:p>1.94</text:p>
          </table:table-cell>
          <table:table-cell table:style-name="ce66" office:value-type="float" office:value="2.556">
            <text:p>2.56</text:p>
          </table:table-cell>
          <table:table-cell table:style-name="ce66" office:value-type="float" office:value="3.072">
            <text:p>3.07</text:p>
          </table:table-cell>
          <table:table-cell table:style-name="ce66" office:value-type="float" office:value="1.188">
            <text:p>1.19</text:p>
          </table:table-cell>
          <table:table-cell table:style-name="ce66" office:value-type="float" office:value="2.706">
            <text:p>2.71</text:p>
          </table:table-cell>
          <table:table-cell table:style-name="ce79" office:value-type="float" office:value="0.144">
            <text:p>0.14</text:p>
          </table:table-cell>
        </table:table-row>
        <table:table-row table:style-name="ro4">
          <table:table-cell table:style-name="ce80"/>
          <table:table-cell table:style-name="ce71" office:value-type="float" office:value="2.172">
            <text:p>2.17</text:p>
          </table:table-cell>
          <table:table-cell table:style-name="ce71" office:value-type="float" office:value="5.892">
            <text:p>5.89</text:p>
          </table:table-cell>
          <table:table-cell table:style-name="ce71" office:value-type="float" office:value="1.17">
            <text:p>1.17</text:p>
          </table:table-cell>
          <table:table-cell table:style-name="ce71" office:value-type="float" office:value="1.98">
            <text:p>1.98</text:p>
          </table:table-cell>
          <table:table-cell table:style-name="ce71" office:value-type="float" office:value="1.236">
            <text:p>1.24</text:p>
          </table:table-cell>
          <table:table-cell table:style-name="ce71" office:value-type="float" office:value="1.11">
            <text:p>1.11</text:p>
          </table:table-cell>
          <table:table-cell table:style-name="ce71" office:value-type="float" office:value="1.548">
            <text:p>1.55</text:p>
          </table:table-cell>
          <table:table-cell table:style-name="ce71" office:value-type="float" office:value="3.474">
            <text:p>3.47</text:p>
          </table:table-cell>
          <table:table-cell table:style-name="ce71" office:value-type="float" office:value="1.53">
            <text:p>1.53</text:p>
          </table:table-cell>
          <table:table-cell table:style-name="ce81" office:value-type="float" office:value="5.274">
            <text:p>5.27</text:p>
          </table:table-cell>
        </table:table-row>
        <table:table-row table:style-name="ro4">
          <table:table-cell table:style-name="ce80"/>
          <table:table-cell table:style-name="ce71" office:value-type="float" office:value="3.192">
            <text:p>3.19</text:p>
          </table:table-cell>
          <table:table-cell table:style-name="ce71" office:value-type="float" office:value="1.188">
            <text:p>1.19</text:p>
          </table:table-cell>
          <table:table-cell table:style-name="ce71" office:value-type="float" office:value="2.328">
            <text:p>2.33</text:p>
          </table:table-cell>
          <table:table-cell table:style-name="ce71" office:value-type="float" office:value="0.552">
            <text:p>0.55</text:p>
          </table:table-cell>
          <table:table-cell table:style-name="ce71" office:value-type="float" office:value="0.594">
            <text:p>0.59</text:p>
          </table:table-cell>
          <table:table-cell table:style-name="ce71" office:value-type="float" office:value="0.348">
            <text:p>0.35</text:p>
          </table:table-cell>
          <table:table-cell table:style-name="ce71" office:value-type="float" office:value="0.912">
            <text:p>0.91</text:p>
          </table:table-cell>
          <table:table-cell table:style-name="ce71" office:value-type="float" office:value="7.104">
            <text:p>7.10</text:p>
          </table:table-cell>
          <table:table-cell table:style-name="ce71" office:value-type="float" office:value="3.162">
            <text:p>3.16</text:p>
          </table:table-cell>
          <table:table-cell table:style-name="ce81" office:value-type="float" office:value="3.51">
            <text:p>3.51</text:p>
          </table:table-cell>
        </table:table-row>
        <table:table-row table:style-name="ro4">
          <table:table-cell table:style-name="ce80"/>
          <table:table-cell table:style-name="ce71" office:value-type="float" office:value="0.126">
            <text:p>0.13</text:p>
          </table:table-cell>
          <table:table-cell table:style-name="ce71" office:value-type="float" office:value="0.81">
            <text:p>0.81</text:p>
          </table:table-cell>
          <table:table-cell table:style-name="ce71" office:value-type="float" office:value="3.63">
            <text:p>3.63</text:p>
          </table:table-cell>
          <table:table-cell table:style-name="ce71" office:value-type="float" office:value="4.374">
            <text:p>4.37</text:p>
          </table:table-cell>
          <table:table-cell table:style-name="ce71" office:value-type="float" office:value="0.774">
            <text:p>0.77</text:p>
          </table:table-cell>
          <table:table-cell table:style-name="ce71" office:value-type="float" office:value="2.922">
            <text:p>2.92</text:p>
          </table:table-cell>
          <table:table-cell table:style-name="ce71" office:value-type="float" office:value="2.58">
            <text:p>2.58</text:p>
          </table:table-cell>
          <table:table-cell table:style-name="ce71" office:value-type="float" office:value="1.716">
            <text:p>1.72</text:p>
          </table:table-cell>
          <table:table-cell table:style-name="ce71" office:value-type="float" office:value="0.078">
            <text:p>0.08</text:p>
          </table:table-cell>
          <table:table-cell table:style-name="ce81" office:value-type="float" office:value="0.504">
            <text:p>0.50</text:p>
          </table:table-cell>
        </table:table-row>
        <table:table-row table:style-name="ro4">
          <table:table-cell table:style-name="ce80"/>
          <table:table-cell table:style-name="ce71" office:value-type="float" office:value="6.624">
            <text:p>6.62</text:p>
          </table:table-cell>
          <table:table-cell table:style-name="ce71" office:value-type="float" office:value="7.962">
            <text:p>7.96</text:p>
          </table:table-cell>
          <table:table-cell table:style-name="ce71" office:value-type="float" office:value="1.278">
            <text:p>1.28</text:p>
          </table:table-cell>
          <table:table-cell table:style-name="ce71" office:value-type="float" office:value="0.36">
            <text:p>0.36</text:p>
          </table:table-cell>
          <table:table-cell table:style-name="ce71" office:value-type="float" office:value="1.662">
            <text:p>1.66</text:p>
          </table:table-cell>
          <table:table-cell table:style-name="ce71" office:value-type="float" office:value="2.394">
            <text:p>2.39</text:p>
          </table:table-cell>
          <table:table-cell table:style-name="ce71" office:value-type="float" office:value="0.882">
            <text:p>0.88</text:p>
          </table:table-cell>
          <table:table-cell table:style-name="ce71" office:value-type="float" office:value="3.228">
            <text:p>3.23</text:p>
          </table:table-cell>
          <table:table-cell table:style-name="ce71" office:value-type="float" office:value="1.356">
            <text:p>1.36</text:p>
          </table:table-cell>
          <table:table-cell table:style-name="ce81" office:value-type="float" office:value="0.048">
            <text:p>0.05</text:p>
          </table:table-cell>
        </table:table-row>
        <table:table-row table:style-name="ro4">
          <table:table-cell table:style-name="ce80"/>
          <table:table-cell table:style-name="ce71" office:value-type="float" office:value="3.612">
            <text:p>3.61</text:p>
          </table:table-cell>
          <table:table-cell table:style-name="ce71" office:value-type="float" office:value="2.412">
            <text:p>2.41</text:p>
          </table:table-cell>
          <table:table-cell table:style-name="ce71" office:value-type="float" office:value="3.306">
            <text:p>3.31</text:p>
          </table:table-cell>
          <table:table-cell table:style-name="ce71" office:value-type="float" office:value="1.692">
            <text:p>1.69</text:p>
          </table:table-cell>
          <table:table-cell table:style-name="ce71" office:value-type="float" office:value="2.502">
            <text:p>2.50</text:p>
          </table:table-cell>
          <table:table-cell table:style-name="ce71" office:value-type="float" office:value="0.282">
            <text:p>0.28</text:p>
          </table:table-cell>
          <table:table-cell table:style-name="ce71" office:value-type="float" office:value="1.122">
            <text:p>1.12</text:p>
          </table:table-cell>
          <table:table-cell table:style-name="ce71" office:value-type="float" office:value="1.632">
            <text:p>1.63</text:p>
          </table:table-cell>
          <table:table-cell table:style-name="ce71" office:value-type="float" office:value="0.186">
            <text:p>0.19</text:p>
          </table:table-cell>
          <table:table-cell table:style-name="ce81" office:value-type="float" office:value="3.594">
            <text:p>3.59</text:p>
          </table:table-cell>
        </table:table-row>
        <table:table-row table:style-name="ro4">
          <table:table-cell table:style-name="ce80"/>
          <table:table-cell table:style-name="ce71" office:value-type="float" office:value="2.172">
            <text:p>2.17</text:p>
          </table:table-cell>
          <table:table-cell table:style-name="ce71" office:value-type="float" office:value="4.884">
            <text:p>4.88</text:p>
          </table:table-cell>
          <table:table-cell table:style-name="ce71" office:value-type="float" office:value="0.204">
            <text:p>0.20</text:p>
          </table:table-cell>
          <table:table-cell table:style-name="ce71" office:value-type="float" office:value="5.628">
            <text:p>5.63</text:p>
          </table:table-cell>
          <table:table-cell table:style-name="ce71" office:value-type="float" office:value="0.6">
            <text:p>0.60</text:p>
          </table:table-cell>
          <table:table-cell table:style-name="ce71" office:value-type="float" office:value="8.544">
            <text:p>8.54</text:p>
          </table:table-cell>
          <table:table-cell table:style-name="ce71" office:value-type="float" office:value="5.994">
            <text:p>5.99</text:p>
          </table:table-cell>
          <table:table-cell table:style-name="ce71" office:value-type="float" office:value="0.978">
            <text:p>0.98</text:p>
          </table:table-cell>
          <table:table-cell table:style-name="ce71" office:value-type="float" office:value="0.618">
            <text:p>0.62</text:p>
          </table:table-cell>
          <table:table-cell table:style-name="ce81" office:value-type="float" office:value="1.602">
            <text:p>1.60</text:p>
          </table:table-cell>
        </table:table-row>
        <table:table-row table:style-name="ro4">
          <table:table-cell table:style-name="ce80"/>
          <table:table-cell table:style-name="ce71" office:value-type="float" office:value="0.084">
            <text:p>0.08</text:p>
          </table:table-cell>
          <table:table-cell table:style-name="ce71" office:value-type="float" office:value="2.088">
            <text:p>2.09</text:p>
          </table:table-cell>
          <table:table-cell table:style-name="ce71" office:value-type="float" office:value="1.608">
            <text:p>1.61</text:p>
          </table:table-cell>
          <table:table-cell table:style-name="ce71" office:value-type="float" office:value="0.546">
            <text:p>0.55</text:p>
          </table:table-cell>
          <table:table-cell table:style-name="ce71" office:value-type="float" office:value="2.604">
            <text:p>2.60</text:p>
          </table:table-cell>
          <table:table-cell table:style-name="ce71" office:value-type="float" office:value="0.15">
            <text:p>0.15</text:p>
          </table:table-cell>
          <table:table-cell table:style-name="ce71" office:value-type="float" office:value="0.966">
            <text:p>0.97</text:p>
          </table:table-cell>
          <table:table-cell table:style-name="ce71" office:value-type="float" office:value="0.57">
            <text:p>0.57</text:p>
          </table:table-cell>
          <table:table-cell table:style-name="ce71" office:value-type="float" office:value="0.852">
            <text:p>0.85</text:p>
          </table:table-cell>
          <table:table-cell table:style-name="ce81" office:value-type="float" office:value="0.696">
            <text:p>0.70</text:p>
          </table:table-cell>
        </table:table-row>
        <table:table-row table:style-name="ro4">
          <table:table-cell table:style-name="ce80"/>
          <table:table-cell table:style-name="ce71" office:value-type="float" office:value="5.694">
            <text:p>5.69</text:p>
          </table:table-cell>
          <table:table-cell table:style-name="ce71" office:value-type="float" office:value="5.7">
            <text:p>5.70</text:p>
          </table:table-cell>
          <table:table-cell table:style-name="ce71" office:value-type="float" office:value="0.618">
            <text:p>0.62</text:p>
          </table:table-cell>
          <table:table-cell table:style-name="ce71" office:value-type="float" office:value="3.114">
            <text:p>3.11</text:p>
          </table:table-cell>
          <table:table-cell table:style-name="ce71" office:value-type="float" office:value="3.462">
            <text:p>3.46</text:p>
          </table:table-cell>
          <table:table-cell table:style-name="ce71" office:value-type="float" office:value="0.324">
            <text:p>0.32</text:p>
          </table:table-cell>
          <table:table-cell table:style-name="ce71" office:value-type="float" office:value="3.546">
            <text:p>3.55</text:p>
          </table:table-cell>
          <table:table-cell table:style-name="ce71" office:value-type="float" office:value="0.24">
            <text:p>0.24</text:p>
          </table:table-cell>
          <table:table-cell table:style-name="ce71" office:value-type="float" office:value="2.676">
            <text:p>2.68</text:p>
          </table:table-cell>
          <table:table-cell table:style-name="ce81" office:value-type="float" office:value="2.826">
            <text:p>2.83</text:p>
          </table:table-cell>
        </table:table-row>
        <table:table-row table:style-name="ro4">
          <table:table-cell table:style-name="ce82"/>
          <table:table-cell table:style-name="ce75" office:value-type="float" office:value="2.97">
            <text:p>2.97</text:p>
          </table:table-cell>
          <table:table-cell table:style-name="ce75" office:value-type="float" office:value="0.87">
            <text:p>0.87</text:p>
          </table:table-cell>
          <table:table-cell table:style-name="ce75" office:value-type="float" office:value="0.312">
            <text:p>0.31</text:p>
          </table:table-cell>
          <table:table-cell table:style-name="ce75" office:value-type="float" office:value="0.126">
            <text:p>0.13</text:p>
          </table:table-cell>
          <table:table-cell table:style-name="ce75" office:value-type="float" office:value="1.386">
            <text:p>1.39</text:p>
          </table:table-cell>
          <table:table-cell table:style-name="ce75" office:value-type="float" office:value="4.53">
            <text:p>4.53</text:p>
          </table:table-cell>
          <table:table-cell table:style-name="ce75" office:value-type="float" office:value="2.04">
            <text:p>2.04</text:p>
          </table:table-cell>
          <table:table-cell table:style-name="ce75" office:value-type="float" office:value="1.452">
            <text:p>1.45</text:p>
          </table:table-cell>
          <table:table-cell table:style-name="ce75" office:value-type="float" office:value="0.756">
            <text:p>0.76</text:p>
          </table:table-cell>
          <table:table-cell table:style-name="ce83" office:value-type="float" office:value="2.088">
            <text:p>2.09</text:p>
          </table:table-cell>
        </table:table-row>
        <table:table-row table:style-name="ro4">
          <table:table-cell table:number-columns-repeated="11" table:style-name="ce84"/>
        </table:table-row>
        <table:table-row table:style-name="ro4">
          <table:table-cell table:style-name="ce85" office:value-type="string">
            <text:p>Tempo de serviço do atendente antigo</text:p>
          </table:table-cell>
          <table:table-cell table:style-name="ce86" office:value-type="float" office:value="0.65">
            <text:p>0.65</text:p>
          </table:table-cell>
          <table:table-cell table:style-name="ce86" office:value-type="float" office:value="3.76">
            <text:p>3.76</text:p>
          </table:table-cell>
          <table:table-cell table:style-name="ce86" office:value-type="float" office:value="0.59">
            <text:p>0.59</text:p>
          </table:table-cell>
          <table:table-cell table:style-name="ce86" office:value-type="float" office:value="0.71">
            <text:p>0.71</text:p>
          </table:table-cell>
          <table:table-cell table:style-name="ce86" office:value-type="float" office:value="0.89">
            <text:p>0.89</text:p>
          </table:table-cell>
          <table:table-cell table:style-name="ce86" office:value-type="float" office:value="2">
            <text:p>2.00</text:p>
          </table:table-cell>
          <table:table-cell table:style-name="ce86" office:value-type="float" office:value="8.59">
            <text:p>8.59</text:p>
          </table:table-cell>
          <table:table-cell table:style-name="ce86" office:value-type="float" office:value="1.32">
            <text:p>1.32</text:p>
          </table:table-cell>
          <table:table-cell table:style-name="ce86" office:value-type="float" office:value="1.27">
            <text:p>1.27</text:p>
          </table:table-cell>
          <table:table-cell table:style-name="ce87" office:value-type="float" office:value="0.85">
            <text:p>0.85</text:p>
          </table:table-cell>
        </table:table-row>
        <table:table-row table:style-name="ro4">
          <table:table-cell table:style-name="ce88"/>
          <table:table-cell table:style-name="ce89" office:value-type="float" office:value="5.06">
            <text:p>5.06</text:p>
          </table:table-cell>
          <table:table-cell table:style-name="ce89" office:value-type="float" office:value="4.36">
            <text:p>4.36</text:p>
          </table:table-cell>
          <table:table-cell table:style-name="ce89" office:value-type="float" office:value="1.62">
            <text:p>1.62</text:p>
          </table:table-cell>
          <table:table-cell table:style-name="ce89" office:value-type="float" office:value="5.98">
            <text:p>5.98</text:p>
          </table:table-cell>
          <table:table-cell table:style-name="ce89" office:value-type="float" office:value="0.38">
            <text:p>0.38</text:p>
          </table:table-cell>
          <table:table-cell table:style-name="ce89" office:value-type="float" office:value="3.45">
            <text:p>3.45</text:p>
          </table:table-cell>
          <table:table-cell table:style-name="ce89" office:value-type="float" office:value="3.36">
            <text:p>3.36</text:p>
          </table:table-cell>
          <table:table-cell table:style-name="ce89" office:value-type="float" office:value="4.63">
            <text:p>4.63</text:p>
          </table:table-cell>
          <table:table-cell table:style-name="ce89" office:value-type="float" office:value="3.07">
            <text:p>3.07</text:p>
          </table:table-cell>
          <table:table-cell table:style-name="ce90" office:value-type="float" office:value="0.02">
            <text:p>0.02</text:p>
          </table:table-cell>
        </table:table-row>
        <table:table-row table:style-name="ro4">
          <table:table-cell table:style-name="ce88"/>
          <table:table-cell table:style-name="ce89" office:value-type="float" office:value="1.09">
            <text:p>1.09</text:p>
          </table:table-cell>
          <table:table-cell table:style-name="ce89" office:value-type="float" office:value="2.42">
            <text:p>2.42</text:p>
          </table:table-cell>
          <table:table-cell table:style-name="ce89" office:value-type="float" office:value="0.26">
            <text:p>0.26</text:p>
          </table:table-cell>
          <table:table-cell table:style-name="ce89" office:value-type="float" office:value="5.71">
            <text:p>5.71</text:p>
          </table:table-cell>
          <table:table-cell table:style-name="ce89" office:value-type="float" office:value="12.09">
            <text:p>12.09</text:p>
          </table:table-cell>
          <table:table-cell table:style-name="ce89" office:value-type="float" office:value="1.6">
            <text:p>1.60</text:p>
          </table:table-cell>
          <table:table-cell table:style-name="ce89" office:value-type="float" office:value="5.79">
            <text:p>5.79</text:p>
          </table:table-cell>
          <table:table-cell table:style-name="ce89" office:value-type="float" office:value="2.12">
            <text:p>2.12</text:p>
          </table:table-cell>
          <table:table-cell table:style-name="ce89" office:value-type="float" office:value="0.87">
            <text:p>0.87</text:p>
          </table:table-cell>
          <table:table-cell table:style-name="ce90" office:value-type="float" office:value="0.21">
            <text:p>0.21</text:p>
          </table:table-cell>
        </table:table-row>
        <table:table-row table:style-name="ro4">
          <table:table-cell table:style-name="ce88"/>
          <table:table-cell table:style-name="ce89" office:value-type="float" office:value="1.33">
            <text:p>1.33</text:p>
          </table:table-cell>
          <table:table-cell table:style-name="ce89" office:value-type="float" office:value="4.02">
            <text:p>4.02</text:p>
          </table:table-cell>
          <table:table-cell table:style-name="ce89" office:value-type="float" office:value="1.59">
            <text:p>1.59</text:p>
          </table:table-cell>
          <table:table-cell table:style-name="ce89" office:value-type="float" office:value="2.76">
            <text:p>2.76</text:p>
          </table:table-cell>
          <table:table-cell table:style-name="ce89" office:value-type="float" office:value="3.48">
            <text:p>3.48</text:p>
          </table:table-cell>
          <table:table-cell table:style-name="ce89" office:value-type="float" office:value="1.13">
            <text:p>1.13</text:p>
          </table:table-cell>
          <table:table-cell table:style-name="ce89" office:value-type="float" office:value="1.77">
            <text:p>1.77</text:p>
          </table:table-cell>
          <table:table-cell table:style-name="ce89" office:value-type="float" office:value="1.17">
            <text:p>1.17</text:p>
          </table:table-cell>
          <table:table-cell table:style-name="ce89" office:value-type="float" office:value="2.94">
            <text:p>2.94</text:p>
          </table:table-cell>
          <table:table-cell table:style-name="ce90" office:value-type="float" office:value="1.4">
            <text:p>1.40</text:p>
          </table:table-cell>
        </table:table-row>
        <table:table-row table:style-name="ro4">
          <table:table-cell table:style-name="ce88"/>
          <table:table-cell table:style-name="ce89" office:value-type="float" office:value="1.41">
            <text:p>1.41</text:p>
          </table:table-cell>
          <table:table-cell table:style-name="ce89" office:value-type="float" office:value="7.85">
            <text:p>7.85</text:p>
          </table:table-cell>
          <table:table-cell table:style-name="ce89" office:value-type="float" office:value="1.36">
            <text:p>1.36</text:p>
          </table:table-cell>
          <table:table-cell table:style-name="ce89" office:value-type="float" office:value="1.48">
            <text:p>1.48</text:p>
          </table:table-cell>
          <table:table-cell table:style-name="ce89" office:value-type="float" office:value="2.06">
            <text:p>2.06</text:p>
          </table:table-cell>
          <table:table-cell table:style-name="ce89" office:value-type="float" office:value="0">
            <text:p>0.00</text:p>
          </table:table-cell>
          <table:table-cell table:style-name="ce89" office:value-type="float" office:value="1.94">
            <text:p>1.94</text:p>
          </table:table-cell>
          <table:table-cell table:style-name="ce89" office:value-type="float" office:value="3.37">
            <text:p>3.37</text:p>
          </table:table-cell>
          <table:table-cell table:style-name="ce89" office:value-type="float" office:value="7.27">
            <text:p>7.27</text:p>
          </table:table-cell>
          <table:table-cell table:style-name="ce90" office:value-type="float" office:value="0.11">
            <text:p>0.11</text:p>
          </table:table-cell>
        </table:table-row>
        <table:table-row table:style-name="ro4">
          <table:table-cell table:style-name="ce88"/>
          <table:table-cell table:style-name="ce89" office:value-type="float" office:value="1.38">
            <text:p>1.38</text:p>
          </table:table-cell>
          <table:table-cell table:style-name="ce89" office:value-type="float" office:value="2.02">
            <text:p>2.02</text:p>
          </table:table-cell>
          <table:table-cell table:style-name="ce89" office:value-type="float" office:value="0.78">
            <text:p>0.78</text:p>
          </table:table-cell>
          <table:table-cell table:style-name="ce89" office:value-type="float" office:value="5.57">
            <text:p>5.57</text:p>
          </table:table-cell>
          <table:table-cell table:style-name="ce89" office:value-type="float" office:value="1.13">
            <text:p>1.13</text:p>
          </table:table-cell>
          <table:table-cell table:style-name="ce89" office:value-type="float" office:value="0.44">
            <text:p>0.44</text:p>
          </table:table-cell>
          <table:table-cell table:style-name="ce89" office:value-type="float" office:value="0.51">
            <text:p>0.51</text:p>
          </table:table-cell>
          <table:table-cell table:style-name="ce89" office:value-type="float" office:value="0.01">
            <text:p>0.01</text:p>
          </table:table-cell>
          <table:table-cell table:style-name="ce89" office:value-type="float" office:value="5.65">
            <text:p>5.65</text:p>
          </table:table-cell>
          <table:table-cell table:style-name="ce90" office:value-type="float" office:value="3.25">
            <text:p>3.25</text:p>
          </table:table-cell>
        </table:table-row>
        <table:table-row table:style-name="ro4">
          <table:table-cell table:style-name="ce88"/>
          <table:table-cell table:style-name="ce89" office:value-type="float" office:value="0.54">
            <text:p>0.54</text:p>
          </table:table-cell>
          <table:table-cell table:style-name="ce89" office:value-type="float" office:value="0.7">
            <text:p>0.70</text:p>
          </table:table-cell>
          <table:table-cell table:style-name="ce89" office:value-type="float" office:value="1.13">
            <text:p>1.13</text:p>
          </table:table-cell>
          <table:table-cell table:style-name="ce89" office:value-type="float" office:value="11.65">
            <text:p>11.65</text:p>
          </table:table-cell>
          <table:table-cell table:style-name="ce89" office:value-type="float" office:value="1.6">
            <text:p>1.60</text:p>
          </table:table-cell>
          <table:table-cell table:style-name="ce89" office:value-type="float" office:value="1.22">
            <text:p>1.22</text:p>
          </table:table-cell>
          <table:table-cell table:style-name="ce89" office:value-type="float" office:value="0.72">
            <text:p>0.72</text:p>
          </table:table-cell>
          <table:table-cell table:style-name="ce89" office:value-type="float" office:value="1.15">
            <text:p>1.15</text:p>
          </table:table-cell>
          <table:table-cell table:style-name="ce89" office:value-type="float" office:value="2.02">
            <text:p>2.02</text:p>
          </table:table-cell>
          <table:table-cell table:style-name="ce90" office:value-type="float" office:value="3.76">
            <text:p>3.76</text:p>
          </table:table-cell>
        </table:table-row>
        <table:table-row table:style-name="ro4">
          <table:table-cell table:style-name="ce88"/>
          <table:table-cell table:style-name="ce89" office:value-type="float" office:value="2.66">
            <text:p>2.66</text:p>
          </table:table-cell>
          <table:table-cell table:style-name="ce89" office:value-type="float" office:value="7.81">
            <text:p>7.81</text:p>
          </table:table-cell>
          <table:table-cell table:style-name="ce89" office:value-type="float" office:value="2.61">
            <text:p>2.61</text:p>
          </table:table-cell>
          <table:table-cell table:style-name="ce89" office:value-type="float" office:value="0.63">
            <text:p>0.63</text:p>
          </table:table-cell>
          <table:table-cell table:style-name="ce89" office:value-type="float" office:value="0.21">
            <text:p>0.21</text:p>
          </table:table-cell>
          <table:table-cell table:style-name="ce89" office:value-type="float" office:value="5.16">
            <text:p>5.16</text:p>
          </table:table-cell>
          <table:table-cell table:style-name="ce89" office:value-type="float" office:value="5.46">
            <text:p>5.46</text:p>
          </table:table-cell>
          <table:table-cell table:style-name="ce89" office:value-type="float" office:value="0.43">
            <text:p>0.43</text:p>
          </table:table-cell>
          <table:table-cell table:style-name="ce89" office:value-type="float" office:value="0.38">
            <text:p>0.38</text:p>
          </table:table-cell>
          <table:table-cell table:style-name="ce90" office:value-type="float" office:value="2">
            <text:p>2.00</text:p>
          </table:table-cell>
        </table:table-row>
        <table:table-row table:style-name="ro4">
          <table:table-cell table:style-name="ce88"/>
          <table:table-cell table:style-name="ce89" office:value-type="float" office:value="0.52">
            <text:p>0.52</text:p>
          </table:table-cell>
          <table:table-cell table:style-name="ce89" office:value-type="float" office:value="2.11">
            <text:p>2.11</text:p>
          </table:table-cell>
          <table:table-cell table:style-name="ce89" office:value-type="float" office:value="1.44">
            <text:p>1.44</text:p>
          </table:table-cell>
          <table:table-cell table:style-name="ce89" office:value-type="float" office:value="0.52">
            <text:p>0.52</text:p>
          </table:table-cell>
          <table:table-cell table:style-name="ce89" office:value-type="float" office:value="7.4">
            <text:p>7.40</text:p>
          </table:table-cell>
          <table:table-cell table:style-name="ce89" office:value-type="float" office:value="3.83">
            <text:p>3.83</text:p>
          </table:table-cell>
          <table:table-cell table:style-name="ce89" office:value-type="float" office:value="1.84">
            <text:p>1.84</text:p>
          </table:table-cell>
          <table:table-cell table:style-name="ce89" office:value-type="float" office:value="3.91">
            <text:p>3.91</text:p>
          </table:table-cell>
          <table:table-cell table:style-name="ce89" office:value-type="float" office:value="0.4">
            <text:p>0.40</text:p>
          </table:table-cell>
          <table:table-cell table:style-name="ce90" office:value-type="float" office:value="2.32">
            <text:p>2.32</text:p>
          </table:table-cell>
        </table:table-row>
        <table:table-row table:style-name="ro4">
          <table:table-cell table:style-name="ce91"/>
          <table:table-cell table:style-name="ce92" office:value-type="float" office:value="18.92">
            <text:p>18.92</text:p>
          </table:table-cell>
          <table:table-cell table:style-name="ce92" office:value-type="float" office:value="0.16">
            <text:p>0.16</text:p>
          </table:table-cell>
          <table:table-cell table:style-name="ce92" office:value-type="float" office:value="7.73">
            <text:p>7.73</text:p>
          </table:table-cell>
          <table:table-cell table:style-name="ce92" office:value-type="float" office:value="2.63">
            <text:p>2.63</text:p>
          </table:table-cell>
          <table:table-cell table:style-name="ce92" office:value-type="float" office:value="1.54">
            <text:p>1.54</text:p>
          </table:table-cell>
          <table:table-cell table:style-name="ce92" office:value-type="float" office:value="1.02">
            <text:p>1.02</text:p>
          </table:table-cell>
          <table:table-cell table:style-name="ce92" office:value-type="float" office:value="3.55">
            <text:p>3.55</text:p>
          </table:table-cell>
          <table:table-cell table:style-name="ce92" office:value-type="float" office:value="1.77">
            <text:p>1.77</text:p>
          </table:table-cell>
          <table:table-cell table:style-name="ce92" office:value-type="float" office:value="1.5">
            <text:p>1.50</text:p>
          </table:table-cell>
          <table:table-cell table:style-name="ce93" office:value-type="float" office:value="1.56">
            <text:p>1.56</text:p>
          </table:table-cell>
        </table:table-row>
        <table:table-row table:style-name="ro4">
          <table:table-cell table:number-columns-repeated="11" table:style-name="ce84"/>
        </table:table-row>
        <table:table-row table:style-name="ro4">
          <table:table-cell table:style-name="ce94" office:value-type="string">
            <text:p>Tempo de serviço do atendente novo</text:p>
          </table:table-cell>
          <table:table-cell table:style-name="ce95" table:formula="oooc:=[.B12]*1.2" office:value-type="float" office:value="0.78">
            <text:p>0.78</text:p>
          </table:table-cell>
          <table:table-cell table:style-name="ce95" table:formula="oooc:=[.C12]*1.2" office:value-type="float" office:value="4.512">
            <text:p>4.51</text:p>
          </table:table-cell>
          <table:table-cell table:style-name="ce95" table:formula="oooc:=[.D12]*1.2" office:value-type="float" office:value="0.708">
            <text:p>0.71</text:p>
          </table:table-cell>
          <table:table-cell table:style-name="ce95" table:formula="oooc:=[.E12]*1.2" office:value-type="float" office:value="0.852">
            <text:p>0.85</text:p>
          </table:table-cell>
          <table:table-cell table:style-name="ce95" table:formula="oooc:=[.F12]*1.2" office:value-type="float" office:value="1.068">
            <text:p>1.07</text:p>
          </table:table-cell>
          <table:table-cell table:style-name="ce95" table:formula="oooc:=[.G12]*1.2" office:value-type="float" office:value="2.4">
            <text:p>2.40</text:p>
          </table:table-cell>
          <table:table-cell table:style-name="ce95" table:formula="oooc:=[.H12]*1.2" office:value-type="float" office:value="10.308">
            <text:p>10.31</text:p>
          </table:table-cell>
          <table:table-cell table:style-name="ce95" table:formula="oooc:=[.I12]*1.2" office:value-type="float" office:value="1.584">
            <text:p>1.58</text:p>
          </table:table-cell>
          <table:table-cell table:style-name="ce95" table:formula="oooc:=[.J12]*1.2" office:value-type="float" office:value="1.524">
            <text:p>1.52</text:p>
          </table:table-cell>
          <table:table-cell table:style-name="ce96" table:formula="oooc:=[.K12]*1.2" office:value-type="float" office:value="1.02">
            <text:p>1.02</text:p>
          </table:table-cell>
        </table:table-row>
        <table:table-row table:style-name="ro4">
          <table:table-cell table:style-name="ce97"/>
          <table:table-cell table:style-name="ce98" table:formula="oooc:=[.B13]*1.2" office:value-type="float" office:value="6.071999999999999">
            <text:p>6.07</text:p>
          </table:table-cell>
          <table:table-cell table:style-name="ce98" table:formula="oooc:=[.C13]*1.2" office:value-type="float" office:value="5.232">
            <text:p>5.23</text:p>
          </table:table-cell>
          <table:table-cell table:style-name="ce98" table:formula="oooc:=[.D13]*1.2" office:value-type="float" office:value="1.944">
            <text:p>1.94</text:p>
          </table:table-cell>
          <table:table-cell table:style-name="ce98" table:formula="oooc:=[.E13]*1.2" office:value-type="float" office:value="7.176">
            <text:p>7.18</text:p>
          </table:table-cell>
          <table:table-cell table:style-name="ce98" table:formula="oooc:=[.F13]*1.2" office:value-type="float" office:value="0.45599999999999996">
            <text:p>0.46</text:p>
          </table:table-cell>
          <table:table-cell table:style-name="ce98" table:formula="oooc:=[.G13]*1.2" office:value-type="float" office:value="4.14">
            <text:p>4.14</text:p>
          </table:table-cell>
          <table:table-cell table:style-name="ce98" table:formula="oooc:=[.H13]*1.2" office:value-type="float" office:value="4.032">
            <text:p>4.03</text:p>
          </table:table-cell>
          <table:table-cell table:style-name="ce98" table:formula="oooc:=[.I13]*1.2" office:value-type="float" office:value="5.556">
            <text:p>5.56</text:p>
          </table:table-cell>
          <table:table-cell table:style-name="ce98" table:formula="oooc:=[.J13]*1.2" office:value-type="float" office:value="3.6839999999999997">
            <text:p>3.68</text:p>
          </table:table-cell>
          <table:table-cell table:style-name="ce99" table:formula="oooc:=[.K13]*1.2" office:value-type="float" office:value="0.024">
            <text:p>0.02</text:p>
          </table:table-cell>
        </table:table-row>
        <table:table-row table:style-name="ro4">
          <table:table-cell table:style-name="ce97"/>
          <table:table-cell table:style-name="ce98" table:formula="oooc:=[.B14]*1.2" office:value-type="float" office:value="1.308">
            <text:p>1.31</text:p>
          </table:table-cell>
          <table:table-cell table:style-name="ce98" table:formula="oooc:=[.C14]*1.2" office:value-type="float" office:value="2.904">
            <text:p>2.90</text:p>
          </table:table-cell>
          <table:table-cell table:style-name="ce98" table:formula="oooc:=[.D14]*1.2" office:value-type="float" office:value="0.312">
            <text:p>0.31</text:p>
          </table:table-cell>
          <table:table-cell table:style-name="ce98" table:formula="oooc:=[.E14]*1.2" office:value-type="float" office:value="6.851999999999999">
            <text:p>6.85</text:p>
          </table:table-cell>
          <table:table-cell table:style-name="ce98" table:formula="oooc:=[.F14]*1.2" office:value-type="float" office:value="14.508">
            <text:p>14.51</text:p>
          </table:table-cell>
          <table:table-cell table:style-name="ce98" table:formula="oooc:=[.G14]*1.2" office:value-type="float" office:value="1.92">
            <text:p>1.92</text:p>
          </table:table-cell>
          <table:table-cell table:style-name="ce98" table:formula="oooc:=[.H14]*1.2" office:value-type="float" office:value="6.9479999999999995">
            <text:p>6.95</text:p>
          </table:table-cell>
          <table:table-cell table:style-name="ce98" table:formula="oooc:=[.I14]*1.2" office:value-type="float" office:value="2.544">
            <text:p>2.54</text:p>
          </table:table-cell>
          <table:table-cell table:style-name="ce98" table:formula="oooc:=[.J14]*1.2" office:value-type="float" office:value="1.044">
            <text:p>1.04</text:p>
          </table:table-cell>
          <table:table-cell table:style-name="ce99" table:formula="oooc:=[.K14]*1.2" office:value-type="float" office:value="0.252">
            <text:p>0.25</text:p>
          </table:table-cell>
        </table:table-row>
        <table:table-row table:style-name="ro4">
          <table:table-cell table:style-name="ce97"/>
          <table:table-cell table:style-name="ce98" table:formula="oooc:=[.B15]*1.2" office:value-type="float" office:value="1.596">
            <text:p>1.60</text:p>
          </table:table-cell>
          <table:table-cell table:style-name="ce98" table:formula="oooc:=[.C15]*1.2" office:value-type="float" office:value="4.823999999999999">
            <text:p>4.82</text:p>
          </table:table-cell>
          <table:table-cell table:style-name="ce98" table:formula="oooc:=[.D15]*1.2" office:value-type="float" office:value="1.908">
            <text:p>1.91</text:p>
          </table:table-cell>
          <table:table-cell table:style-name="ce98" table:formula="oooc:=[.E15]*1.2" office:value-type="float" office:value="3.312">
            <text:p>3.31</text:p>
          </table:table-cell>
          <table:table-cell table:style-name="ce98" table:formula="oooc:=[.F15]*1.2" office:value-type="float" office:value="4.176">
            <text:p>4.18</text:p>
          </table:table-cell>
          <table:table-cell table:style-name="ce98" table:formula="oooc:=[.G15]*1.2" office:value-type="float" office:value="1.3559999999999999">
            <text:p>1.36</text:p>
          </table:table-cell>
          <table:table-cell table:style-name="ce98" table:formula="oooc:=[.H15]*1.2" office:value-type="float" office:value="2.124">
            <text:p>2.12</text:p>
          </table:table-cell>
          <table:table-cell table:style-name="ce98" table:formula="oooc:=[.I15]*1.2" office:value-type="float" office:value="1.404">
            <text:p>1.40</text:p>
          </table:table-cell>
          <table:table-cell table:style-name="ce98" table:formula="oooc:=[.J15]*1.2" office:value-type="float" office:value="3.528">
            <text:p>3.53</text:p>
          </table:table-cell>
          <table:table-cell table:style-name="ce99" table:formula="oooc:=[.K15]*1.2" office:value-type="float" office:value="1.68">
            <text:p>1.68</text:p>
          </table:table-cell>
        </table:table-row>
        <table:table-row table:style-name="ro4">
          <table:table-cell table:style-name="ce97"/>
          <table:table-cell table:style-name="ce98" table:formula="oooc:=[.B16]*1.2" office:value-type="float" office:value="1.692">
            <text:p>1.69</text:p>
          </table:table-cell>
          <table:table-cell table:style-name="ce98" table:formula="oooc:=[.C16]*1.2" office:value-type="float" office:value="9.42">
            <text:p>9.42</text:p>
          </table:table-cell>
          <table:table-cell table:style-name="ce98" table:formula="oooc:=[.D16]*1.2" office:value-type="float" office:value="1.6320000000000001">
            <text:p>1.63</text:p>
          </table:table-cell>
          <table:table-cell table:style-name="ce98" table:formula="oooc:=[.E16]*1.2" office:value-type="float" office:value="1.776">
            <text:p>1.78</text:p>
          </table:table-cell>
          <table:table-cell table:style-name="ce98" table:formula="oooc:=[.F16]*1.2" office:value-type="float" office:value="2.472">
            <text:p>2.47</text:p>
          </table:table-cell>
          <table:table-cell table:style-name="ce98" table:formula="oooc:=[.G16]*1.2" office:value-type="float" office:value="0">
            <text:p>0.00</text:p>
          </table:table-cell>
          <table:table-cell table:style-name="ce98" table:formula="oooc:=[.H16]*1.2" office:value-type="float" office:value="2.328">
            <text:p>2.33</text:p>
          </table:table-cell>
          <table:table-cell table:style-name="ce98" table:formula="oooc:=[.I16]*1.2" office:value-type="float" office:value="4.044">
            <text:p>4.04</text:p>
          </table:table-cell>
          <table:table-cell table:style-name="ce98" table:formula="oooc:=[.J16]*1.2" office:value-type="float" office:value="8.723999999999998">
            <text:p>8.72</text:p>
          </table:table-cell>
          <table:table-cell table:style-name="ce99" table:formula="oooc:=[.K16]*1.2" office:value-type="float" office:value="0.132">
            <text:p>0.13</text:p>
          </table:table-cell>
        </table:table-row>
        <table:table-row table:style-name="ro4">
          <table:table-cell table:style-name="ce97"/>
          <table:table-cell table:style-name="ce98" table:formula="oooc:=[.B17]*1.2" office:value-type="float" office:value="1.656">
            <text:p>1.66</text:p>
          </table:table-cell>
          <table:table-cell table:style-name="ce98" table:formula="oooc:=[.C17]*1.2" office:value-type="float" office:value="2.424">
            <text:p>2.42</text:p>
          </table:table-cell>
          <table:table-cell table:style-name="ce98" table:formula="oooc:=[.D17]*1.2" office:value-type="float" office:value="0.9359999999999999">
            <text:p>0.94</text:p>
          </table:table-cell>
          <table:table-cell table:style-name="ce98" table:formula="oooc:=[.E17]*1.2" office:value-type="float" office:value="6.684">
            <text:p>6.68</text:p>
          </table:table-cell>
          <table:table-cell table:style-name="ce98" table:formula="oooc:=[.F17]*1.2" office:value-type="float" office:value="1.3559999999999999">
            <text:p>1.36</text:p>
          </table:table-cell>
          <table:table-cell table:style-name="ce98" table:formula="oooc:=[.G17]*1.2" office:value-type="float" office:value="0.528">
            <text:p>0.53</text:p>
          </table:table-cell>
          <table:table-cell table:style-name="ce98" table:formula="oooc:=[.H17]*1.2" office:value-type="float" office:value="0.612">
            <text:p>0.61</text:p>
          </table:table-cell>
          <table:table-cell table:style-name="ce98" table:formula="oooc:=[.I17]*1.2" office:value-type="float" office:value="0.012">
            <text:p>0.01</text:p>
          </table:table-cell>
          <table:table-cell table:style-name="ce98" table:formula="oooc:=[.J17]*1.2" office:value-type="float" office:value="6.78">
            <text:p>6.78</text:p>
          </table:table-cell>
          <table:table-cell table:style-name="ce99" table:formula="oooc:=[.K17]*1.2" office:value-type="float" office:value="3.9">
            <text:p>3.90</text:p>
          </table:table-cell>
        </table:table-row>
        <table:table-row table:style-name="ro4">
          <table:table-cell table:style-name="ce97"/>
          <table:table-cell table:style-name="ce98" table:formula="oooc:=[.B18]*1.2" office:value-type="float" office:value="0.648">
            <text:p>0.65</text:p>
          </table:table-cell>
          <table:table-cell table:style-name="ce98" table:formula="oooc:=[.C18]*1.2" office:value-type="float" office:value="0.84">
            <text:p>0.84</text:p>
          </table:table-cell>
          <table:table-cell table:style-name="ce98" table:formula="oooc:=[.D18]*1.2" office:value-type="float" office:value="1.3559999999999999">
            <text:p>1.36</text:p>
          </table:table-cell>
          <table:table-cell table:style-name="ce98" table:formula="oooc:=[.E18]*1.2" office:value-type="float" office:value="13.98">
            <text:p>13.98</text:p>
          </table:table-cell>
          <table:table-cell table:style-name="ce98" table:formula="oooc:=[.F18]*1.2" office:value-type="float" office:value="1.92">
            <text:p>1.92</text:p>
          </table:table-cell>
          <table:table-cell table:style-name="ce98" table:formula="oooc:=[.G18]*1.2" office:value-type="float" office:value="1.464">
            <text:p>1.46</text:p>
          </table:table-cell>
          <table:table-cell table:style-name="ce98" table:formula="oooc:=[.H18]*1.2" office:value-type="float" office:value="0.864">
            <text:p>0.86</text:p>
          </table:table-cell>
          <table:table-cell table:style-name="ce98" table:formula="oooc:=[.I18]*1.2" office:value-type="float" office:value="1.38">
            <text:p>1.38</text:p>
          </table:table-cell>
          <table:table-cell table:style-name="ce98" table:formula="oooc:=[.J18]*1.2" office:value-type="float" office:value="2.424">
            <text:p>2.42</text:p>
          </table:table-cell>
          <table:table-cell table:style-name="ce99" table:formula="oooc:=[.K18]*1.2" office:value-type="float" office:value="4.512">
            <text:p>4.51</text:p>
          </table:table-cell>
        </table:table-row>
        <table:table-row table:style-name="ro4">
          <table:table-cell table:style-name="ce97"/>
          <table:table-cell table:style-name="ce98" table:formula="oooc:=[.B19]*1.2" office:value-type="float" office:value="3.192">
            <text:p>3.19</text:p>
          </table:table-cell>
          <table:table-cell table:style-name="ce98" table:formula="oooc:=[.C19]*1.2" office:value-type="float" office:value="9.372">
            <text:p>9.37</text:p>
          </table:table-cell>
          <table:table-cell table:style-name="ce98" table:formula="oooc:=[.D19]*1.2" office:value-type="float" office:value="3.1319999999999997">
            <text:p>3.13</text:p>
          </table:table-cell>
          <table:table-cell table:style-name="ce98" table:formula="oooc:=[.E19]*1.2" office:value-type="float" office:value="0.756">
            <text:p>0.76</text:p>
          </table:table-cell>
          <table:table-cell table:style-name="ce98" table:formula="oooc:=[.F19]*1.2" office:value-type="float" office:value="0.252">
            <text:p>0.25</text:p>
          </table:table-cell>
          <table:table-cell table:style-name="ce98" table:formula="oooc:=[.G19]*1.2" office:value-type="float" office:value="6.192">
            <text:p>6.19</text:p>
          </table:table-cell>
          <table:table-cell table:style-name="ce98" table:formula="oooc:=[.H19]*1.2" office:value-type="float" office:value="6.552">
            <text:p>6.55</text:p>
          </table:table-cell>
          <table:table-cell table:style-name="ce98" table:formula="oooc:=[.I19]*1.2" office:value-type="float" office:value="0.516">
            <text:p>0.52</text:p>
          </table:table-cell>
          <table:table-cell table:style-name="ce98" table:formula="oooc:=[.J19]*1.2" office:value-type="float" office:value="0.45599999999999996">
            <text:p>0.46</text:p>
          </table:table-cell>
          <table:table-cell table:style-name="ce99" table:formula="oooc:=[.K19]*1.2" office:value-type="float" office:value="2.4">
            <text:p>2.40</text:p>
          </table:table-cell>
        </table:table-row>
        <table:table-row table:style-name="ro4">
          <table:table-cell table:style-name="ce97"/>
          <table:table-cell table:style-name="ce98" table:formula="oooc:=[.B20]*1.2" office:value-type="float" office:value="0.624">
            <text:p>0.62</text:p>
          </table:table-cell>
          <table:table-cell table:style-name="ce98" table:formula="oooc:=[.C20]*1.2" office:value-type="float" office:value="2.5319999999999996">
            <text:p>2.53</text:p>
          </table:table-cell>
          <table:table-cell table:style-name="ce98" table:formula="oooc:=[.D20]*1.2" office:value-type="float" office:value="1.728">
            <text:p>1.73</text:p>
          </table:table-cell>
          <table:table-cell table:style-name="ce98" table:formula="oooc:=[.E20]*1.2" office:value-type="float" office:value="0.624">
            <text:p>0.62</text:p>
          </table:table-cell>
          <table:table-cell table:style-name="ce98" table:formula="oooc:=[.F20]*1.2" office:value-type="float" office:value="8.88">
            <text:p>8.88</text:p>
          </table:table-cell>
          <table:table-cell table:style-name="ce98" table:formula="oooc:=[.G20]*1.2" office:value-type="float" office:value="4.596">
            <text:p>4.60</text:p>
          </table:table-cell>
          <table:table-cell table:style-name="ce98" table:formula="oooc:=[.H20]*1.2" office:value-type="float" office:value="2.208">
            <text:p>2.21</text:p>
          </table:table-cell>
          <table:table-cell table:style-name="ce98" table:formula="oooc:=[.I20]*1.2" office:value-type="float" office:value="4.692">
            <text:p>4.69</text:p>
          </table:table-cell>
          <table:table-cell table:style-name="ce98" table:formula="oooc:=[.J20]*1.2" office:value-type="float" office:value="0.48">
            <text:p>0.48</text:p>
          </table:table-cell>
          <table:table-cell table:style-name="ce99" table:formula="oooc:=[.K20]*1.2" office:value-type="float" office:value="2.784">
            <text:p>2.78</text:p>
          </table:table-cell>
        </table:table-row>
        <table:table-row table:style-name="ro4">
          <table:table-cell table:style-name="ce100"/>
          <table:table-cell table:style-name="ce101" table:formula="oooc:=[.B21]*1.2" office:value-type="float" office:value="22.704">
            <text:p>22.70</text:p>
          </table:table-cell>
          <table:table-cell table:style-name="ce101" table:formula="oooc:=[.C21]*1.2" office:value-type="float" office:value="0.192">
            <text:p>0.19</text:p>
          </table:table-cell>
          <table:table-cell table:style-name="ce101" table:formula="oooc:=[.D21]*1.2" office:value-type="float" office:value="9.276">
            <text:p>9.28</text:p>
          </table:table-cell>
          <table:table-cell table:style-name="ce101" table:formula="oooc:=[.E21]*1.2" office:value-type="float" office:value="3.1559999999999997">
            <text:p>3.16</text:p>
          </table:table-cell>
          <table:table-cell table:style-name="ce101" table:formula="oooc:=[.F21]*1.2" office:value-type="float" office:value="1.8479999999999999">
            <text:p>1.85</text:p>
          </table:table-cell>
          <table:table-cell table:style-name="ce101" table:formula="oooc:=[.G21]*1.2" office:value-type="float" office:value="1.224">
            <text:p>1.22</text:p>
          </table:table-cell>
          <table:table-cell table:style-name="ce101" table:formula="oooc:=[.H21]*1.2" office:value-type="float" office:value="4.26">
            <text:p>4.26</text:p>
          </table:table-cell>
          <table:table-cell table:style-name="ce101" table:formula="oooc:=[.I21]*1.2" office:value-type="float" office:value="2.124">
            <text:p>2.12</text:p>
          </table:table-cell>
          <table:table-cell table:style-name="ce101" table:formula="oooc:=[.J21]*1.2" office:value-type="float" office:value="1.7999999999999998">
            <text:p>1.80</text:p>
          </table:table-cell>
          <table:table-cell table:style-name="ce102" table:formula="oooc:=[.K21]*1.2" office:value-type="float" office:value="1.8719999999999999">
            <text:p>1.87</text:p>
          </table:table-cell>
        </table:table-row>
      </table:table>
      <table:table table:name="distribuicaoDeFrequencia" table:style-name="ta4" table:print="false">
        <office:forms form:automatic-focus="false" form:apply-design-mode="false"/>
        <table:table-column table:style-name="co10" table:default-cell-style-name="ce-1"/>
        <table:table-column table:style-name="co11" table:default-cell-style-name="ce-1"/>
        <table:table-column table:style-name="co3" table:number-columns-repeated="3" table:default-cell-style-name="ce-1"/>
        <table:table-column table:style-name="co12" table:default-cell-style-name="ce-1"/>
        <table:table-column table:style-name="co3" table:default-cell-style-name="ce-1"/>
        <table:table-column table:style-name="co13" table:default-cell-style-name="ce-1"/>
        <table:table-column table:style-name="co14" table:number-columns-repeated="2" table:default-cell-style-name="ce-1"/>
        <table:table-column table:style-name="co9" table:default-cell-style-name="ce15" table:number-columns-repeated="246"/>
        <table:table-row table:style-name="ro6">
          <table:table-cell table:style-name="ce103" office:value-type="string">
            <text:p>Tempo entre chegadas</text:p>
          </table:table-cell>
          <table:table-cell table:number-columns-repeated="2" table:style-name="ce47"/>
          <table:table-cell table:style-name="ce48"/>
          <table:table-cell table:style-name="ce78" office:value-type="string">
            <text:p>Classe</text:p>
          </table:table-cell>
          <table:table-cell table:style-name="ce104" office:value-type="string">
            <text:p>Ponto médio</text:p>
          </table:table-cell>
          <table:table-cell table:style-name="ce104" office:value-type="string">
            <text:p>Frequência</text:p>
          </table:table-cell>
          <table:table-cell table:style-name="ce104" office:value-type="string">
            <text:p>Frequêcia acumulada</text:p>
          </table:table-cell>
          <table:table-cell table:style-name="ce105" table:number-columns-spanned="2" table:number-rows-spanned="1" office:value-type="string">
            <text:p>MMC</text:p>
          </table:table-cell>
          <table:covered-table-cell/>
        </table:table-row>
        <table:table-row table:style-name="ro5">
          <table:table-cell table:style-name="ce107" office:value-type="string">
            <text:p>Quantidade de dados</text:p>
          </table:table-cell>
          <table:table-cell table:style-name="ce108" office:value-type="float" office:value="100">
            <text:p>100</text:p>
          </table:table-cell>
          <table:table-cell table:style-name="ce67"/>
          <table:table-cell table:style-name="ce109"/>
          <table:table-cell table:style-name="ce80" table:formula="oooc:=[.C7]" office:value-type="float" office:value="0.9">
            <text:p>0.9</text:p>
          </table:table-cell>
          <table:table-cell table:style-name="ce110" table:formula="oooc:=[.E2]/2" office:value-type="float" office:value="0.45">
            <text:p>0.45</text:p>
          </table:table-cell>
          <table:table-cell table:style-name="ce110" table:formula="oooc:=FREQUENCY([dados.B1:.K10];[.E2:.E12])" office:value-type="float" office:value="31">
            <text:p>31</text:p>
          </table:table-cell>
          <table:table-cell table:style-name="ce111" table:formula="oooc:=([.G2])/[.B2]" office:value-type="percentage" office:value="0.31">
            <text:p>31%</text:p>
          </table:table-cell>
          <table:table-cell table:style-name="ce71" office:value-type="float" office:value="0">
            <text:p>0.00</text:p>
          </table:table-cell>
          <table:table-cell table:style-name="ce81" table:formula="oooc:=[.H2]" office:value-type="float" office:value="0.31">
            <text:p>0.31</text:p>
          </table:table-cell>
        </table:table-row>
        <table:table-row table:style-name="ro5">
          <table:table-cell table:style-name="ce112" office:value-type="string">
            <text:p>Valor máximo</text:p>
          </table:table-cell>
          <table:table-cell table:style-name="ce71" table:formula="oooc:=MAX([dados.B1:.K10])" office:value-type="float" office:value="8.544">
            <text:p>8.54</text:p>
          </table:table-cell>
          <table:table-cell table:style-name="ce72"/>
          <table:table-cell table:style-name="ce109"/>
          <table:table-cell table:style-name="ce80" table:formula="oooc:=[.E2]+[.$C$7]" office:value-type="float" office:value="1.8">
            <text:p>1.8</text:p>
          </table:table-cell>
          <table:table-cell table:style-name="ce110" table:formula="oooc:=([.E3]+[.E2])/2" office:value-type="float" office:value="1.35">
            <text:p>1.35</text:p>
          </table:table-cell>
          <table:table-cell table:style-name="ce110" office:value-type="float" office:value="21">
            <text:p>21</text:p>
          </table:table-cell>
          <table:table-cell table:style-name="ce111" table:formula="oooc:=([.G3]/[.$B$2])+[.H2]" office:value-type="percentage" office:value="0.52">
            <text:p>52%</text:p>
          </table:table-cell>
          <table:table-cell table:style-name="ce71" table:formula="oooc:=[.J2]+0.01" office:value-type="float" office:value="0.32">
            <text:p>0.32</text:p>
          </table:table-cell>
          <table:table-cell table:style-name="ce81" table:formula="oooc:=[.H3]" office:value-type="float" office:value="0.52">
            <text:p>0.52</text:p>
          </table:table-cell>
        </table:table-row>
        <table:table-row table:style-name="ro5">
          <table:table-cell table:style-name="ce112" office:value-type="string">
            <text:p>Valor mínimo</text:p>
          </table:table-cell>
          <table:table-cell table:style-name="ce71" table:formula="oooc:=MIN([dados.B1:.K10])" office:value-type="float" office:value="0.048">
            <text:p>0.05</text:p>
          </table:table-cell>
          <table:table-cell table:style-name="ce72"/>
          <table:table-cell table:style-name="ce109"/>
          <table:table-cell table:style-name="ce80" table:formula="oooc:=[.E3]+[.$C$7]" office:value-type="float" office:value="2.7">
            <text:p>2.7</text:p>
          </table:table-cell>
          <table:table-cell table:style-name="ce110" table:formula="oooc:=([.E4]+[.E3])/2" office:value-type="float" office:value="2.25">
            <text:p>2.25</text:p>
          </table:table-cell>
          <table:table-cell table:style-name="ce110" office:value-type="float" office:value="16">
            <text:p>16</text:p>
          </table:table-cell>
          <table:table-cell table:style-name="ce111" table:formula="oooc:=([.G4]/[.$B$2])+[.H3]" office:value-type="percentage" office:value="0.68">
            <text:p>68%</text:p>
          </table:table-cell>
          <table:table-cell table:style-name="ce71" table:formula="oooc:=[.J3]+0.01" office:value-type="float" office:value="0.53">
            <text:p>0.53</text:p>
          </table:table-cell>
          <table:table-cell table:style-name="ce81" table:formula="oooc:=[.H4]" office:value-type="float" office:value="0.68">
            <text:p>0.68</text:p>
          </table:table-cell>
        </table:table-row>
        <table:table-row table:style-name="ro5">
          <table:table-cell table:style-name="ce112" office:value-type="string">
            <text:p>Difereça</text:p>
          </table:table-cell>
          <table:table-cell table:style-name="ce71" table:formula="oooc:=[.B3]-[.B4]" office:value-type="float" office:value="8.496">
            <text:p>8.50</text:p>
          </table:table-cell>
          <table:table-cell table:style-name="ce72"/>
          <table:table-cell table:style-name="ce109"/>
          <table:table-cell table:style-name="ce80" table:formula="oooc:=[.E4]+[.$C$7]" office:value-type="float" office:value="3.6">
            <text:p>3.6</text:p>
          </table:table-cell>
          <table:table-cell table:style-name="ce110" table:formula="oooc:=([.E5]+[.E4])/2" office:value-type="float" office:value="3.1500000000000004">
            <text:p>3.15</text:p>
          </table:table-cell>
          <table:table-cell table:style-name="ce110" office:value-type="float" office:value="16">
            <text:p>16</text:p>
          </table:table-cell>
          <table:table-cell table:style-name="ce111" table:formula="oooc:=([.G5]/[.$B$2])+[.H4]" office:value-type="percentage" office:value="0.8400000000000001">
            <text:p>84%</text:p>
          </table:table-cell>
          <table:table-cell table:style-name="ce71" table:formula="oooc:=[.J4]+0.01" office:value-type="float" office:value="0.6900000000000001">
            <text:p>0.69</text:p>
          </table:table-cell>
          <table:table-cell table:style-name="ce81" table:formula="oooc:=[.H5]" office:value-type="float" office:value="0.8400000000000001">
            <text:p>0.84</text:p>
          </table:table-cell>
        </table:table-row>
        <table:table-row table:style-name="ro5">
          <table:table-cell table:style-name="ce112" office:value-type="string">
            <text:p>Quantidade de classes</text:p>
          </table:table-cell>
          <table:table-cell table:style-name="ce71" table:formula="oooc:=ROUNDUP((SQRT([.B2]));0)" office:value-type="float" office:value="10">
            <text:p>10.00</text:p>
          </table:table-cell>
          <table:table-cell table:style-name="ce72"/>
          <table:table-cell table:style-name="ce109"/>
          <table:table-cell table:style-name="ce80" table:formula="oooc:=[.E5]+[.$C$7]" office:value-type="float" office:value="4.5">
            <text:p>4.5</text:p>
          </table:table-cell>
          <table:table-cell table:style-name="ce110" table:formula="oooc:=([.E6]+[.E5])/2" office:value-type="float" office:value="4.05">
            <text:p>4.05</text:p>
          </table:table-cell>
          <table:table-cell table:style-name="ce110" office:value-type="float" office:value="3">
            <text:p>3</text:p>
          </table:table-cell>
          <table:table-cell table:style-name="ce111" table:formula="oooc:=([.G6]/[.$B$2])+[.H5]" office:value-type="percentage" office:value="0.8700000000000001">
            <text:p>87%</text:p>
          </table:table-cell>
          <table:table-cell table:style-name="ce71" table:formula="oooc:=[.J5]+0.01" office:value-type="float" office:value="0.8500000000000001">
            <text:p>0.85</text:p>
          </table:table-cell>
          <table:table-cell table:style-name="ce81" table:formula="oooc:=[.H6]" office:value-type="float" office:value="0.8700000000000001">
            <text:p>0.87</text:p>
          </table:table-cell>
        </table:table-row>
        <table:table-row table:style-name="ro5">
          <table:table-cell table:style-name="ce113" office:value-type="string">
            <text:p>Distância entre classes</text:p>
          </table:table-cell>
          <table:table-cell table:style-name="ce75" table:formula="oooc:=[.B5]/[.B6]" office:value-type="float" office:value="0.8496">
            <text:p>0.85</text:p>
          </table:table-cell>
          <table:table-cell table:style-name="ce76" office:value-type="float" office:value="0.9">
            <text:p>0.9</text:p>
          </table:table-cell>
          <table:table-cell table:style-name="ce109"/>
          <table:table-cell table:style-name="ce80" table:formula="oooc:=[.E6]+[.$C$7]" office:value-type="float" office:value="5.4">
            <text:p>5.4</text:p>
          </table:table-cell>
          <table:table-cell table:style-name="ce110" table:formula="oooc:=([.E7]+[.E6])/2" office:value-type="float" office:value="4.95">
            <text:p>4.95</text:p>
          </table:table-cell>
          <table:table-cell table:style-name="ce110" office:value-type="float" office:value="3">
            <text:p>3</text:p>
          </table:table-cell>
          <table:table-cell table:style-name="ce111" table:formula="oooc:=([.G7]/[.$B$2])+[.H6]" office:value-type="percentage" office:value="0.9000000000000001">
            <text:p>90%</text:p>
          </table:table-cell>
          <table:table-cell table:style-name="ce71" table:formula="oooc:=[.J6]+0.01" office:value-type="float" office:value="0.8800000000000001">
            <text:p>0.88</text:p>
          </table:table-cell>
          <table:table-cell table:style-name="ce81" table:formula="oooc:=[.H7]" office:value-type="float" office:value="0.9000000000000001">
            <text:p>0.90</text:p>
          </table:table-cell>
        </table:table-row>
        <table:table-row table:style-name="ro5">
          <table:table-cell table:number-columns-repeated="3" table:style-name="ce41"/>
          <table:table-cell table:style-name="ce48"/>
          <table:table-cell table:style-name="ce80" table:formula="oooc:=[.E7]+[.$C$7]" office:value-type="float" office:value="6.300000000000001">
            <text:p>6.3</text:p>
          </table:table-cell>
          <table:table-cell table:style-name="ce110" table:formula="oooc:=([.E8]+[.E7])/2" office:value-type="float" office:value="5.8500000000000005">
            <text:p>5.85</text:p>
          </table:table-cell>
          <table:table-cell table:style-name="ce110" office:value-type="float" office:value="6">
            <text:p>6</text:p>
          </table:table-cell>
          <table:table-cell table:style-name="ce111" table:formula="oooc:=([.G8]/[.$B$2])+[.H7]" office:value-type="percentage" office:value="0.9600000000000002">
            <text:p>96%</text:p>
          </table:table-cell>
          <table:table-cell table:style-name="ce71" table:formula="oooc:=[.J7]+0.01" office:value-type="float" office:value="0.9100000000000001">
            <text:p>0.91</text:p>
          </table:table-cell>
          <table:table-cell table:style-name="ce81" table:formula="oooc:=[.H8]" office:value-type="float" office:value="0.9600000000000002">
            <text:p>0.96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80" table:formula="oooc:=[.E8]+[.$C$7]" office:value-type="float" office:value="7.200000000000001">
            <text:p>7.2</text:p>
          </table:table-cell>
          <table:table-cell table:style-name="ce110" table:formula="oooc:=([.E9]+[.E8])/2" office:value-type="float" office:value="6.750000000000001">
            <text:p>6.75</text:p>
          </table:table-cell>
          <table:table-cell table:style-name="ce110" office:value-type="float" office:value="2">
            <text:p>2</text:p>
          </table:table-cell>
          <table:table-cell table:style-name="ce111" table:formula="oooc:=([.G9]/[.$B$2])+[.H8]" office:value-type="percentage" office:value="0.9800000000000002">
            <text:p>98%</text:p>
          </table:table-cell>
          <table:table-cell table:style-name="ce71" table:formula="oooc:=[.J8]+0.01" office:value-type="float" office:value="0.9700000000000002">
            <text:p>0.97</text:p>
          </table:table-cell>
          <table:table-cell table:style-name="ce81" table:formula="oooc:=[.H9]" office:value-type="float" office:value="0.9800000000000002">
            <text:p>0.98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80" table:formula="oooc:=[.E9]+[.$C$7]" office:value-type="float" office:value="8.100000000000001">
            <text:p>8.1</text:p>
          </table:table-cell>
          <table:table-cell table:style-name="ce110" table:formula="oooc:=([.E10]+[.E9])/2" office:value-type="float" office:value="7.650000000000001">
            <text:p>7.65</text:p>
          </table:table-cell>
          <table:table-cell table:style-name="ce110" office:value-type="float" office:value="1">
            <text:p>1</text:p>
          </table:table-cell>
          <table:table-cell table:style-name="ce111" table:formula="oooc:=([.G10]/[.$B$2])+[.H9]" office:value-type="percentage" office:value="0.9900000000000002">
            <text:p>99%</text:p>
          </table:table-cell>
          <table:table-cell table:style-name="ce71" table:formula="oooc:=[.J9]+0.01" office:value-type="float" office:value="0.9900000000000002">
            <text:p>0.99</text:p>
          </table:table-cell>
          <table:table-cell table:style-name="ce81" table:formula="oooc:=[.H10]" office:value-type="float" office:value="0.9900000000000002">
            <text:p>0.99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80" table:formula="oooc:=[.E10]+[.$C$7]" office:value-type="float" office:value="9.000000000000002">
            <text:p>9</text:p>
          </table:table-cell>
          <table:table-cell table:style-name="ce110" table:formula="oooc:=([.E11]+[.E10])/2" office:value-type="float" office:value="8.55">
            <text:p>8.55</text:p>
          </table:table-cell>
          <table:table-cell table:style-name="ce110" office:value-type="float" office:value="1">
            <text:p>1</text:p>
          </table:table-cell>
          <table:table-cell table:style-name="ce111" table:formula="oooc:=([.G11]/[.$B$2])+[.H10]" office:value-type="percentage" office:value="1.0000000000000002">
            <text:p>100%</text:p>
          </table:table-cell>
          <table:table-cell table:style-name="ce71" table:formula="oooc:=[.J10]+0.01" office:value-type="float" office:value="1.0000000000000002">
            <text:p>1.00</text:p>
          </table:table-cell>
          <table:table-cell table:style-name="ce81" table:formula="oooc:=[.H11]" office:value-type="float" office:value="1.0000000000000002">
            <text:p>1.00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80" table:formula="oooc:=[.E11]+[.$C$7]" office:value-type="float" office:value="9.900000000000002">
            <text:p>9.9</text:p>
          </table:table-cell>
          <table:table-cell table:style-name="ce110" table:formula="oooc:=([.E12]+[.E11])/2" office:value-type="float" office:value="9.450000000000003">
            <text:p>9.45</text:p>
          </table:table-cell>
          <table:table-cell table:style-name="ce110" office:value-type="float" office:value="0">
            <text:p>0</text:p>
          </table:table-cell>
          <table:table-cell table:style-name="ce111" table:formula="oooc:=([.G12]/[.$B$2])+[.H11]" office:value-type="percentage" office:value="1.0000000000000002">
            <text:p>100%</text:p>
          </table:table-cell>
          <table:table-cell table:style-name="ce71" office:value-type="string">
            <text:p>-</text:p>
          </table:table-cell>
          <table:table-cell table:style-name="ce81" table:formula="oooc:=[.H12]" office:value-type="float" office:value="1.0000000000000002">
            <text:p>1.00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82" office:value-type="string">
            <text:p>Mais</text:p>
          </table:table-cell>
          <table:table-cell table:style-name="ce114" office:value-type="string">
            <text:p>-</text:p>
          </table:table-cell>
          <table:table-cell table:style-name="ce114" office:value-type="float" office:value="0">
            <text:p>0</text:p>
          </table:table-cell>
          <table:table-cell table:style-name="ce115" table:formula="oooc:=([.G13]/[.$B$2])+[.H12]" office:value-type="percentage" office:value="1.0000000000000002">
            <text:p>100%</text:p>
          </table:table-cell>
          <table:table-cell table:style-name="ce75" office:value-type="string">
            <text:p>-</text:p>
          </table:table-cell>
          <table:table-cell table:style-name="ce83" table:formula="oooc:=[.H13]" office:value-type="float" office:value="1.0000000000000002">
            <text:p>1.00</text:p>
          </table:table-cell>
        </table:table-row>
        <table:table-row table:style-name="ro5">
          <table:table-cell table:number-columns-repeated="4"/>
          <table:table-cell table:number-columns-repeated="6" table:style-name="ce84"/>
        </table:table-row>
        <table:table-row table:style-name="ro5">
          <table:table-cell table:style-name="ce103" office:value-type="string">
            <text:p>Tempo de serviço do atendente antigo</text:p>
          </table:table-cell>
          <table:table-cell table:number-columns-repeated="2" table:style-name="ce47"/>
          <table:table-cell table:style-name="ce48"/>
          <table:table-cell table:style-name="ce116" office:value-type="string">
            <text:p>Classe</text:p>
          </table:table-cell>
          <table:table-cell table:style-name="ce117" office:value-type="string">
            <text:p>Ponto médio</text:p>
          </table:table-cell>
          <table:table-cell table:style-name="ce117" office:value-type="string">
            <text:p>Frequência</text:p>
          </table:table-cell>
          <table:table-cell table:style-name="ce117" office:value-type="string">
            <text:p>Frequêcia acumulada</text:p>
          </table:table-cell>
          <table:table-cell table:style-name="ce118" table:number-columns-spanned="2" table:number-rows-spanned="1" office:value-type="string">
            <text:p>MMC</text:p>
          </table:table-cell>
          <table:covered-table-cell/>
        </table:table-row>
        <table:table-row table:style-name="ro5">
          <table:table-cell table:style-name="ce119" office:value-type="string">
            <text:p>Quantidade de dados</text:p>
          </table:table-cell>
          <table:table-cell table:style-name="ce120" office:value-type="float" office:value="100">
            <text:p>100</text:p>
          </table:table-cell>
          <table:table-cell table:style-name="ce121"/>
          <table:table-cell table:style-name="ce109"/>
          <table:table-cell table:style-name="ce122" table:formula="oooc:=[.C21]" office:value-type="float" office:value="1.9">
            <text:p>1.9</text:p>
          </table:table-cell>
          <table:table-cell table:style-name="ce123" table:formula="oooc:=[.E16]" office:value-type="float" office:value="1.9">
            <text:p>1.9</text:p>
          </table:table-cell>
          <table:table-cell table:style-name="ce123" table:formula="oooc:=FREQUENCY([dados.B12:.K21];[.E16:.E26])" office:value-type="float" office:value="54">
            <text:p>54</text:p>
          </table:table-cell>
          <table:table-cell table:style-name="ce124" table:formula="oooc:=[.G16]/[.B16]" office:value-type="percentage" office:value="0.54">
            <text:p>54%</text:p>
          </table:table-cell>
          <table:table-cell table:style-name="ce125" office:value-type="float" office:value="0">
            <text:p>0.00</text:p>
          </table:table-cell>
          <table:table-cell table:style-name="ce126" table:formula="oooc:=[.H16]" office:value-type="float" office:value="0.54">
            <text:p>0.54</text:p>
          </table:table-cell>
        </table:table-row>
        <table:table-row table:style-name="ro5">
          <table:table-cell table:style-name="ce127" office:value-type="string">
            <text:p>Valor máximo</text:p>
          </table:table-cell>
          <table:table-cell table:style-name="ce125" table:formula="oooc:=MAX([dados.B12:.K21])" office:value-type="float" office:value="18.92">
            <text:p>18.92</text:p>
          </table:table-cell>
          <table:table-cell table:style-name="ce128"/>
          <table:table-cell table:style-name="ce109"/>
          <table:table-cell table:style-name="ce122" table:formula="oooc:=[.E16]+[.$C$21]" office:value-type="float" office:value="3.8">
            <text:p>3.8</text:p>
          </table:table-cell>
          <table:table-cell table:style-name="ce123" table:formula="oooc:=([.E17]+[.E16])/2" office:value-type="float" office:value="2.8499999999999996">
            <text:p>2.85</text:p>
          </table:table-cell>
          <table:table-cell table:style-name="ce123" office:value-type="float" office:value="24">
            <text:p>24</text:p>
          </table:table-cell>
          <table:table-cell table:style-name="ce124" table:formula="oooc:=([.G17]/[.$B$16])+[.H16]" office:value-type="percentage" office:value="0.78">
            <text:p>78%</text:p>
          </table:table-cell>
          <table:table-cell table:style-name="ce125" table:formula="oooc:=[.J16]+0.01" office:value-type="float" office:value="0.55">
            <text:p>0.55</text:p>
          </table:table-cell>
          <table:table-cell table:style-name="ce126" table:formula="oooc:=[.H17]" office:value-type="float" office:value="0.78">
            <text:p>0.78</text:p>
          </table:table-cell>
        </table:table-row>
        <table:table-row table:style-name="ro5">
          <table:table-cell table:style-name="ce127" office:value-type="string">
            <text:p>Valor mínimo</text:p>
          </table:table-cell>
          <table:table-cell table:style-name="ce125" table:formula="oooc:=MIN([dados.B12:.K21])" office:value-type="float" office:value="0">
            <text:p>0.00</text:p>
          </table:table-cell>
          <table:table-cell table:style-name="ce128"/>
          <table:table-cell table:style-name="ce109"/>
          <table:table-cell table:style-name="ce122" table:formula="oooc:=[.E17]+[.$C$21]" office:value-type="float" office:value="5.699999999999999">
            <text:p>5.7</text:p>
          </table:table-cell>
          <table:table-cell table:style-name="ce123" table:formula="oooc:=([.E18]+[.E17])/2" office:value-type="float" office:value="4.75">
            <text:p>4.75</text:p>
          </table:table-cell>
          <table:table-cell table:style-name="ce123" office:value-type="float" office:value="10">
            <text:p>10</text:p>
          </table:table-cell>
          <table:table-cell table:style-name="ce124" table:formula="oooc:=([.G18]/[.$B$16])+[.H17]" office:value-type="percentage" office:value="0.88">
            <text:p>88%</text:p>
          </table:table-cell>
          <table:table-cell table:style-name="ce125" table:formula="oooc:=[.J17]+0.01" office:value-type="float" office:value="0.79">
            <text:p>0.79</text:p>
          </table:table-cell>
          <table:table-cell table:style-name="ce126" table:formula="oooc:=[.H18]" office:value-type="float" office:value="0.88">
            <text:p>0.88</text:p>
          </table:table-cell>
        </table:table-row>
        <table:table-row table:style-name="ro5">
          <table:table-cell table:style-name="ce127" office:value-type="string">
            <text:p>Difereça</text:p>
          </table:table-cell>
          <table:table-cell table:style-name="ce125" table:formula="oooc:=[.B17]-[.B18]" office:value-type="float" office:value="18.92">
            <text:p>18.92</text:p>
          </table:table-cell>
          <table:table-cell table:style-name="ce128"/>
          <table:table-cell table:style-name="ce109"/>
          <table:table-cell table:style-name="ce122" table:formula="oooc:=[.E18]+[.$C$21]" office:value-type="float" office:value="7.6">
            <text:p>7.6</text:p>
          </table:table-cell>
          <table:table-cell table:style-name="ce123" table:formula="oooc:=([.E19]+[.E18])/2" office:value-type="float" office:value="6.6499999999999995">
            <text:p>6.65</text:p>
          </table:table-cell>
          <table:table-cell table:style-name="ce123" office:value-type="float" office:value="5">
            <text:p>5</text:p>
          </table:table-cell>
          <table:table-cell table:style-name="ce124" table:formula="oooc:=([.G19]/[.$B$16])+[.H18]" office:value-type="percentage" office:value="0.93">
            <text:p>93%</text:p>
          </table:table-cell>
          <table:table-cell table:style-name="ce125" table:formula="oooc:=[.J18]+0.01" office:value-type="float" office:value="0.89">
            <text:p>0.89</text:p>
          </table:table-cell>
          <table:table-cell table:style-name="ce126" table:formula="oooc:=[.H19]" office:value-type="float" office:value="0.93">
            <text:p>0.93</text:p>
          </table:table-cell>
        </table:table-row>
        <table:table-row table:style-name="ro5">
          <table:table-cell table:style-name="ce127" office:value-type="string">
            <text:p>Quantidade de classes</text:p>
          </table:table-cell>
          <table:table-cell table:style-name="ce125" table:formula="oooc:=ROUNDUP((SQRT([.B16]));0)" office:value-type="float" office:value="10">
            <text:p>10.00</text:p>
          </table:table-cell>
          <table:table-cell table:style-name="ce128"/>
          <table:table-cell table:style-name="ce109"/>
          <table:table-cell table:style-name="ce122" table:formula="oooc:=[.E19]+[.$C$21]" office:value-type="float" office:value="9.5">
            <text:p>9.5</text:p>
          </table:table-cell>
          <table:table-cell table:style-name="ce123" table:formula="oooc:=([.E20]+[.E19])/2" office:value-type="float" office:value="8.55">
            <text:p>8.55</text:p>
          </table:table-cell>
          <table:table-cell table:style-name="ce123" office:value-type="float" office:value="4">
            <text:p>4</text:p>
          </table:table-cell>
          <table:table-cell table:style-name="ce124" table:formula="oooc:=([.G20]/[.$B$16])+[.H19]" office:value-type="percentage" office:value="0.9700000000000001">
            <text:p>97%</text:p>
          </table:table-cell>
          <table:table-cell table:style-name="ce125" table:formula="oooc:=[.J19]+0.01" office:value-type="float" office:value="0.9400000000000001">
            <text:p>0.94</text:p>
          </table:table-cell>
          <table:table-cell table:style-name="ce126" table:formula="oooc:=[.H20]" office:value-type="float" office:value="0.9700000000000001">
            <text:p>0.97</text:p>
          </table:table-cell>
        </table:table-row>
        <table:table-row table:style-name="ro5">
          <table:table-cell table:style-name="ce129" office:value-type="string">
            <text:p>Distância entre classes</text:p>
          </table:table-cell>
          <table:table-cell table:style-name="ce130" table:formula="oooc:=[.B19]/[.B20]" office:value-type="float" office:value="1.8920000000000001">
            <text:p>1.89</text:p>
          </table:table-cell>
          <table:table-cell table:style-name="ce131" office:value-type="float" office:value="1.9">
            <text:p>1.9</text:p>
          </table:table-cell>
          <table:table-cell table:style-name="ce109"/>
          <table:table-cell table:style-name="ce122" table:formula="oooc:=[.E20]+[.$C$21]" office:value-type="float" office:value="11.4">
            <text:p>11.4</text:p>
          </table:table-cell>
          <table:table-cell table:style-name="ce123" table:formula="oooc:=([.E21]+[.E20])/2" office:value-type="float" office:value="10.45">
            <text:p>10.45</text:p>
          </table:table-cell>
          <table:table-cell table:style-name="ce123" office:value-type="float" office:value="0">
            <text:p>0</text:p>
          </table:table-cell>
          <table:table-cell table:style-name="ce124" table:formula="oooc:=([.G21]/[.$B$16])+[.H20]" office:value-type="percentage" office:value="0.9700000000000001">
            <text:p>97%</text:p>
          </table:table-cell>
          <table:table-cell table:style-name="ce125" office:value-type="string">
            <text:p>-</text:p>
          </table:table-cell>
          <table:table-cell table:style-name="ce126" table:formula="oooc:=[.H21]" office:value-type="float" office:value="0.9700000000000001">
            <text:p>0.97</text:p>
          </table:table-cell>
        </table:table-row>
        <table:table-row table:style-name="ro5">
          <table:table-cell table:number-columns-repeated="3" table:style-name="ce41"/>
          <table:table-cell table:style-name="ce48"/>
          <table:table-cell table:style-name="ce122" table:formula="oooc:=[.E21]+[.$C$21]" office:value-type="float" office:value="13.3">
            <text:p>13.3</text:p>
          </table:table-cell>
          <table:table-cell table:style-name="ce123" table:formula="oooc:=([.E22]+[.E21])/2" office:value-type="float" office:value="12.350000000000001">
            <text:p>12.35</text:p>
          </table:table-cell>
          <table:table-cell table:style-name="ce123" office:value-type="float" office:value="2">
            <text:p>2</text:p>
          </table:table-cell>
          <table:table-cell table:style-name="ce124" table:formula="oooc:=([.G22]/[.$B$16])+[.H21]" office:value-type="percentage" office:value="0.9900000000000001">
            <text:p>99%</text:p>
          </table:table-cell>
          <table:table-cell table:style-name="ce125" table:formula="oooc:=[.J21]+0.01" office:value-type="float" office:value="0.9800000000000001">
            <text:p>0.98</text:p>
          </table:table-cell>
          <table:table-cell table:style-name="ce126" table:formula="oooc:=[.H22]" office:value-type="float" office:value="0.9900000000000001">
            <text:p>0.99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122" table:formula="oooc:=[.E22]+[.$C$21]" office:value-type="float" office:value="15.200000000000001">
            <text:p>15.2</text:p>
          </table:table-cell>
          <table:table-cell table:style-name="ce123" table:formula="oooc:=([.E23]+[.E22])/2" office:value-type="float" office:value="14.25">
            <text:p>14.25</text:p>
          </table:table-cell>
          <table:table-cell table:style-name="ce123" office:value-type="float" office:value="0">
            <text:p>0</text:p>
          </table:table-cell>
          <table:table-cell table:style-name="ce124" table:formula="oooc:=([.G23]/[.$B$16])+[.H22]" office:value-type="percentage" office:value="0.9900000000000001">
            <text:p>99%</text:p>
          </table:table-cell>
          <table:table-cell table:style-name="ce125" office:value-type="string">
            <text:p>-</text:p>
          </table:table-cell>
          <table:table-cell table:style-name="ce126" table:formula="oooc:=[.H23]" office:value-type="float" office:value="0.9900000000000001">
            <text:p>0.99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122" table:formula="oooc:=[.E23]+[.$C$21]" office:value-type="float" office:value="17.1">
            <text:p>17.1</text:p>
          </table:table-cell>
          <table:table-cell table:style-name="ce123" table:formula="oooc:=([.E24]+[.E23])/2" office:value-type="float" office:value="16.150000000000002">
            <text:p>16.15</text:p>
          </table:table-cell>
          <table:table-cell table:style-name="ce123" office:value-type="float" office:value="0">
            <text:p>0</text:p>
          </table:table-cell>
          <table:table-cell table:style-name="ce124" table:formula="oooc:=([.G24]/[.$B$16])+[.H23]" office:value-type="percentage" office:value="0.9900000000000001">
            <text:p>99%</text:p>
          </table:table-cell>
          <table:table-cell table:style-name="ce125" office:value-type="string">
            <text:p>-</text:p>
          </table:table-cell>
          <table:table-cell table:style-name="ce126" table:formula="oooc:=[.H24]" office:value-type="float" office:value="0.9900000000000001">
            <text:p>0.99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122" table:formula="oooc:=[.E24]+[.$C$21]" office:value-type="float" office:value="19">
            <text:p>19</text:p>
          </table:table-cell>
          <table:table-cell table:style-name="ce123" table:formula="oooc:=([.E25]+[.E24])/2" office:value-type="float" office:value="18.05">
            <text:p>18.05</text:p>
          </table:table-cell>
          <table:table-cell table:style-name="ce123" office:value-type="float" office:value="1">
            <text:p>1</text:p>
          </table:table-cell>
          <table:table-cell table:style-name="ce124" table:formula="oooc:=([.G25]/[.$B$16])+[.H24]" office:value-type="percentage" office:value="1">
            <text:p>100%</text:p>
          </table:table-cell>
          <table:table-cell table:style-name="ce125" table:formula="oooc:=[.J24]+0.01" office:value-type="float" office:value="1">
            <text:p>1.00</text:p>
          </table:table-cell>
          <table:table-cell table:style-name="ce126" table:formula="oooc:=[.H25]" office:value-type="float" office:value="1">
            <text:p>1.00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122" table:formula="oooc:=[.E25]+[.$C$21]" office:value-type="float" office:value="20.9">
            <text:p>20.9</text:p>
          </table:table-cell>
          <table:table-cell table:style-name="ce123" table:formula="oooc:=([.E26]+[.E25])/2" office:value-type="float" office:value="19.95">
            <text:p>19.95</text:p>
          </table:table-cell>
          <table:table-cell table:style-name="ce123" office:value-type="float" office:value="0">
            <text:p>0</text:p>
          </table:table-cell>
          <table:table-cell table:style-name="ce124" table:formula="oooc:=([.G26]/[.$B$16])+[.H25]" office:value-type="percentage" office:value="1">
            <text:p>100%</text:p>
          </table:table-cell>
          <table:table-cell table:style-name="ce125" office:value-type="string">
            <text:p>-</text:p>
          </table:table-cell>
          <table:table-cell table:style-name="ce126" table:formula="oooc:=[.H26]" office:value-type="float" office:value="1">
            <text:p>1.00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132" office:value-type="string">
            <text:p>Mais</text:p>
          </table:table-cell>
          <table:table-cell table:style-name="ce133" office:value-type="string">
            <text:p>-</text:p>
          </table:table-cell>
          <table:table-cell table:style-name="ce133" office:value-type="float" office:value="0">
            <text:p>0</text:p>
          </table:table-cell>
          <table:table-cell table:style-name="ce134" table:formula="oooc:=([.G27]/[.$B$16])+[.H26]" office:value-type="percentage" office:value="1">
            <text:p>100%</text:p>
          </table:table-cell>
          <table:table-cell table:style-name="ce130" office:value-type="string">
            <text:p>-</text:p>
          </table:table-cell>
          <table:table-cell table:style-name="ce135" table:formula="oooc:=[.H27]" office:value-type="float" office:value="1">
            <text:p>1.00</text:p>
          </table:table-cell>
        </table:table-row>
        <table:table-row table:style-name="ro5">
          <table:table-cell table:number-columns-repeated="4"/>
          <table:table-cell table:number-columns-repeated="6" table:style-name="ce84"/>
        </table:table-row>
        <table:table-row table:style-name="ro5">
          <table:table-cell table:style-name="ce103" office:value-type="string">
            <text:p>Tempo de serviço do atendente novo</text:p>
          </table:table-cell>
          <table:table-cell table:number-columns-repeated="2" table:style-name="ce47"/>
          <table:table-cell table:style-name="ce48"/>
          <table:table-cell table:style-name="ce94" office:value-type="string">
            <text:p>Classe</text:p>
          </table:table-cell>
          <table:table-cell table:style-name="ce136" office:value-type="string">
            <text:p>Ponto médio</text:p>
          </table:table-cell>
          <table:table-cell table:style-name="ce136" office:value-type="string">
            <text:p>Frequência</text:p>
          </table:table-cell>
          <table:table-cell table:style-name="ce136" office:value-type="string">
            <text:p>Frequêcia acumulada</text:p>
          </table:table-cell>
          <table:table-cell table:style-name="ce137" table:number-columns-spanned="2" table:number-rows-spanned="1" office:value-type="string">
            <text:p>MMC</text:p>
          </table:table-cell>
          <table:covered-table-cell/>
        </table:table-row>
        <table:table-row table:style-name="ro5">
          <table:table-cell table:style-name="ce138" office:value-type="string">
            <text:p>Quantidade de dados</text:p>
          </table:table-cell>
          <table:table-cell table:style-name="ce139" office:value-type="float" office:value="100">
            <text:p>100</text:p>
          </table:table-cell>
          <table:table-cell table:style-name="ce140"/>
          <table:table-cell table:style-name="ce109"/>
          <table:table-cell table:style-name="ce97" table:formula="oooc:=[.C35]" office:value-type="float" office:value="2.3">
            <text:p>2.3</text:p>
          </table:table-cell>
          <table:table-cell table:style-name="ce141" table:formula="oooc:=[.E30]" office:value-type="float" office:value="2.3">
            <text:p>2.3</text:p>
          </table:table-cell>
          <table:table-cell table:style-name="ce141" table:formula="oooc:=FREQUENCY([dados.B23:.K32];[.E30:.E40])" office:value-type="float" office:value="54">
            <text:p>54</text:p>
          </table:table-cell>
          <table:table-cell table:style-name="ce142" table:formula="oooc:=[.G30]/[.B30]" office:value-type="percentage" office:value="0.54">
            <text:p>54%</text:p>
          </table:table-cell>
          <table:table-cell table:style-name="ce98" office:value-type="float" office:value="0">
            <text:p>0.00</text:p>
          </table:table-cell>
          <table:table-cell table:style-name="ce99" table:formula="oooc:=[.H30]" office:value-type="float" office:value="0.54">
            <text:p>0.54</text:p>
          </table:table-cell>
        </table:table-row>
        <table:table-row table:style-name="ro5">
          <table:table-cell table:style-name="ce143" office:value-type="string">
            <text:p>Valor máximo</text:p>
          </table:table-cell>
          <table:table-cell table:style-name="ce98" table:formula="oooc:=MAX([dados.B23:.K32])" office:value-type="float" office:value="22.704">
            <text:p>22.70</text:p>
          </table:table-cell>
          <table:table-cell table:style-name="ce144"/>
          <table:table-cell table:style-name="ce109"/>
          <table:table-cell table:style-name="ce97" table:formula="oooc:=[.E30]+[.$C$35]" office:value-type="float" office:value="4.6">
            <text:p>4.6</text:p>
          </table:table-cell>
          <table:table-cell table:style-name="ce141" table:formula="oooc:=([.E31]+[.E30])/2" office:value-type="float" office:value="3.4499999999999997">
            <text:p>3.45</text:p>
          </table:table-cell>
          <table:table-cell table:style-name="ce141" office:value-type="float" office:value="25">
            <text:p>25</text:p>
          </table:table-cell>
          <table:table-cell table:style-name="ce142" table:formula="oooc:=([.G31]/[.$B$30])+[.H30]" office:value-type="percentage" office:value="0.79">
            <text:p>79%</text:p>
          </table:table-cell>
          <table:table-cell table:style-name="ce98" table:formula="oooc:=[.J30]+0.01" office:value-type="float" office:value="0.55">
            <text:p>0.55</text:p>
          </table:table-cell>
          <table:table-cell table:style-name="ce99" table:formula="oooc:=[.H31]" office:value-type="float" office:value="0.79">
            <text:p>0.79</text:p>
          </table:table-cell>
        </table:table-row>
        <table:table-row table:style-name="ro5">
          <table:table-cell table:style-name="ce143" office:value-type="string">
            <text:p>Valor mínimo</text:p>
          </table:table-cell>
          <table:table-cell table:style-name="ce98" table:formula="oooc:=MIN([dados.B23:.K32])" office:value-type="float" office:value="0">
            <text:p>0.00</text:p>
          </table:table-cell>
          <table:table-cell table:style-name="ce144"/>
          <table:table-cell table:style-name="ce109"/>
          <table:table-cell table:style-name="ce97" table:formula="oooc:=[.E31]+[.$C$35]" office:value-type="float" office:value="6.8999999999999995">
            <text:p>6.9</text:p>
          </table:table-cell>
          <table:table-cell table:style-name="ce141" table:formula="oooc:=([.E32]+[.E31])/2" office:value-type="float" office:value="5.75">
            <text:p>5.75</text:p>
          </table:table-cell>
          <table:table-cell table:style-name="ce141" office:value-type="float" office:value="10">
            <text:p>10</text:p>
          </table:table-cell>
          <table:table-cell table:style-name="ce142" table:formula="oooc:=([.G32]/[.$B$30])+[.H31]" office:value-type="percentage" office:value="0.89">
            <text:p>89%</text:p>
          </table:table-cell>
          <table:table-cell table:style-name="ce98" table:formula="oooc:=[.J31]+0.01" office:value-type="float" office:value="0.8">
            <text:p>0.80</text:p>
          </table:table-cell>
          <table:table-cell table:style-name="ce99" table:formula="oooc:=[.H32]" office:value-type="float" office:value="0.89">
            <text:p>0.89</text:p>
          </table:table-cell>
        </table:table-row>
        <table:table-row table:style-name="ro5">
          <table:table-cell table:style-name="ce143" office:value-type="string">
            <text:p>Difereça</text:p>
          </table:table-cell>
          <table:table-cell table:style-name="ce98" table:formula="oooc:=[.B31]-[.B32]" office:value-type="float" office:value="22.704">
            <text:p>22.70</text:p>
          </table:table-cell>
          <table:table-cell table:style-name="ce144"/>
          <table:table-cell table:style-name="ce109"/>
          <table:table-cell table:style-name="ce97" table:formula="oooc:=[.E32]+[.$C$35]" office:value-type="float" office:value="9.2">
            <text:p>9.2</text:p>
          </table:table-cell>
          <table:table-cell table:style-name="ce141" table:formula="oooc:=([.E33]+[.E32])/2" office:value-type="float" office:value="8.049999999999999">
            <text:p>8.05</text:p>
          </table:table-cell>
          <table:table-cell table:style-name="ce141" office:value-type="float" office:value="4">
            <text:p>4</text:p>
          </table:table-cell>
          <table:table-cell table:style-name="ce142" table:formula="oooc:=([.G33]/[.$B$30])+[.H32]" office:value-type="percentage" office:value="0.93">
            <text:p>93%</text:p>
          </table:table-cell>
          <table:table-cell table:style-name="ce98" table:formula="oooc:=[.J32]+0.01" office:value-type="float" office:value="0.9">
            <text:p>0.90</text:p>
          </table:table-cell>
          <table:table-cell table:style-name="ce99" table:formula="oooc:=[.H33]" office:value-type="float" office:value="0.93">
            <text:p>0.93</text:p>
          </table:table-cell>
        </table:table-row>
        <table:table-row table:style-name="ro5">
          <table:table-cell table:style-name="ce143" office:value-type="string">
            <text:p>Quantidade de classes</text:p>
          </table:table-cell>
          <table:table-cell table:style-name="ce98" table:formula="oooc:=ROUNDUP((SQRT([.B30]));0)" office:value-type="float" office:value="10">
            <text:p>10.00</text:p>
          </table:table-cell>
          <table:table-cell table:style-name="ce144"/>
          <table:table-cell table:style-name="ce109"/>
          <table:table-cell table:style-name="ce97" table:formula="oooc:=[.E33]+[.$C$35]" office:value-type="float" office:value="11.5">
            <text:p>11.5</text:p>
          </table:table-cell>
          <table:table-cell table:style-name="ce141" table:formula="oooc:=([.E34]+[.E33])/2" office:value-type="float" office:value="10.35">
            <text:p>10.35</text:p>
          </table:table-cell>
          <table:table-cell table:style-name="ce141" office:value-type="float" office:value="4">
            <text:p>4</text:p>
          </table:table-cell>
          <table:table-cell table:style-name="ce142" table:formula="oooc:=([.G34]/[.$B$30])+[.H33]" office:value-type="percentage" office:value="0.9700000000000001">
            <text:p>97%</text:p>
          </table:table-cell>
          <table:table-cell table:style-name="ce98" table:formula="oooc:=[.J33]+0.01" office:value-type="float" office:value="0.9400000000000001">
            <text:p>0.94</text:p>
          </table:table-cell>
          <table:table-cell table:style-name="ce99" table:formula="oooc:=[.H34]" office:value-type="float" office:value="0.9700000000000001">
            <text:p>0.97</text:p>
          </table:table-cell>
        </table:table-row>
        <table:table-row table:style-name="ro5">
          <table:table-cell table:style-name="ce145" office:value-type="string">
            <text:p>Distância entre classes</text:p>
          </table:table-cell>
          <table:table-cell table:style-name="ce101" table:formula="oooc:=[.B33]/[.B34]" office:value-type="float" office:value="2.2704">
            <text:p>2.27</text:p>
          </table:table-cell>
          <table:table-cell table:style-name="ce146" office:value-type="float" office:value="2.3">
            <text:p>2.3</text:p>
          </table:table-cell>
          <table:table-cell table:style-name="ce109"/>
          <table:table-cell table:style-name="ce97" table:formula="oooc:=[.E34]+[.$C$35]" office:value-type="float" office:value="13.8">
            <text:p>13.8</text:p>
          </table:table-cell>
          <table:table-cell table:style-name="ce141" table:formula="oooc:=([.E35]+[.E34])/2" office:value-type="float" office:value="12.65">
            <text:p>12.65</text:p>
          </table:table-cell>
          <table:table-cell table:style-name="ce141" office:value-type="float" office:value="0">
            <text:p>0</text:p>
          </table:table-cell>
          <table:table-cell table:style-name="ce142" table:formula="oooc:=([.G35]/[.$B$30])+[.H34]" office:value-type="percentage" office:value="0.9700000000000001">
            <text:p>97%</text:p>
          </table:table-cell>
          <table:table-cell table:style-name="ce98" office:value-type="string">
            <text:p>-</text:p>
          </table:table-cell>
          <table:table-cell table:style-name="ce99" table:formula="oooc:=[.H35]" office:value-type="float" office:value="0.9700000000000001">
            <text:p>0.97</text:p>
          </table:table-cell>
        </table:table-row>
        <table:table-row table:style-name="ro5">
          <table:table-cell table:number-columns-repeated="3" table:style-name="ce41"/>
          <table:table-cell table:style-name="ce48"/>
          <table:table-cell table:style-name="ce97" table:formula="oooc:=[.E35]+[.$C$35]" office:value-type="float" office:value="16.1">
            <text:p>16.1</text:p>
          </table:table-cell>
          <table:table-cell table:style-name="ce141" table:formula="oooc:=([.E36]+[.E35])/2" office:value-type="float" office:value="14.950000000000001">
            <text:p>14.95</text:p>
          </table:table-cell>
          <table:table-cell table:style-name="ce141" office:value-type="float" office:value="2">
            <text:p>2</text:p>
          </table:table-cell>
          <table:table-cell table:style-name="ce142" table:formula="oooc:=([.G36]/[.$B$30])+[.H35]" office:value-type="percentage" office:value="0.9900000000000001">
            <text:p>99%</text:p>
          </table:table-cell>
          <table:table-cell table:style-name="ce98" table:formula="oooc:=[.J35]+0.01" office:value-type="float" office:value="0.9800000000000001">
            <text:p>0.98</text:p>
          </table:table-cell>
          <table:table-cell table:style-name="ce99" table:formula="oooc:=[.H36]" office:value-type="float" office:value="0.9900000000000001">
            <text:p>0.99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97" table:formula="oooc:=[.E36]+[.$C$35]" office:value-type="float" office:value="18.400000000000002">
            <text:p>18.4</text:p>
          </table:table-cell>
          <table:table-cell table:style-name="ce141" table:formula="oooc:=([.E37]+[.E36])/2" office:value-type="float" office:value="17.25">
            <text:p>17.25</text:p>
          </table:table-cell>
          <table:table-cell table:style-name="ce141" office:value-type="float" office:value="0">
            <text:p>0</text:p>
          </table:table-cell>
          <table:table-cell table:style-name="ce142" table:formula="oooc:=([.G37]/[.$B$30])+[.H36]" office:value-type="percentage" office:value="0.9900000000000001">
            <text:p>99%</text:p>
          </table:table-cell>
          <table:table-cell table:style-name="ce98" office:value-type="string">
            <text:p>-</text:p>
          </table:table-cell>
          <table:table-cell table:style-name="ce99" table:formula="oooc:=[.H37]" office:value-type="float" office:value="0.9900000000000001">
            <text:p>0.99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97" table:formula="oooc:=[.E37]+[.$C$35]" office:value-type="float" office:value="20.700000000000003">
            <text:p>20.7</text:p>
          </table:table-cell>
          <table:table-cell table:style-name="ce141" table:formula="oooc:=([.E38]+[.E37])/2" office:value-type="float" office:value="19.550000000000004">
            <text:p>19.55</text:p>
          </table:table-cell>
          <table:table-cell table:style-name="ce141" office:value-type="float" office:value="0">
            <text:p>0</text:p>
          </table:table-cell>
          <table:table-cell table:style-name="ce142" table:formula="oooc:=([.G38]/[.$B$30])+[.H37]" office:value-type="percentage" office:value="0.9900000000000001">
            <text:p>99%</text:p>
          </table:table-cell>
          <table:table-cell table:style-name="ce98" office:value-type="string">
            <text:p>-</text:p>
          </table:table-cell>
          <table:table-cell table:style-name="ce99" table:formula="oooc:=[.H38]" office:value-type="float" office:value="0.9900000000000001">
            <text:p>0.99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97" table:formula="oooc:=[.E38]+[.$C$35]" office:value-type="float" office:value="23.000000000000004">
            <text:p>23</text:p>
          </table:table-cell>
          <table:table-cell table:style-name="ce141" table:formula="oooc:=([.E39]+[.E38])/2" office:value-type="float" office:value="21.85">
            <text:p>21.85</text:p>
          </table:table-cell>
          <table:table-cell table:style-name="ce141" office:value-type="float" office:value="1">
            <text:p>1</text:p>
          </table:table-cell>
          <table:table-cell table:style-name="ce142" table:formula="oooc:=([.G39]/[.$B$30])+[.H38]" office:value-type="percentage" office:value="1">
            <text:p>100%</text:p>
          </table:table-cell>
          <table:table-cell table:style-name="ce98" table:formula="oooc:=[.J38]+0.01" office:value-type="float" office:value="1">
            <text:p>1.00</text:p>
          </table:table-cell>
          <table:table-cell table:style-name="ce99" table:formula="oooc:=[.H39]" office:value-type="float" office:value="1">
            <text:p>1.00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97" table:formula="oooc:=[.E39]+[.$C$35]" office:value-type="float" office:value="25.300000000000004">
            <text:p>25.3</text:p>
          </table:table-cell>
          <table:table-cell table:style-name="ce141" table:formula="oooc:=([.E40]+[.E39])/2" office:value-type="float" office:value="24.150000000000006">
            <text:p>24.15</text:p>
          </table:table-cell>
          <table:table-cell table:style-name="ce141" office:value-type="float" office:value="0">
            <text:p>0</text:p>
          </table:table-cell>
          <table:table-cell table:style-name="ce142" table:formula="oooc:=([.G40]/[.$B$30])+[.H39]" office:value-type="percentage" office:value="1">
            <text:p>100%</text:p>
          </table:table-cell>
          <table:table-cell table:style-name="ce98" office:value-type="string">
            <text:p>-</text:p>
          </table:table-cell>
          <table:table-cell table:style-name="ce99" table:formula="oooc:=[.H40]" office:value-type="float" office:value="1">
            <text:p>1.00</text:p>
          </table:table-cell>
        </table:table-row>
        <table:table-row table:style-name="ro5">
          <table:table-cell table:number-columns-repeated="3"/>
          <table:table-cell table:style-name="ce48"/>
          <table:table-cell table:style-name="ce100" table:formula="oooc:=[.E40]+[.$C$35]" office:value-type="float" office:value="27.600000000000005">
            <text:p>27.6</text:p>
          </table:table-cell>
          <table:table-cell table:style-name="ce147" office:value-type="string">
            <text:p>-</text:p>
          </table:table-cell>
          <table:table-cell table:style-name="ce147" office:value-type="float" office:value="0">
            <text:p>0</text:p>
          </table:table-cell>
          <table:table-cell table:style-name="ce148" table:formula="oooc:=([.G41]/[.$B$30])+[.H40]" office:value-type="percentage" office:value="1">
            <text:p>100%</text:p>
          </table:table-cell>
          <table:table-cell table:style-name="ce101" office:value-type="string">
            <text:p>-</text:p>
          </table:table-cell>
          <table:table-cell table:style-name="ce102" table:formula="oooc:=[.H41]" office:value-type="float" office:value="1">
            <text:p>1.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min-integer-digits="1" number:decimal-places="2"/>
    </number:number-style>
    <number:percentage-style style:name="N178">
      <number:number number:min-integer-digits="1" number:decimal-places="2"/>
      <number:text>%</number:text>
    </number:percentage-style>
    <number:percentage-style style:name="N179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imulacaoA" style:display-name="PageStyle_simulacaoA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imulacaoB" style:display-name="PageStyle_simulacaoB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dados" style:display-name="PageStyle_dado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istribuicaoDeFrequencia" style:display-name="PageStyle_distribuicaoDeFrequencia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